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236in"/>
    </style:style>
    <style:style style:name="co2" style:family="table-column">
      <style:table-column-properties fo:break-before="auto" style:column-width="3.4555in"/>
    </style:style>
    <style:style style:name="co3" style:family="table-column">
      <style:table-column-properties fo:break-before="auto" style:column-width="3.4772in"/>
    </style:style>
    <style:style style:name="co6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3.5307in"/>
    </style:style>
    <style:style style:name="co7" style:family="table-column">
      <style:table-column-properties fo:break-before="auto" style:column-width="3.5626in"/>
    </style:style>
    <style:style style:name="co8" style:family="table-column">
      <style:table-column-properties fo:break-before="auto" style:column-width="3.552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Headers Result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117 Circuits</text:p>
          </table:table-cell>
          <table:table-cell office:value-type="string" calcext:value-type="string">
            <text:p>1 Website</text:p>
          </table:table-cell>
          <table:table-cell office:value-type="string" calcext:value-type="string">
            <text:p>10 Tries Each</text:p>
          </table:table-cell>
          <table:table-cell office:value-type="string" calcext:value-type="string" table:number-columns-spanned="2" table:number-rows-spanned="1">
            <text:p>High Bandwidth Relay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CECC5C30ACC4B3DE462792323967087CC53D947</text:p>
          </table:table-cell>
          <table:table-cell office:value-type="string" calcext:value-type="string">
            <text:p>4A1B44330C6AE63BAE63C441D164CC17D68EFD53</text:p>
          </table:table-cell>
          <table:table-cell office:value-type="string" calcext:value-type="string">
            <text:p>BC630CBBB518BE7E9F4E09712AB0269E9DC7D626</text:p>
          </table:table-cell>
          <table:table-cell office:value-type="float" office:value="1.74813249111" calcext:value-type="float">
            <text:p>1.7481324911</text:p>
          </table:table-cell>
          <table:table-cell/>
          <table:table-cell office:value-type="string" calcext:value-type="string">
            <text:p>5CECC5C30ACC4B3DE462792323967087CC53D947</text:p>
          </table:table-cell>
          <table:table-cell office:value-type="string" calcext:value-type="string">
            <text:p>4A1B44330C6AE63BAE63C441D164CC17D68EFD53</text:p>
          </table:table-cell>
          <table:table-cell office:value-type="string" calcext:value-type="string">
            <text:p>BC630CBBB518BE7E9F4E09712AB0269E9DC7D626</text:p>
          </table:table-cell>
          <table:table-cell office:value-type="float" office:value="35.5" calcext:value-type="float">
            <text:p>35.5</text:p>
          </table:table-cell>
          <table:table-cell table:formula="of:=1/[.I3]" office:value-type="float" office:value="0.028169014084507" calcext:value-type="float">
            <text:p>0.02816901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C33B130F7F1FB76435B09404C5999268827731</text:p>
          </table:table-cell>
          <table:table-cell office:value-type="string" calcext:value-type="string">
            <text:p>51BD833B86D556EE968CDFFFD79592BE56761238</text:p>
          </table:table-cell>
          <table:table-cell office:value-type="string" calcext:value-type="string">
            <text:p>B486925DC901969CCE2B371E93740CF98C30539D</text:p>
          </table:table-cell>
          <table:table-cell office:value-type="float" office:value="1.87236366272" calcext:value-type="float">
            <text:p>1.8723636627</text:p>
          </table:table-cell>
          <table:table-cell/>
          <table:table-cell office:value-type="string" calcext:value-type="string">
            <text:p>21C33B130F7F1FB76435B09404C5999268827731</text:p>
          </table:table-cell>
          <table:table-cell office:value-type="string" calcext:value-type="string">
            <text:p>51BD833B86D556EE968CDFFFD79592BE56761238</text:p>
          </table:table-cell>
          <table:table-cell office:value-type="string" calcext:value-type="string">
            <text:p>B486925DC901969CCE2B371E93740CF98C30539D</text:p>
          </table:table-cell>
          <table:table-cell office:value-type="float" office:value="47.7" calcext:value-type="float">
            <text:p>47.7</text:p>
          </table:table-cell>
          <table:table-cell table:formula="of:=1/[.I4]" office:value-type="float" office:value="0.0209643605870021" calcext:value-type="float">
            <text:p>0.02096436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1DA852C95141F8964B359F774B35502E489869</text:p>
          </table:table-cell>
          <table:table-cell office:value-type="string" calcext:value-type="string">
            <text:p>5510FC1736B16D46D3F2DDA5011995C478D42594</text:p>
          </table:table-cell>
          <table:table-cell office:value-type="string" calcext:value-type="string">
            <text:p>06E123865C590189B3181114F23F0F13A7BC0E69</text:p>
          </table:table-cell>
          <table:table-cell office:value-type="float" office:value="1.61910581589" calcext:value-type="float">
            <text:p>1.6191058159</text:p>
          </table:table-cell>
          <table:table-cell/>
          <table:table-cell office:value-type="string" calcext:value-type="string">
            <text:p>921DA852C95141F8964B359F774B35502E489869</text:p>
          </table:table-cell>
          <table:table-cell office:value-type="string" calcext:value-type="string">
            <text:p>5510FC1736B16D46D3F2DDA5011995C478D42594</text:p>
          </table:table-cell>
          <table:table-cell office:value-type="string" calcext:value-type="string">
            <text:p>06E123865C590189B3181114F23F0F13A7BC0E69</text:p>
          </table:table-cell>
          <table:table-cell office:value-type="float" office:value="63" calcext:value-type="float">
            <text:p>63</text:p>
          </table:table-cell>
          <table:table-cell table:formula="of:=1/[.I5]" office:value-type="float" office:value="0.0158730158730159" calcext:value-type="float">
            <text:p>0.01587301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665C959571041972EA8C0DD77559EF5579BA112</text:p>
          </table:table-cell>
          <table:table-cell office:value-type="string" calcext:value-type="string">
            <text:p>52F7C67BB331A2E7C446AFAE4AD300C67C64FBB8</text:p>
          </table:table-cell>
          <table:table-cell office:value-type="string" calcext:value-type="string">
            <text:p>E1E922A20AF608728824A620BADC6EFC8CB8C2B8</text:p>
          </table:table-cell>
          <table:table-cell office:value-type="float" office:value="1.50531280041" calcext:value-type="float">
            <text:p>1.5053128004</text:p>
          </table:table-cell>
          <table:table-cell/>
          <table:table-cell office:value-type="string" calcext:value-type="string">
            <text:p>D665C959571041972EA8C0DD77559EF5579BA112</text:p>
          </table:table-cell>
          <table:table-cell office:value-type="string" calcext:value-type="string">
            <text:p>52F7C67BB331A2E7C446AFAE4AD300C67C64FBB8</text:p>
          </table:table-cell>
          <table:table-cell office:value-type="string" calcext:value-type="string">
            <text:p>E1E922A20AF608728824A620BADC6EFC8CB8C2B8</text:p>
          </table:table-cell>
          <table:table-cell office:value-type="float" office:value="75.5" calcext:value-type="float">
            <text:p>75.5</text:p>
          </table:table-cell>
          <table:table-cell table:formula="of:=1/[.I6]" office:value-type="float" office:value="0.0132450331125828" calcext:value-type="float">
            <text:p>0.01324503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E7AD01BB96F6FE3AB8C3B15BD2470B150354DF</text:p>
          </table:table-cell>
          <table:table-cell office:value-type="string" calcext:value-type="string">
            <text:p>2BFB26EA73EB5FFEB95A5F9FA33254B133AD3D5A</text:p>
          </table:table-cell>
          <table:table-cell office:value-type="string" calcext:value-type="string">
            <text:p>8853B3FBB050D927BD4A7BC8624550E753652D7C</text:p>
          </table:table-cell>
          <table:table-cell office:value-type="float" office:value="1.87679619789" calcext:value-type="float">
            <text:p>1.8767961979</text:p>
          </table:table-cell>
          <table:table-cell/>
          <table:table-cell office:value-type="string" calcext:value-type="string">
            <text:p>49E7AD01BB96F6FE3AB8C3B15BD2470B150354DF</text:p>
          </table:table-cell>
          <table:table-cell office:value-type="string" calcext:value-type="string">
            <text:p>2BFB26EA73EB5FFEB95A5F9FA33254B133AD3D5A</text:p>
          </table:table-cell>
          <table:table-cell office:value-type="string" calcext:value-type="string">
            <text:p>8853B3FBB050D927BD4A7BC8624550E753652D7C</text:p>
          </table:table-cell>
          <table:table-cell office:value-type="float" office:value="66.4" calcext:value-type="float">
            <text:p>66.4</text:p>
          </table:table-cell>
          <table:table-cell table:formula="of:=1/[.I7]" office:value-type="float" office:value="0.0150602409638554" calcext:value-type="float">
            <text:p>0.015060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7E00F4E7C469B0AB9C6D4E0CEA2DF21F5EF140</text:p>
          </table:table-cell>
          <table:table-cell office:value-type="string" calcext:value-type="string">
            <text:p>6530C1F5E453CC08EBB1A1D4B5836C921060473B</text:p>
          </table:table-cell>
          <table:table-cell office:value-type="string" calcext:value-type="string">
            <text:p>01A9258A46E97FF8B2CAC7910577862C14F2C524</text:p>
          </table:table-cell>
          <table:table-cell office:value-type="float" office:value="1.99145362377" calcext:value-type="float">
            <text:p>1.9914536238</text:p>
          </table:table-cell>
          <table:table-cell/>
          <table:table-cell office:value-type="string" calcext:value-type="string">
            <text:p>317E00F4E7C469B0AB9C6D4E0CEA2DF21F5EF140</text:p>
          </table:table-cell>
          <table:table-cell office:value-type="string" calcext:value-type="string">
            <text:p>6530C1F5E453CC08EBB1A1D4B5836C921060473B</text:p>
          </table:table-cell>
          <table:table-cell office:value-type="string" calcext:value-type="string">
            <text:p>01A9258A46E97FF8B2CAC7910577862C14F2C524</text:p>
          </table:table-cell>
          <table:table-cell office:value-type="float" office:value="35.9" calcext:value-type="float">
            <text:p>35.9</text:p>
          </table:table-cell>
          <table:table-cell table:formula="of:=1/[.I8]" office:value-type="float" office:value="0.0278551532033426" calcext:value-type="float">
            <text:p>0.02785515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2CD489177F202570A7021328A17A91BF823889</text:p>
          </table:table-cell>
          <table:table-cell office:value-type="string" calcext:value-type="string">
            <text:p>030F202056BA760F66047AC51B187DC1739D704C</text:p>
          </table:table-cell>
          <table:table-cell office:value-type="string" calcext:value-type="string">
            <text:p>FAC847BFE76E4D80CD696D7B61B5185CDCB40D8D</text:p>
          </table:table-cell>
          <table:table-cell office:value-type="float" office:value="2.35991539955" calcext:value-type="float">
            <text:p>2.3599153996</text:p>
          </table:table-cell>
          <table:table-cell/>
          <table:table-cell office:value-type="string" calcext:value-type="string">
            <text:p>332CD489177F202570A7021328A17A91BF823889</text:p>
          </table:table-cell>
          <table:table-cell office:value-type="string" calcext:value-type="string">
            <text:p>030F202056BA760F66047AC51B187DC1739D704C</text:p>
          </table:table-cell>
          <table:table-cell office:value-type="string" calcext:value-type="string">
            <text:p>FAC847BFE76E4D80CD696D7B61B5185CDCB40D8D</text:p>
          </table:table-cell>
          <table:table-cell office:value-type="float" office:value="46.4" calcext:value-type="float">
            <text:p>46.4</text:p>
          </table:table-cell>
          <table:table-cell table:formula="of:=1/[.I9]" office:value-type="float" office:value="0.021551724137931" calcext:value-type="float">
            <text:p>0.0215517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C3A6134E4B5B7D1C18AD4E86EE23FAC63866554</text:p>
          </table:table-cell>
          <table:table-cell office:value-type="string" calcext:value-type="string">
            <text:p>375B133770C7DB13151E8623C9724DE61424B4B0</text:p>
          </table:table-cell>
          <table:table-cell office:value-type="string" calcext:value-type="string">
            <text:p>A0F06C2FADF88D3A39AA3072B406F09D7095AC9E</text:p>
          </table:table-cell>
          <table:table-cell office:value-type="float" office:value="1.69353551865" calcext:value-type="float">
            <text:p>1.6935355187</text:p>
          </table:table-cell>
          <table:table-cell/>
          <table:table-cell office:value-type="string" calcext:value-type="string">
            <text:p>3C3A6134E4B5B7D1C18AD4E86EE23FAC63866554</text:p>
          </table:table-cell>
          <table:table-cell office:value-type="string" calcext:value-type="string">
            <text:p>375B133770C7DB13151E8623C9724DE61424B4B0</text:p>
          </table:table-cell>
          <table:table-cell office:value-type="string" calcext:value-type="string">
            <text:p>A0F06C2FADF88D3A39AA3072B406F09D7095AC9E</text:p>
          </table:table-cell>
          <table:table-cell office:value-type="float" office:value="66.3" calcext:value-type="float">
            <text:p>66.3</text:p>
          </table:table-cell>
          <table:table-cell table:formula="of:=1/[.I10]" office:value-type="float" office:value="0.0150829562594268" calcext:value-type="float">
            <text:p>0.01508295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DBAED235E3957DE1ABD25B4206BE71406FB61F8</text:p>
          </table:table-cell>
          <table:table-cell office:value-type="string" calcext:value-type="string">
            <text:p>4A0E54E69343B7CF6138C118843CE860E8511F78</text:p>
          </table:table-cell>
          <table:table-cell office:value-type="string" calcext:value-type="string">
            <text:p>973607526BE9C8FDA03EBBAF527D67AE6FFD65DD</text:p>
          </table:table-cell>
          <table:table-cell office:value-type="float" office:value="2.38518431187" calcext:value-type="float">
            <text:p>2.3851843119</text:p>
          </table:table-cell>
          <table:table-cell/>
          <table:table-cell office:value-type="string" calcext:value-type="string">
            <text:p>1DBAED235E3957DE1ABD25B4206BE71406FB61F8</text:p>
          </table:table-cell>
          <table:table-cell office:value-type="string" calcext:value-type="string">
            <text:p>4A0E54E69343B7CF6138C118843CE860E8511F78</text:p>
          </table:table-cell>
          <table:table-cell office:value-type="string" calcext:value-type="string">
            <text:p>973607526BE9C8FDA03EBBAF527D67AE6FFD65DD</text:p>
          </table:table-cell>
          <table:table-cell office:value-type="float" office:value="47.5" calcext:value-type="float">
            <text:p>47.5</text:p>
          </table:table-cell>
          <table:table-cell table:formula="of:=1/[.I11]" office:value-type="float" office:value="0.0210526315789474" calcext:value-type="float">
            <text:p>0.02105263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7EC0C02D7D9F1E31B0C251A6B058880778A0CD1</text:p>
          </table:table-cell>
          <table:table-cell office:value-type="string" calcext:value-type="string">
            <text:p>EDC45DE52F5D938D42373BF2E0013D0C385F36E3</text:p>
          </table:table-cell>
          <table:table-cell office:value-type="string" calcext:value-type="string">
            <text:p>4EBEA80008FC281B2594A34C2F00727A673F33C5</text:p>
          </table:table-cell>
          <table:table-cell office:value-type="float" office:value="1.97639796734" calcext:value-type="float">
            <text:p>1.9763979673</text:p>
          </table:table-cell>
          <table:table-cell/>
          <table:table-cell office:value-type="string" calcext:value-type="string">
            <text:p>B7EC0C02D7D9F1E31B0C251A6B058880778A0CD1</text:p>
          </table:table-cell>
          <table:table-cell office:value-type="string" calcext:value-type="string">
            <text:p>EDC45DE52F5D938D42373BF2E0013D0C385F36E3</text:p>
          </table:table-cell>
          <table:table-cell office:value-type="string" calcext:value-type="string">
            <text:p>4EBEA80008FC281B2594A34C2F00727A673F33C5</text:p>
          </table:table-cell>
          <table:table-cell office:value-type="float" office:value="57.7" calcext:value-type="float">
            <text:p>57.7</text:p>
          </table:table-cell>
          <table:table-cell table:formula="of:=1/[.I12]" office:value-type="float" office:value="0.0173310225303293" calcext:value-type="float">
            <text:p>0.01733102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E117D76FF1CC736BDC4AE406D443BB975DBBD8</text:p>
          </table:table-cell>
          <table:table-cell office:value-type="string" calcext:value-type="string">
            <text:p>716F11627AED3237A84883FC25B928C356532E6E</text:p>
          </table:table-cell>
          <table:table-cell office:value-type="string" calcext:value-type="string">
            <text:p>9E0B9F902F83E96C352E3B9ECEA4B60B1301A7A1</text:p>
          </table:table-cell>
          <table:table-cell office:value-type="float" office:value="1.79515235424" calcext:value-type="float">
            <text:p>1.7951523542</text:p>
          </table:table-cell>
          <table:table-cell/>
          <table:table-cell office:value-type="string" calcext:value-type="string">
            <text:p>FAE117D76FF1CC736BDC4AE406D443BB975DBBD8</text:p>
          </table:table-cell>
          <table:table-cell office:value-type="string" calcext:value-type="string">
            <text:p>716F11627AED3237A84883FC25B928C356532E6E</text:p>
          </table:table-cell>
          <table:table-cell office:value-type="string" calcext:value-type="string">
            <text:p>9E0B9F902F83E96C352E3B9ECEA4B60B1301A7A1</text:p>
          </table:table-cell>
          <table:table-cell office:value-type="float" office:value="57.9" calcext:value-type="float">
            <text:p>57.9</text:p>
          </table:table-cell>
          <table:table-cell table:formula="of:=1/[.I13]" office:value-type="float" office:value="0.0172711571675302" calcext:value-type="float">
            <text:p>0.01727115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65930932CAD4845BDE5E4B269066A7A385847B</text:p>
          </table:table-cell>
          <table:table-cell office:value-type="string" calcext:value-type="string">
            <text:p>469E38D5A35B29D593CBFCE19C3706BEDB30B7C9</text:p>
          </table:table-cell>
          <table:table-cell office:value-type="string" calcext:value-type="string">
            <text:p>65F9944338C684109EB975D0EC7489B30E191E87</text:p>
          </table:table-cell>
          <table:table-cell office:value-type="float" office:value="2.00404908657" calcext:value-type="float">
            <text:p>2.0040490866</text:p>
          </table:table-cell>
          <table:table-cell/>
          <table:table-cell office:value-type="string" calcext:value-type="string">
            <text:p>D165930932CAD4845BDE5E4B269066A7A385847B</text:p>
          </table:table-cell>
          <table:table-cell office:value-type="string" calcext:value-type="string">
            <text:p>469E38D5A35B29D593CBFCE19C3706BEDB30B7C9</text:p>
          </table:table-cell>
          <table:table-cell office:value-type="string" calcext:value-type="string">
            <text:p>65F9944338C684109EB975D0EC7489B30E191E87</text:p>
          </table:table-cell>
          <table:table-cell office:value-type="float" office:value="64.9" calcext:value-type="float">
            <text:p>64.9</text:p>
          </table:table-cell>
          <table:table-cell table:formula="of:=1/[.I14]" office:value-type="float" office:value="0.0154083204930663" calcext:value-type="float">
            <text:p>0.01540832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70CFA35AD28A73959110549131850B2A26B6BF5</text:p>
          </table:table-cell>
          <table:table-cell office:value-type="string" calcext:value-type="string">
            <text:p>6FDF8489B7AEEA28F54198A3AD5E9C33DCBC3433</text:p>
          </table:table-cell>
          <table:table-cell office:value-type="string" calcext:value-type="string">
            <text:p>A0F39D32028CEC7F35419E9570401DE15B1B4564</text:p>
          </table:table-cell>
          <table:table-cell office:value-type="float" office:value="1.75856752396" calcext:value-type="float">
            <text:p>1.758567524</text:p>
          </table:table-cell>
          <table:table-cell/>
          <table:table-cell office:value-type="string" calcext:value-type="string">
            <text:p>B70CFA35AD28A73959110549131850B2A26B6BF5</text:p>
          </table:table-cell>
          <table:table-cell office:value-type="string" calcext:value-type="string">
            <text:p>6FDF8489B7AEEA28F54198A3AD5E9C33DCBC3433</text:p>
          </table:table-cell>
          <table:table-cell office:value-type="string" calcext:value-type="string">
            <text:p>A0F39D32028CEC7F35419E9570401DE15B1B4564</text:p>
          </table:table-cell>
          <table:table-cell office:value-type="float" office:value="57.5" calcext:value-type="float">
            <text:p>57.5</text:p>
          </table:table-cell>
          <table:table-cell table:formula="of:=1/[.I15]" office:value-type="float" office:value="0.0173913043478261" calcext:value-type="float">
            <text:p>0.01739130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586E25BE067FD1F739998550EDDCB1A14CA5B2</text:p>
          </table:table-cell>
          <table:table-cell office:value-type="string" calcext:value-type="string">
            <text:p>F0BCA23872B699283AA039899263DF0147E9B48A</text:p>
          </table:table-cell>
          <table:table-cell office:value-type="string" calcext:value-type="string">
            <text:p>FCB6695F8F2DC240E974510A4B3A0F2B12AB5B64</text:p>
          </table:table-cell>
          <table:table-cell office:value-type="float" office:value="2.04975821972" calcext:value-type="float">
            <text:p>2.0497582197</text:p>
          </table:table-cell>
          <table:table-cell/>
          <table:table-cell office:value-type="string" calcext:value-type="string">
            <text:p>50586E25BE067FD1F739998550EDDCB1A14CA5B2</text:p>
          </table:table-cell>
          <table:table-cell office:value-type="string" calcext:value-type="string">
            <text:p>F0BCA23872B699283AA039899263DF0147E9B48A</text:p>
          </table:table-cell>
          <table:table-cell office:value-type="string" calcext:value-type="string">
            <text:p>FCB6695F8F2DC240E974510A4B3A0F2B12AB5B64</text:p>
          </table:table-cell>
          <table:table-cell office:value-type="float" office:value="54.4" calcext:value-type="float">
            <text:p>54.4</text:p>
          </table:table-cell>
          <table:table-cell table:formula="of:=1/[.I16]" office:value-type="float" office:value="0.0183823529411765" calcext:value-type="float">
            <text:p>0.01838235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CC1415B5A6C4E0DC4DA1DFA6F44EED0C304B127</text:p>
          </table:table-cell>
          <table:table-cell office:value-type="string" calcext:value-type="string">
            <text:p>7BC766D4F2E67E75A632E39905766C895AF41126</text:p>
          </table:table-cell>
          <table:table-cell office:value-type="string" calcext:value-type="string">
            <text:p>C79552275DFCD486B942510EF663ED36ACA1A84B</text:p>
          </table:table-cell>
          <table:table-cell office:value-type="float" office:value="2.54986948967" calcext:value-type="float">
            <text:p>2.5498694897</text:p>
          </table:table-cell>
          <table:table-cell/>
          <table:table-cell office:value-type="string" calcext:value-type="string">
            <text:p>FCC1415B5A6C4E0DC4DA1DFA6F44EED0C304B127</text:p>
          </table:table-cell>
          <table:table-cell office:value-type="string" calcext:value-type="string">
            <text:p>7BC766D4F2E67E75A632E39905766C895AF41126</text:p>
          </table:table-cell>
          <table:table-cell office:value-type="string" calcext:value-type="string">
            <text:p>C79552275DFCD486B942510EF663ED36ACA1A84B</text:p>
          </table:table-cell>
          <table:table-cell office:value-type="float" office:value="39.7" calcext:value-type="float">
            <text:p>39.7</text:p>
          </table:table-cell>
          <table:table-cell table:formula="of:=1/[.I17]" office:value-type="float" office:value="0.0251889168765743" calcext:value-type="float">
            <text:p>0.0251889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0E2EA65455FBF0FAAB4159FAC4412BDCB24295</text:p>
          </table:table-cell>
          <table:table-cell office:value-type="string" calcext:value-type="string">
            <text:p>172DC95F3245A3304F982DD1C44BFB7813CE2787</text:p>
          </table:table-cell>
          <table:table-cell office:value-type="string" calcext:value-type="string">
            <text:p>3E1762CC4552568B5CA361100C59D7786D25965C</text:p>
          </table:table-cell>
          <table:table-cell office:value-type="float" office:value="3.29098289013" calcext:value-type="float">
            <text:p>3.2909828901</text:p>
          </table:table-cell>
          <table:table-cell/>
          <table:table-cell office:value-type="string" calcext:value-type="string">
            <text:p>890E2EA65455FBF0FAAB4159FAC4412BDCB24295</text:p>
          </table:table-cell>
          <table:table-cell office:value-type="string" calcext:value-type="string">
            <text:p>172DC95F3245A3304F982DD1C44BFB7813CE2787</text:p>
          </table:table-cell>
          <table:table-cell office:value-type="string" calcext:value-type="string">
            <text:p>3E1762CC4552568B5CA361100C59D7786D25965C</text:p>
          </table:table-cell>
          <table:table-cell office:value-type="float" office:value="32.3" calcext:value-type="float">
            <text:p>32.3</text:p>
          </table:table-cell>
          <table:table-cell table:formula="of:=1/[.I18]" office:value-type="float" office:value="0.0309597523219814" calcext:value-type="float">
            <text:p>0.0309597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4F883DB3D478C7AE569C9F6CB766FD58650DC6A</text:p>
          </table:table-cell>
          <table:table-cell office:value-type="string" calcext:value-type="string">
            <text:p>EF6591754F9079DD122EFC2C4B52917F625A8E5B</text:p>
          </table:table-cell>
          <table:table-cell office:value-type="string" calcext:value-type="string">
            <text:p>662D59F79DFAEB04914915A46DF9BDDBAB4415C4</text:p>
          </table:table-cell>
          <table:table-cell office:value-type="float" office:value="1.70867660046" calcext:value-type="float">
            <text:p>1.7086766005</text:p>
          </table:table-cell>
          <table:table-cell/>
          <table:table-cell office:value-type="string" calcext:value-type="string">
            <text:p>B4F883DB3D478C7AE569C9F6CB766FD58650DC6A</text:p>
          </table:table-cell>
          <table:table-cell office:value-type="string" calcext:value-type="string">
            <text:p>EF6591754F9079DD122EFC2C4B52917F625A8E5B</text:p>
          </table:table-cell>
          <table:table-cell office:value-type="string" calcext:value-type="string">
            <text:p>662D59F79DFAEB04914915A46DF9BDDBAB4415C4</text:p>
          </table:table-cell>
          <table:table-cell office:value-type="float" office:value="61" calcext:value-type="float">
            <text:p>61</text:p>
          </table:table-cell>
          <table:table-cell table:formula="of:=1/[.I19]" office:value-type="float" office:value="0.0163934426229508" calcext:value-type="float">
            <text:p>0.01639344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486131E3681A93137C9508D2CD0E5E60147267</text:p>
          </table:table-cell>
          <table:table-cell office:value-type="string" calcext:value-type="string">
            <text:p>250BECB230B4591D2C8CED337841B1C54275EB01</text:p>
          </table:table-cell>
          <table:table-cell office:value-type="string" calcext:value-type="string">
            <text:p>01A0FC0A1A118E1D7B178E239654080D5CFE63F8</text:p>
          </table:table-cell>
          <table:table-cell office:value-type="float" office:value="2.34668936729" calcext:value-type="float">
            <text:p>2.3466893673</text:p>
          </table:table-cell>
          <table:table-cell/>
          <table:table-cell office:value-type="string" calcext:value-type="string">
            <text:p>C5486131E3681A93137C9508D2CD0E5E60147267</text:p>
          </table:table-cell>
          <table:table-cell office:value-type="string" calcext:value-type="string">
            <text:p>250BECB230B4591D2C8CED337841B1C54275EB01</text:p>
          </table:table-cell>
          <table:table-cell office:value-type="string" calcext:value-type="string">
            <text:p>01A0FC0A1A118E1D7B178E239654080D5CFE63F8</text:p>
          </table:table-cell>
          <table:table-cell office:value-type="float" office:value="43.5" calcext:value-type="float">
            <text:p>43.5</text:p>
          </table:table-cell>
          <table:table-cell table:formula="of:=1/[.I20]" office:value-type="float" office:value="0.0229885057471264" calcext:value-type="float">
            <text:p>0.02298850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0F9B111AA2991BB1ECE9A9DF4AC05FA47AE106</text:p>
          </table:table-cell>
          <table:table-cell office:value-type="string" calcext:value-type="string">
            <text:p>D33D98BA997A883CA0973BEF5BA85B422E997881</text:p>
          </table:table-cell>
          <table:table-cell office:value-type="string" calcext:value-type="string">
            <text:p>9EC5E097663862DF861A18C32B37C5F82284B27D</text:p>
          </table:table-cell>
          <table:table-cell office:value-type="float" office:value="2.53505878448" calcext:value-type="float">
            <text:p>2.5350587845</text:p>
          </table:table-cell>
          <table:table-cell/>
          <table:table-cell office:value-type="string" calcext:value-type="string">
            <text:p>590F9B111AA2991BB1ECE9A9DF4AC05FA47AE106</text:p>
          </table:table-cell>
          <table:table-cell office:value-type="string" calcext:value-type="string">
            <text:p>D33D98BA997A883CA0973BEF5BA85B422E997881</text:p>
          </table:table-cell>
          <table:table-cell office:value-type="string" calcext:value-type="string">
            <text:p>9EC5E097663862DF861A18C32B37C5F82284B27D</text:p>
          </table:table-cell>
          <table:table-cell office:value-type="float" office:value="39.3" calcext:value-type="float">
            <text:p>39.3</text:p>
          </table:table-cell>
          <table:table-cell table:formula="of:=1/[.I21]" office:value-type="float" office:value="0.0254452926208651" calcext:value-type="float">
            <text:p>0.0254452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ED63F711D60CF2940DBE028E63467C4AADD7D80</text:p>
          </table:table-cell>
          <table:table-cell office:value-type="string" calcext:value-type="string">
            <text:p>D68167710E1560BEDB1E73A5848CFC3CA93770AE</text:p>
          </table:table-cell>
          <table:table-cell office:value-type="string" calcext:value-type="string">
            <text:p>C585C035FD2A5A65C031F242D1D112629097AE7E</text:p>
          </table:table-cell>
          <table:table-cell office:value-type="float" office:value="2.36873886585" calcext:value-type="float">
            <text:p>2.3687388659</text:p>
          </table:table-cell>
          <table:table-cell/>
          <table:table-cell office:value-type="string" calcext:value-type="string">
            <text:p>7ED63F711D60CF2940DBE028E63467C4AADD7D80</text:p>
          </table:table-cell>
          <table:table-cell office:value-type="string" calcext:value-type="string">
            <text:p>D68167710E1560BEDB1E73A5848CFC3CA93770AE</text:p>
          </table:table-cell>
          <table:table-cell office:value-type="string" calcext:value-type="string">
            <text:p>C585C035FD2A5A65C031F242D1D112629097AE7E</text:p>
          </table:table-cell>
          <table:table-cell office:value-type="float" office:value="50.4" calcext:value-type="float">
            <text:p>50.4</text:p>
          </table:table-cell>
          <table:table-cell table:formula="of:=1/[.I22]" office:value-type="float" office:value="0.0198412698412698" calcext:value-type="float">
            <text:p>0.01984126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A5367739BFB404B347D9981DC2687A2B381E5BF</text:p>
          </table:table-cell>
          <table:table-cell office:value-type="string" calcext:value-type="string">
            <text:p>AD29F2D87DA141CCB4233F823DD189FD32B8BA14</text:p>
          </table:table-cell>
          <table:table-cell office:value-type="string" calcext:value-type="string">
            <text:p>B01B7973207B1FD2F71D51D1B51B89EE77035CF4</text:p>
          </table:table-cell>
          <table:table-cell office:value-type="float" office:value="2.43680870533" calcext:value-type="float">
            <text:p>2.4368087053</text:p>
          </table:table-cell>
          <table:table-cell/>
          <table:table-cell office:value-type="string" calcext:value-type="string">
            <text:p>7A5367739BFB404B347D9981DC2687A2B381E5BF</text:p>
          </table:table-cell>
          <table:table-cell office:value-type="string" calcext:value-type="string">
            <text:p>AD29F2D87DA141CCB4233F823DD189FD32B8BA14</text:p>
          </table:table-cell>
          <table:table-cell office:value-type="string" calcext:value-type="string">
            <text:p>B01B7973207B1FD2F71D51D1B51B89EE77035CF4</text:p>
          </table:table-cell>
          <table:table-cell office:value-type="float" office:value="41.7" calcext:value-type="float">
            <text:p>41.7</text:p>
          </table:table-cell>
          <table:table-cell table:formula="of:=1/[.I23]" office:value-type="float" office:value="0.0239808153477218" calcext:value-type="float">
            <text:p>0.02398081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615DEF97F387631F50201FAFA6E7B67FDF3FEF</text:p>
          </table:table-cell>
          <table:table-cell office:value-type="string" calcext:value-type="string">
            <text:p>18FC711ED40BB5E75F9AF35BBCBFCEFDCAB7436B</text:p>
          </table:table-cell>
          <table:table-cell office:value-type="string" calcext:value-type="string">
            <text:p>29A663712E0AD2C435509D35EE8734CFB3E1649D</text:p>
          </table:table-cell>
          <table:table-cell office:value-type="float" office:value="1.52431087494" calcext:value-type="float">
            <text:p>1.5243108749</text:p>
          </table:table-cell>
          <table:table-cell/>
          <table:table-cell office:value-type="string" calcext:value-type="string">
            <text:p>3D615DEF97F387631F50201FAFA6E7B67FDF3FEF</text:p>
          </table:table-cell>
          <table:table-cell office:value-type="string" calcext:value-type="string">
            <text:p>18FC711ED40BB5E75F9AF35BBCBFCEFDCAB7436B</text:p>
          </table:table-cell>
          <table:table-cell office:value-type="string" calcext:value-type="string">
            <text:p>29A663712E0AD2C435509D35EE8734CFB3E1649D</text:p>
          </table:table-cell>
          <table:table-cell office:value-type="float" office:value="79.3" calcext:value-type="float">
            <text:p>79.3</text:p>
          </table:table-cell>
          <table:table-cell table:formula="of:=1/[.I24]" office:value-type="float" office:value="0.0126103404791929" calcext:value-type="float">
            <text:p>0.01261034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15B0A1A9054FE3570CA329878D4212D1D85D151</text:p>
          </table:table-cell>
          <table:table-cell office:value-type="string" calcext:value-type="string">
            <text:p>BD552C165E2ED2887D3F1CCE9CFF155DDA2D86E6</text:p>
          </table:table-cell>
          <table:table-cell office:value-type="string" calcext:value-type="string">
            <text:p>F2FD4BCC0A158C832E608C5DB77ADD76B519FE62</text:p>
          </table:table-cell>
          <table:table-cell office:value-type="float" office:value="1.84140539169" calcext:value-type="float">
            <text:p>1.8414053917</text:p>
          </table:table-cell>
          <table:table-cell/>
          <table:table-cell office:value-type="string" calcext:value-type="string">
            <text:p>415B0A1A9054FE3570CA329878D4212D1D85D151</text:p>
          </table:table-cell>
          <table:table-cell office:value-type="string" calcext:value-type="string">
            <text:p>BD552C165E2ED2887D3F1CCE9CFF155DDA2D86E6</text:p>
          </table:table-cell>
          <table:table-cell office:value-type="string" calcext:value-type="string">
            <text:p>F2FD4BCC0A158C832E608C5DB77ADD76B519FE62</text:p>
          </table:table-cell>
          <table:table-cell office:value-type="float" office:value="51.1" calcext:value-type="float">
            <text:p>51.1</text:p>
          </table:table-cell>
          <table:table-cell table:formula="of:=1/[.I25]" office:value-type="float" office:value="0.0195694716242661" calcext:value-type="float">
            <text:p>0.0195694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861CF8522FC637EF046F7688F5289E49D94576</text:p>
          </table:table-cell>
          <table:table-cell office:value-type="string" calcext:value-type="string">
            <text:p>6A914C2649EA67210319A3D9EF40BDBDC7A0CAF3</text:p>
          </table:table-cell>
          <table:table-cell office:value-type="string" calcext:value-type="string">
            <text:p>749EF4A434DFD00DAB31E93DE86233FB916D31E3</text:p>
          </table:table-cell>
          <table:table-cell office:value-type="float" office:value="2.27657840252" calcext:value-type="float">
            <text:p>2.2765784025</text:p>
          </table:table-cell>
          <table:table-cell/>
          <table:table-cell office:value-type="string" calcext:value-type="string">
            <text:p>79861CF8522FC637EF046F7688F5289E49D94576</text:p>
          </table:table-cell>
          <table:table-cell office:value-type="string" calcext:value-type="string">
            <text:p>6A914C2649EA67210319A3D9EF40BDBDC7A0CAF3</text:p>
          </table:table-cell>
          <table:table-cell office:value-type="string" calcext:value-type="string">
            <text:p>749EF4A434DFD00DAB31E93DE86233FB916D31E3</text:p>
          </table:table-cell>
          <table:table-cell office:value-type="float" office:value="44.6" calcext:value-type="float">
            <text:p>44.6</text:p>
          </table:table-cell>
          <table:table-cell table:formula="of:=1/[.I26]" office:value-type="float" office:value="0.0224215246636771" calcext:value-type="float">
            <text:p>0.02242152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EBEA80008FC281B2594A34C2F00727A673F33C5</text:p>
          </table:table-cell>
          <table:table-cell office:value-type="string" calcext:value-type="string">
            <text:p>0B08D4F6C7BC43D9577D7F07764231D3D2949C45</text:p>
          </table:table-cell>
          <table:table-cell office:value-type="string" calcext:value-type="string">
            <text:p>42B69143DAC4FBF94F0794193E271FC38B222FC4</text:p>
          </table:table-cell>
          <table:table-cell office:value-type="float" office:value="1.97305948734" calcext:value-type="float">
            <text:p>1.9730594873</text:p>
          </table:table-cell>
          <table:table-cell/>
          <table:table-cell office:value-type="string" calcext:value-type="string">
            <text:p>4EBEA80008FC281B2594A34C2F00727A673F33C5</text:p>
          </table:table-cell>
          <table:table-cell office:value-type="string" calcext:value-type="string">
            <text:p>0B08D4F6C7BC43D9577D7F07764231D3D2949C45</text:p>
          </table:table-cell>
          <table:table-cell office:value-type="string" calcext:value-type="string">
            <text:p>42B69143DAC4FBF94F0794193E271FC38B222FC4</text:p>
          </table:table-cell>
          <table:table-cell office:value-type="float" office:value="49.9" calcext:value-type="float">
            <text:p>49.9</text:p>
          </table:table-cell>
          <table:table-cell table:formula="of:=1/[.I27]" office:value-type="float" office:value="0.0200400801603206" calcext:value-type="float">
            <text:p>0.02004008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EAB5E8034D687A58E439BE9C0FB0015F4F95FBA</text:p>
          </table:table-cell>
          <table:table-cell office:value-type="string" calcext:value-type="string">
            <text:p>4981E8BF3F78232D3E14C9FD112851B3BC1F9FA4</text:p>
          </table:table-cell>
          <table:table-cell office:value-type="string" calcext:value-type="string">
            <text:p>E3DB2E354B883B59E8DC56B3E7A353DDFD457812</text:p>
          </table:table-cell>
          <table:table-cell office:value-type="float" office:value="3.33584551811" calcext:value-type="float">
            <text:p>3.3358455181</text:p>
          </table:table-cell>
          <table:table-cell/>
          <table:table-cell office:value-type="string" calcext:value-type="string">
            <text:p>9EAB5E8034D687A58E439BE9C0FB0015F4F95FBA</text:p>
          </table:table-cell>
          <table:table-cell office:value-type="string" calcext:value-type="string">
            <text:p>4981E8BF3F78232D3E14C9FD112851B3BC1F9FA4</text:p>
          </table:table-cell>
          <table:table-cell office:value-type="string" calcext:value-type="string">
            <text:p>E3DB2E354B883B59E8DC56B3E7A353DDFD457812</text:p>
          </table:table-cell>
          <table:table-cell office:value-type="float" office:value="30.9" calcext:value-type="float">
            <text:p>30.9</text:p>
          </table:table-cell>
          <table:table-cell table:formula="of:=1/[.I28]" office:value-type="float" office:value="0.0323624595469256" calcext:value-type="float">
            <text:p>0.03236245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FC841137C1F4C525D869B908E007D1D35727EF2</text:p>
          </table:table-cell>
          <table:table-cell office:value-type="string" calcext:value-type="string">
            <text:p>D313B081A3EFC5492BE95AFE39F715413DD35586</text:p>
          </table:table-cell>
          <table:table-cell office:value-type="string" calcext:value-type="string">
            <text:p>8BF22BEA5F854F2BB2E09C71260ADF590D355E36</text:p>
          </table:table-cell>
          <table:table-cell office:value-type="float" office:value="1.50940043926" calcext:value-type="float">
            <text:p>1.5094004393</text:p>
          </table:table-cell>
          <table:table-cell/>
          <table:table-cell office:value-type="string" calcext:value-type="string">
            <text:p>1FC841137C1F4C525D869B908E007D1D35727EF2</text:p>
          </table:table-cell>
          <table:table-cell office:value-type="string" calcext:value-type="string">
            <text:p>D313B081A3EFC5492BE95AFE39F715413DD35586</text:p>
          </table:table-cell>
          <table:table-cell office:value-type="string" calcext:value-type="string">
            <text:p>8BF22BEA5F854F2BB2E09C71260ADF590D355E36</text:p>
          </table:table-cell>
          <table:table-cell office:value-type="float" office:value="70.7" calcext:value-type="float">
            <text:p>70.7</text:p>
          </table:table-cell>
          <table:table-cell table:formula="of:=1/[.I29]" office:value-type="float" office:value="0.0141442715700141" calcext:value-type="float">
            <text:p>0.0141442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E0B9F902F83E96C352E3B9ECEA4B60B1301A7A1</text:p>
          </table:table-cell>
          <table:table-cell office:value-type="string" calcext:value-type="string">
            <text:p>0CE3B73DDFF92FF6653A9C7F9003A32BB6C2364D</text:p>
          </table:table-cell>
          <table:table-cell office:value-type="string" calcext:value-type="string">
            <text:p>7066C96CDC6E49352532F1400F556491CC3A1D2D</text:p>
          </table:table-cell>
          <table:table-cell office:value-type="float" office:value="2.8607973814" calcext:value-type="float">
            <text:p>2.8607973814</text:p>
          </table:table-cell>
          <table:table-cell/>
          <table:table-cell office:value-type="string" calcext:value-type="string">
            <text:p>9E0B9F902F83E96C352E3B9ECEA4B60B1301A7A1</text:p>
          </table:table-cell>
          <table:table-cell office:value-type="string" calcext:value-type="string">
            <text:p>0CE3B73DDFF92FF6653A9C7F9003A32BB6C2364D</text:p>
          </table:table-cell>
          <table:table-cell office:value-type="string" calcext:value-type="string">
            <text:p>7066C96CDC6E49352532F1400F556491CC3A1D2D</text:p>
          </table:table-cell>
          <table:table-cell office:value-type="float" office:value="29.8" calcext:value-type="float">
            <text:p>29.8</text:p>
          </table:table-cell>
          <table:table-cell table:formula="of:=1/[.I30]" office:value-type="float" office:value="0.0335570469798658" calcext:value-type="float">
            <text:p>0.0335570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CF8AFA5E4B0BB88942A44A3F3AAE08C3BDFD60B</text:p>
          </table:table-cell>
          <table:table-cell office:value-type="string" calcext:value-type="string">
            <text:p>09195B32B74E36151315B65E8D468F90A0840B14</text:p>
          </table:table-cell>
          <table:table-cell office:value-type="string" calcext:value-type="string">
            <text:p>C7E75D7D968C2355791EC29A420F69AF2737DA58</text:p>
          </table:table-cell>
          <table:table-cell office:value-type="float" office:value="1.79731452465" calcext:value-type="float">
            <text:p>1.7973145247</text:p>
          </table:table-cell>
          <table:table-cell/>
          <table:table-cell office:value-type="string" calcext:value-type="string">
            <text:p>5CF8AFA5E4B0BB88942A44A3F3AAE08C3BDFD60B</text:p>
          </table:table-cell>
          <table:table-cell office:value-type="string" calcext:value-type="string">
            <text:p>09195B32B74E36151315B65E8D468F90A0840B14</text:p>
          </table:table-cell>
          <table:table-cell office:value-type="string" calcext:value-type="string">
            <text:p>C7E75D7D968C2355791EC29A420F69AF2737DA58</text:p>
          </table:table-cell>
          <table:table-cell office:value-type="float" office:value="53.5" calcext:value-type="float">
            <text:p>53.5</text:p>
          </table:table-cell>
          <table:table-cell table:formula="of:=1/[.I31]" office:value-type="float" office:value="0.0186915887850467" calcext:value-type="float">
            <text:p>0.01869158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3698ACD40ADFE9E1B6E372CF373E93F93C0193D</text:p>
          </table:table-cell>
          <table:table-cell office:value-type="string" calcext:value-type="string">
            <text:p>ADC9038EA5888CA3A9F83DDD85B96FEBAC487B4D</text:p>
          </table:table-cell>
          <table:table-cell office:value-type="string" calcext:value-type="string">
            <text:p>4F7CAE3C1DDB23A6BA01CF4F8EBB4257AD40875C</text:p>
          </table:table-cell>
          <table:table-cell office:value-type="float" office:value="2.08262553215" calcext:value-type="float">
            <text:p>2.0826255322</text:p>
          </table:table-cell>
          <table:table-cell/>
          <table:table-cell office:value-type="string" calcext:value-type="string">
            <text:p>23698ACD40ADFE9E1B6E372CF373E93F93C0193D</text:p>
          </table:table-cell>
          <table:table-cell office:value-type="string" calcext:value-type="string">
            <text:p>ADC9038EA5888CA3A9F83DDD85B96FEBAC487B4D</text:p>
          </table:table-cell>
          <table:table-cell office:value-type="string" calcext:value-type="string">
            <text:p>4F7CAE3C1DDB23A6BA01CF4F8EBB4257AD40875C</text:p>
          </table:table-cell>
          <table:table-cell office:value-type="float" office:value="53.5" calcext:value-type="float">
            <text:p>53.5</text:p>
          </table:table-cell>
          <table:table-cell table:formula="of:=1/[.I32]" office:value-type="float" office:value="0.0186915887850467" calcext:value-type="float">
            <text:p>0.01869158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37800DEB5B3FDF68BD3392F2AE3A084254FE5F</text:p>
          </table:table-cell>
          <table:table-cell office:value-type="string" calcext:value-type="string">
            <text:p>69D8E56CEDAAE7F776B32E15BB015E12DD020164</text:p>
          </table:table-cell>
          <table:table-cell office:value-type="string" calcext:value-type="string">
            <text:p>0173A7A8BA9D32043641B69726D32A9ADFE26D16</text:p>
          </table:table-cell>
          <table:table-cell office:value-type="float" office:value="1.91855034828" calcext:value-type="float">
            <text:p>1.9185503483</text:p>
          </table:table-cell>
          <table:table-cell/>
          <table:table-cell office:value-type="string" calcext:value-type="string">
            <text:p>5937800DEB5B3FDF68BD3392F2AE3A084254FE5F</text:p>
          </table:table-cell>
          <table:table-cell office:value-type="string" calcext:value-type="string">
            <text:p>69D8E56CEDAAE7F776B32E15BB015E12DD020164</text:p>
          </table:table-cell>
          <table:table-cell office:value-type="string" calcext:value-type="string">
            <text:p>0173A7A8BA9D32043641B69726D32A9ADFE26D16</text:p>
          </table:table-cell>
          <table:table-cell office:value-type="float" office:value="62.7" calcext:value-type="float">
            <text:p>62.7</text:p>
          </table:table-cell>
          <table:table-cell table:formula="of:=1/[.I33]" office:value-type="float" office:value="0.0159489633173844" calcext:value-type="float">
            <text:p>0.01594896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AFD509A86C53FFD0303BCF7A35A88843FA8FE7</text:p>
          </table:table-cell>
          <table:table-cell office:value-type="string" calcext:value-type="string">
            <text:p>A0C8F9639F57C0275BACA118F1B31BCF243AE669</text:p>
          </table:table-cell>
          <table:table-cell office:value-type="string" calcext:value-type="string">
            <text:p>DF1EE95EB3F1A4017D41F9904CDC49B8348839F1</text:p>
          </table:table-cell>
          <table:table-cell office:value-type="float" office:value="3.93535454273" calcext:value-type="float">
            <text:p>3.9353545427</text:p>
          </table:table-cell>
          <table:table-cell/>
          <table:table-cell office:value-type="string" calcext:value-type="string">
            <text:p>C4AFD509A86C53FFD0303BCF7A35A88843FA8FE7</text:p>
          </table:table-cell>
          <table:table-cell office:value-type="string" calcext:value-type="string">
            <text:p>A0C8F9639F57C0275BACA118F1B31BCF243AE669</text:p>
          </table:table-cell>
          <table:table-cell office:value-type="string" calcext:value-type="string">
            <text:p>DF1EE95EB3F1A4017D41F9904CDC49B8348839F1</text:p>
          </table:table-cell>
          <table:table-cell office:value-type="float" office:value="28.1" calcext:value-type="float">
            <text:p>28.1</text:p>
          </table:table-cell>
          <table:table-cell table:formula="of:=1/[.I34]" office:value-type="float" office:value="0.0355871886120996" calcext:value-type="float">
            <text:p>0.0355871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DE7D511DADF9A9E4D35439BDF8915F89456F928</text:p>
          </table:table-cell>
          <table:table-cell office:value-type="string" calcext:value-type="string">
            <text:p>8C00FA7369A7A308F6A137600F0FA07990D9D451</text:p>
          </table:table-cell>
          <table:table-cell office:value-type="string" calcext:value-type="string">
            <text:p>1DA33B9823B9E169138D2F7B6A9D0626244F0A4E</text:p>
          </table:table-cell>
          <table:table-cell office:value-type="float" office:value="2.24048526287" calcext:value-type="float">
            <text:p>2.2404852629</text:p>
          </table:table-cell>
          <table:table-cell/>
          <table:table-cell office:value-type="string" calcext:value-type="string">
            <text:p>4DE7D511DADF9A9E4D35439BDF8915F89456F928</text:p>
          </table:table-cell>
          <table:table-cell office:value-type="string" calcext:value-type="string">
            <text:p>8C00FA7369A7A308F6A137600F0FA07990D9D451</text:p>
          </table:table-cell>
          <table:table-cell office:value-type="string" calcext:value-type="string">
            <text:p>1DA33B9823B9E169138D2F7B6A9D0626244F0A4E</text:p>
          </table:table-cell>
          <table:table-cell office:value-type="float" office:value="41.5" calcext:value-type="float">
            <text:p>41.5</text:p>
          </table:table-cell>
          <table:table-cell table:formula="of:=1/[.I35]" office:value-type="float" office:value="0.0240963855421687" calcext:value-type="float">
            <text:p>0.024096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64366987CB39F61AD21DBCF8142FA0577B92811</text:p>
          </table:table-cell>
          <table:table-cell office:value-type="string" calcext:value-type="string">
            <text:p>63DB32FBD37D7CBCC6C80E35D6D0423D2B7D3EDE</text:p>
          </table:table-cell>
          <table:table-cell office:value-type="string" calcext:value-type="string">
            <text:p>7D5CCD1D8D798779979DF7E0A3A2BFA55D2C24B3</text:p>
          </table:table-cell>
          <table:table-cell office:value-type="float" office:value="2.56046419144" calcext:value-type="float">
            <text:p>2.5604641914</text:p>
          </table:table-cell>
          <table:table-cell/>
          <table:table-cell office:value-type="string" calcext:value-type="string">
            <text:p>D64366987CB39F61AD21DBCF8142FA0577B92811</text:p>
          </table:table-cell>
          <table:table-cell office:value-type="string" calcext:value-type="string">
            <text:p>63DB32FBD37D7CBCC6C80E35D6D0423D2B7D3EDE</text:p>
          </table:table-cell>
          <table:table-cell office:value-type="string" calcext:value-type="string">
            <text:p>7D5CCD1D8D798779979DF7E0A3A2BFA55D2C24B3</text:p>
          </table:table-cell>
          <table:table-cell office:value-type="float" office:value="43.9" calcext:value-type="float">
            <text:p>43.9</text:p>
          </table:table-cell>
          <table:table-cell table:formula="of:=1/[.I36]" office:value-type="float" office:value="0.0227790432801822" calcext:value-type="float">
            <text:p>0.02277904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35ED62BF3E8708F2DC776A1BCC02F1EE923F55</text:p>
          </table:table-cell>
          <table:table-cell office:value-type="string" calcext:value-type="string">
            <text:p>D3ED911183DF31FDB744A22F94BE6A856AC77D12</text:p>
          </table:table-cell>
          <table:table-cell office:value-type="string" calcext:value-type="string">
            <text:p>8CCE3E38C6325E53F9378C1CA7F50366ED2A9BD7</text:p>
          </table:table-cell>
          <table:table-cell office:value-type="float" office:value="2.6086687088" calcext:value-type="float">
            <text:p>2.6086687088</text:p>
          </table:table-cell>
          <table:table-cell/>
          <table:table-cell office:value-type="string" calcext:value-type="string">
            <text:p>6235ED62BF3E8708F2DC776A1BCC02F1EE923F55</text:p>
          </table:table-cell>
          <table:table-cell office:value-type="string" calcext:value-type="string">
            <text:p>D3ED911183DF31FDB744A22F94BE6A856AC77D12</text:p>
          </table:table-cell>
          <table:table-cell office:value-type="string" calcext:value-type="string">
            <text:p>8CCE3E38C6325E53F9378C1CA7F50366ED2A9BD7</text:p>
          </table:table-cell>
          <table:table-cell office:value-type="float" office:value="38.7" calcext:value-type="float">
            <text:p>38.7</text:p>
          </table:table-cell>
          <table:table-cell table:formula="of:=1/[.I37]" office:value-type="float" office:value="0.0258397932816537" calcext:value-type="float">
            <text:p>0.02583979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0C647CEB6743456C642C945C1E821D0C61DA8F8</text:p>
          </table:table-cell>
          <table:table-cell office:value-type="string" calcext:value-type="string">
            <text:p>4335AEA68EAA380812D2EE8E58FB8E704BB8A6A2</text:p>
          </table:table-cell>
          <table:table-cell office:value-type="string" calcext:value-type="string">
            <text:p>69CBD4C5A2AA490E2AA01986DA551B51E5336437</text:p>
          </table:table-cell>
          <table:table-cell office:value-type="float" office:value="3.13871443272" calcext:value-type="float">
            <text:p>3.1387144327</text:p>
          </table:table-cell>
          <table:table-cell/>
          <table:table-cell office:value-type="string" calcext:value-type="string">
            <text:p>90C647CEB6743456C642C945C1E821D0C61DA8F8</text:p>
          </table:table-cell>
          <table:table-cell office:value-type="string" calcext:value-type="string">
            <text:p>4335AEA68EAA380812D2EE8E58FB8E704BB8A6A2</text:p>
          </table:table-cell>
          <table:table-cell office:value-type="string" calcext:value-type="string">
            <text:p>69CBD4C5A2AA490E2AA01986DA551B51E5336437</text:p>
          </table:table-cell>
          <table:table-cell office:value-type="float" office:value="30.7" calcext:value-type="float">
            <text:p>30.7</text:p>
          </table:table-cell>
          <table:table-cell table:formula="of:=1/[.I38]" office:value-type="float" office:value="0.0325732899022801" calcext:value-type="float">
            <text:p>0.03257328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A6A156A01891A13DFAB19A16D2DBABB84F1869B</text:p>
          </table:table-cell>
          <table:table-cell office:value-type="string" calcext:value-type="string">
            <text:p>93EB375B0B3E8090FE9DBBB02C3F543F3423FA28</text:p>
          </table:table-cell>
          <table:table-cell office:value-type="string" calcext:value-type="string">
            <text:p>81BC28735C58098591052099D5D068F0535AAE14</text:p>
          </table:table-cell>
          <table:table-cell office:value-type="float" office:value="2.11770215034" calcext:value-type="float">
            <text:p>2.1177021503</text:p>
          </table:table-cell>
          <table:table-cell/>
          <table:table-cell office:value-type="string" calcext:value-type="string">
            <text:p>3A6A156A01891A13DFAB19A16D2DBABB84F1869B</text:p>
          </table:table-cell>
          <table:table-cell office:value-type="string" calcext:value-type="string">
            <text:p>93EB375B0B3E8090FE9DBBB02C3F543F3423FA28</text:p>
          </table:table-cell>
          <table:table-cell office:value-type="string" calcext:value-type="string">
            <text:p>81BC28735C58098591052099D5D068F0535AAE14</text:p>
          </table:table-cell>
          <table:table-cell office:value-type="float" office:value="48.2" calcext:value-type="float">
            <text:p>48.2</text:p>
          </table:table-cell>
          <table:table-cell table:formula="of:=1/[.I39]" office:value-type="float" office:value="0.020746887966805" calcext:value-type="float">
            <text:p>0.0207468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F0003EAB0E8712B94B29A84BF8B8F34C95927BC</text:p>
          </table:table-cell>
          <table:table-cell office:value-type="string" calcext:value-type="string">
            <text:p>79390A5032B37640F4285E7990471A8BBBF8F790</text:p>
          </table:table-cell>
          <table:table-cell office:value-type="string" calcext:value-type="string">
            <text:p>09619F41C3799128CAA9A1F7DFDBA7686DCD4B80</text:p>
          </table:table-cell>
          <table:table-cell office:value-type="float" office:value="1.81598944664" calcext:value-type="float">
            <text:p>1.8159894466</text:p>
          </table:table-cell>
          <table:table-cell/>
          <table:table-cell office:value-type="string" calcext:value-type="string">
            <text:p>4F0003EAB0E8712B94B29A84BF8B8F34C95927BC</text:p>
          </table:table-cell>
          <table:table-cell office:value-type="string" calcext:value-type="string">
            <text:p>79390A5032B37640F4285E7990471A8BBBF8F790</text:p>
          </table:table-cell>
          <table:table-cell office:value-type="string" calcext:value-type="string">
            <text:p>09619F41C3799128CAA9A1F7DFDBA7686DCD4B80</text:p>
          </table:table-cell>
          <table:table-cell office:value-type="float" office:value="61.4" calcext:value-type="float">
            <text:p>61.4</text:p>
          </table:table-cell>
          <table:table-cell table:formula="of:=1/[.I40]" office:value-type="float" office:value="0.0162866449511401" calcext:value-type="float">
            <text:p>0.0162866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F8F1F3CE6EC642A161562B1A921FBD912422FF</text:p>
          </table:table-cell>
          <table:table-cell office:value-type="string" calcext:value-type="string">
            <text:p>5DCBD80D00E2720AA32E40317F51681BF52B5A63</text:p>
          </table:table-cell>
          <table:table-cell office:value-type="string" calcext:value-type="string">
            <text:p>2F57987F3942BA0BBD706D623F1FF86A896842C2</text:p>
          </table:table-cell>
          <table:table-cell office:value-type="float" office:value="2.5166613102" calcext:value-type="float">
            <text:p>2.5166613102</text:p>
          </table:table-cell>
          <table:table-cell/>
          <table:table-cell office:value-type="string" calcext:value-type="string">
            <text:p>BCF8F1F3CE6EC642A161562B1A921FBD912422FF</text:p>
          </table:table-cell>
          <table:table-cell office:value-type="string" calcext:value-type="string">
            <text:p>5DCBD80D00E2720AA32E40317F51681BF52B5A63</text:p>
          </table:table-cell>
          <table:table-cell office:value-type="string" calcext:value-type="string">
            <text:p>2F57987F3942BA0BBD706D623F1FF86A896842C2</text:p>
          </table:table-cell>
          <table:table-cell office:value-type="float" office:value="41.1" calcext:value-type="float">
            <text:p>41.1</text:p>
          </table:table-cell>
          <table:table-cell table:formula="of:=1/[.I41]" office:value-type="float" office:value="0.024330900243309" calcext:value-type="float">
            <text:p>0.0243309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57F79AADE2B71A18B06026C05AA58A53F6267B</text:p>
          </table:table-cell>
          <table:table-cell office:value-type="string" calcext:value-type="string">
            <text:p>236CF4D808756B7EE55FD3B96DCED80D2AB6901F</text:p>
          </table:table-cell>
          <table:table-cell office:value-type="string" calcext:value-type="string">
            <text:p>ABD7842381D49C02BFE7A44F326ADAC6B3BD08F5</text:p>
          </table:table-cell>
          <table:table-cell office:value-type="float" office:value="2.94369988441" calcext:value-type="float">
            <text:p>2.9436998844</text:p>
          </table:table-cell>
          <table:table-cell/>
          <table:table-cell office:value-type="string" calcext:value-type="string">
            <text:p>BA57F79AADE2B71A18B06026C05AA58A53F6267B</text:p>
          </table:table-cell>
          <table:table-cell office:value-type="string" calcext:value-type="string">
            <text:p>236CF4D808756B7EE55FD3B96DCED80D2AB6901F</text:p>
          </table:table-cell>
          <table:table-cell office:value-type="string" calcext:value-type="string">
            <text:p>ABD7842381D49C02BFE7A44F326ADAC6B3BD08F5</text:p>
          </table:table-cell>
          <table:table-cell office:value-type="float" office:value="36.5" calcext:value-type="float">
            <text:p>36.5</text:p>
          </table:table-cell>
          <table:table-cell table:formula="of:=1/[.I42]" office:value-type="float" office:value="0.0273972602739726" calcext:value-type="float">
            <text:p>0.02739726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F1992FD3F403E9C082A5815EB5D12934CDF46C</text:p>
          </table:table-cell>
          <table:table-cell office:value-type="string" calcext:value-type="string">
            <text:p>10F7F8FE7871E00ED68B727C8CCAC45E2C8E4973</text:p>
          </table:table-cell>
          <table:table-cell office:value-type="string" calcext:value-type="string">
            <text:p>C974508A98446F36169FB248655BCD50DF17F14C</text:p>
          </table:table-cell>
          <table:table-cell office:value-type="float" office:value="1.68525760174" calcext:value-type="float">
            <text:p>1.6852576017</text:p>
          </table:table-cell>
          <table:table-cell/>
          <table:table-cell office:value-type="string" calcext:value-type="string">
            <text:p>75F1992FD3F403E9C082A5815EB5D12934CDF46C</text:p>
          </table:table-cell>
          <table:table-cell office:value-type="string" calcext:value-type="string">
            <text:p>10F7F8FE7871E00ED68B727C8CCAC45E2C8E4973</text:p>
          </table:table-cell>
          <table:table-cell office:value-type="string" calcext:value-type="string">
            <text:p>C974508A98446F36169FB248655BCD50DF17F14C</text:p>
          </table:table-cell>
          <table:table-cell office:value-type="float" office:value="66.9" calcext:value-type="float">
            <text:p>66.9</text:p>
          </table:table-cell>
          <table:table-cell table:formula="of:=1/[.I43]" office:value-type="float" office:value="0.0149476831091181" calcext:value-type="float">
            <text:p>0.01494768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8D27B163B9247B232A2EEE68DD8B698695C28DE</text:p>
          </table:table-cell>
          <table:table-cell office:value-type="string" calcext:value-type="string">
            <text:p>5AA81AE1F2584F1740D813F407FF08028783C5DF</text:p>
          </table:table-cell>
          <table:table-cell office:value-type="string" calcext:value-type="string">
            <text:p>FE67A1BA4EF1D13A617AEFB416CB9E44331B223A</text:p>
          </table:table-cell>
          <table:table-cell office:value-type="float" office:value="1.68891949654" calcext:value-type="float">
            <text:p>1.6889194965</text:p>
          </table:table-cell>
          <table:table-cell/>
          <table:table-cell office:value-type="string" calcext:value-type="string">
            <text:p>F8D27B163B9247B232A2EEE68DD8B698695C28DE</text:p>
          </table:table-cell>
          <table:table-cell office:value-type="string" calcext:value-type="string">
            <text:p>5AA81AE1F2584F1740D813F407FF08028783C5DF</text:p>
          </table:table-cell>
          <table:table-cell office:value-type="string" calcext:value-type="string">
            <text:p>FE67A1BA4EF1D13A617AEFB416CB9E44331B223A</text:p>
          </table:table-cell>
          <table:table-cell office:value-type="float" office:value="75.6" calcext:value-type="float">
            <text:p>75.6</text:p>
          </table:table-cell>
          <table:table-cell table:formula="of:=1/[.I44]" office:value-type="float" office:value="0.0132275132275132" calcext:value-type="float">
            <text:p>0.01322751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EBA3F8933A0F596B43A7DBD794C5630F5B587D</text:p>
          </table:table-cell>
          <table:table-cell office:value-type="string" calcext:value-type="string">
            <text:p>B292E2AF225887F6CA5D45860C4C38CEEE2390E4</text:p>
          </table:table-cell>
          <table:table-cell office:value-type="string" calcext:value-type="string">
            <text:p>21627BF34FEB5128B3A671AFC81B9A4CEC7E580C</text:p>
          </table:table-cell>
          <table:table-cell office:value-type="float" office:value="2.14763174057" calcext:value-type="float">
            <text:p>2.1476317406</text:p>
          </table:table-cell>
          <table:table-cell/>
          <table:table-cell office:value-type="string" calcext:value-type="string">
            <text:p>78EBA3F8933A0F596B43A7DBD794C5630F5B587D</text:p>
          </table:table-cell>
          <table:table-cell office:value-type="string" calcext:value-type="string">
            <text:p>B292E2AF225887F6CA5D45860C4C38CEEE2390E4</text:p>
          </table:table-cell>
          <table:table-cell office:value-type="string" calcext:value-type="string">
            <text:p>21627BF34FEB5128B3A671AFC81B9A4CEC7E580C</text:p>
          </table:table-cell>
          <table:table-cell office:value-type="float" office:value="53.2" calcext:value-type="float">
            <text:p>53.2</text:p>
          </table:table-cell>
          <table:table-cell table:formula="of:=1/[.I45]" office:value-type="float" office:value="0.018796992481203" calcext:value-type="float">
            <text:p>0.01879699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C2B839F4CFFA5F7B7A40CB0BE84F7D948CB510</text:p>
          </table:table-cell>
          <table:table-cell office:value-type="string" calcext:value-type="string">
            <text:p>20386D9A32BECBE602375E015FC70117955653F1</text:p>
          </table:table-cell>
          <table:table-cell office:value-type="string" calcext:value-type="string">
            <text:p>A7C7EB2A0DFB2E3FFFC12B7756707433DD550F9E</text:p>
          </table:table-cell>
          <table:table-cell office:value-type="float" office:value="2.24930107594" calcext:value-type="float">
            <text:p>2.2493010759</text:p>
          </table:table-cell>
          <table:table-cell/>
          <table:table-cell office:value-type="string" calcext:value-type="string">
            <text:p>C2C2B839F4CFFA5F7B7A40CB0BE84F7D948CB510</text:p>
          </table:table-cell>
          <table:table-cell office:value-type="string" calcext:value-type="string">
            <text:p>20386D9A32BECBE602375E015FC70117955653F1</text:p>
          </table:table-cell>
          <table:table-cell office:value-type="string" calcext:value-type="string">
            <text:p>A7C7EB2A0DFB2E3FFFC12B7756707433DD550F9E</text:p>
          </table:table-cell>
          <table:table-cell office:value-type="float" office:value="46.4" calcext:value-type="float">
            <text:p>46.4</text:p>
          </table:table-cell>
          <table:table-cell table:formula="of:=1/[.I46]" office:value-type="float" office:value="0.021551724137931" calcext:value-type="float">
            <text:p>0.0215517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9A177510CAA653DA6727BF0E07FB7F56A0F09D</text:p>
          </table:table-cell>
          <table:table-cell office:value-type="string" calcext:value-type="string">
            <text:p>A575E86C33A307BE9BA2317FC8FBD1D7587EFD0D</text:p>
          </table:table-cell>
          <table:table-cell office:value-type="string" calcext:value-type="string">
            <text:p>9BA84E8C90083676F86C7427C8D105925F13716C</text:p>
          </table:table-cell>
          <table:table-cell office:value-type="float" office:value="2.10882530212" calcext:value-type="float">
            <text:p>2.1088253021</text:p>
          </table:table-cell>
          <table:table-cell/>
          <table:table-cell office:value-type="string" calcext:value-type="string">
            <text:p>C49A177510CAA653DA6727BF0E07FB7F56A0F09D</text:p>
          </table:table-cell>
          <table:table-cell office:value-type="string" calcext:value-type="string">
            <text:p>A575E86C33A307BE9BA2317FC8FBD1D7587EFD0D</text:p>
          </table:table-cell>
          <table:table-cell office:value-type="string" calcext:value-type="string">
            <text:p>9BA84E8C90083676F86C7427C8D105925F13716C</text:p>
          </table:table-cell>
          <table:table-cell office:value-type="float" office:value="54" calcext:value-type="float">
            <text:p>54</text:p>
          </table:table-cell>
          <table:table-cell table:formula="of:=1/[.I47]" office:value-type="float" office:value="0.0185185185185185" calcext:value-type="float">
            <text:p>0.01851851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B7C1F83E5DA4376FD2E1DBA7AC28A71AB332AD</text:p>
          </table:table-cell>
          <table:table-cell office:value-type="string" calcext:value-type="string">
            <text:p>64748FC864B2D2C13F7E81E9B557AFD90850CA52</text:p>
          </table:table-cell>
          <table:table-cell office:value-type="string" calcext:value-type="string">
            <text:p>B5C6F712D656C9390056AA9BA7020C87EEE9FA30</text:p>
          </table:table-cell>
          <table:table-cell office:value-type="float" office:value="2.14367549419" calcext:value-type="float">
            <text:p>2.1436754942</text:p>
          </table:table-cell>
          <table:table-cell/>
          <table:table-cell office:value-type="string" calcext:value-type="string">
            <text:p>A1B7C1F83E5DA4376FD2E1DBA7AC28A71AB332AD</text:p>
          </table:table-cell>
          <table:table-cell office:value-type="string" calcext:value-type="string">
            <text:p>64748FC864B2D2C13F7E81E9B557AFD90850CA52</text:p>
          </table:table-cell>
          <table:table-cell office:value-type="string" calcext:value-type="string">
            <text:p>B5C6F712D656C9390056AA9BA7020C87EEE9FA30</text:p>
          </table:table-cell>
          <table:table-cell office:value-type="float" office:value="53.4" calcext:value-type="float">
            <text:p>53.4</text:p>
          </table:table-cell>
          <table:table-cell table:formula="of:=1/[.I48]" office:value-type="float" office:value="0.0187265917602996" calcext:value-type="float">
            <text:p>0.01872659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31C2B9C8C31C295C472D031E06964834B745996</text:p>
          </table:table-cell>
          <table:table-cell office:value-type="string" calcext:value-type="string">
            <text:p>51DB300CB6B8E1EC5299C358D22DCE38B76C670D</text:p>
          </table:table-cell>
          <table:table-cell office:value-type="string" calcext:value-type="string">
            <text:p>D52CD431CEF28E01B11F545A84347EE45524BCA7</text:p>
          </table:table-cell>
          <table:table-cell office:value-type="float" office:value="2.62786340714" calcext:value-type="float">
            <text:p>2.6278634071</text:p>
          </table:table-cell>
          <table:table-cell/>
          <table:table-cell office:value-type="string" calcext:value-type="string">
            <text:p>231C2B9C8C31C295C472D031E06964834B745996</text:p>
          </table:table-cell>
          <table:table-cell office:value-type="string" calcext:value-type="string">
            <text:p>51DB300CB6B8E1EC5299C358D22DCE38B76C670D</text:p>
          </table:table-cell>
          <table:table-cell office:value-type="string" calcext:value-type="string">
            <text:p>D52CD431CEF28E01B11F545A84347EE45524BCA7</text:p>
          </table:table-cell>
          <table:table-cell office:value-type="float" office:value="36.3" calcext:value-type="float">
            <text:p>36.3</text:p>
          </table:table-cell>
          <table:table-cell table:formula="of:=1/[.I49]" office:value-type="float" office:value="0.0275482093663912" calcext:value-type="float">
            <text:p>0.02754820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1C92108A568742A7A6D9473FE3A414F7149070</text:p>
          </table:table-cell>
          <table:table-cell office:value-type="string" calcext:value-type="string">
            <text:p>B5A7EF4AC2BDD4CE151EFF607C07A91B7CC576F6</text:p>
          </table:table-cell>
          <table:table-cell office:value-type="string" calcext:value-type="string">
            <text:p>C220BDAB86D623511BA71DA7C47AA5D6388597EA</text:p>
          </table:table-cell>
          <table:table-cell office:value-type="float" office:value="3.04729132652" calcext:value-type="float">
            <text:p>3.0472913265</text:p>
          </table:table-cell>
          <table:table-cell/>
          <table:table-cell office:value-type="string" calcext:value-type="string">
            <text:p>601C92108A568742A7A6D9473FE3A414F7149070</text:p>
          </table:table-cell>
          <table:table-cell office:value-type="string" calcext:value-type="string">
            <text:p>B5A7EF4AC2BDD4CE151EFF607C07A91B7CC576F6</text:p>
          </table:table-cell>
          <table:table-cell office:value-type="string" calcext:value-type="string">
            <text:p>C220BDAB86D623511BA71DA7C47AA5D6388597EA</text:p>
          </table:table-cell>
          <table:table-cell office:value-type="float" office:value="40.4" calcext:value-type="float">
            <text:p>40.4</text:p>
          </table:table-cell>
          <table:table-cell table:formula="of:=1/[.I50]" office:value-type="float" office:value="0.0247524752475248" calcext:value-type="float">
            <text:p>0.02475247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DE63F4587058B79152A75A0238D7F7A0279215</text:p>
          </table:table-cell>
          <table:table-cell office:value-type="string" calcext:value-type="string">
            <text:p>783C36CF2F61A1B3C4238499D92C619A9CDDEA3B</text:p>
          </table:table-cell>
          <table:table-cell office:value-type="string" calcext:value-type="string">
            <text:p>31D01A8CD3799E0CB6A56D8F149846A1B0D90283</text:p>
          </table:table-cell>
          <table:table-cell office:value-type="float" office:value="1.94990217686" calcext:value-type="float">
            <text:p>1.9499021769</text:p>
          </table:table-cell>
          <table:table-cell/>
          <table:table-cell office:value-type="string" calcext:value-type="string">
            <text:p>54DE63F4587058B79152A75A0238D7F7A0279215</text:p>
          </table:table-cell>
          <table:table-cell office:value-type="string" calcext:value-type="string">
            <text:p>783C36CF2F61A1B3C4238499D92C619A9CDDEA3B</text:p>
          </table:table-cell>
          <table:table-cell office:value-type="string" calcext:value-type="string">
            <text:p>31D01A8CD3799E0CB6A56D8F149846A1B0D90283</text:p>
          </table:table-cell>
          <table:table-cell office:value-type="float" office:value="57.4" calcext:value-type="float">
            <text:p>57.4</text:p>
          </table:table-cell>
          <table:table-cell table:formula="of:=1/[.I51]" office:value-type="float" office:value="0.0174216027874564" calcext:value-type="float">
            <text:p>0.0174216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B75B072BAFD2871DF2B0A6A90057F2D7442EE54</text:p>
          </table:table-cell>
          <table:table-cell office:value-type="string" calcext:value-type="string">
            <text:p>7CF8EFC6406668FCFEDFBFC33D77A3EE1CA6DAA6</text:p>
          </table:table-cell>
          <table:table-cell office:value-type="string" calcext:value-type="string">
            <text:p>E94E2C5B7EF8BAB02A24305B397B8D962156AB55</text:p>
          </table:table-cell>
          <table:table-cell office:value-type="float" office:value="2.08467302322" calcext:value-type="float">
            <text:p>2.0846730232</text:p>
          </table:table-cell>
          <table:table-cell/>
          <table:table-cell office:value-type="string" calcext:value-type="string">
            <text:p>8B75B072BAFD2871DF2B0A6A90057F2D7442EE54</text:p>
          </table:table-cell>
          <table:table-cell office:value-type="string" calcext:value-type="string">
            <text:p>7CF8EFC6406668FCFEDFBFC33D77A3EE1CA6DAA6</text:p>
          </table:table-cell>
          <table:table-cell office:value-type="string" calcext:value-type="string">
            <text:p>E94E2C5B7EF8BAB02A24305B397B8D962156AB55</text:p>
          </table:table-cell>
          <table:table-cell office:value-type="float" office:value="51.9" calcext:value-type="float">
            <text:p>51.9</text:p>
          </table:table-cell>
          <table:table-cell table:formula="of:=1/[.I52]" office:value-type="float" office:value="0.0192678227360308" calcext:value-type="float">
            <text:p>0.01926782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CB6695F8F2DC240E974510A4B3A0F2B12AB5B64</text:p>
          </table:table-cell>
          <table:table-cell office:value-type="string" calcext:value-type="string">
            <text:p>6B66274DF73C29ACB1C1D0791C7DE2E5C554F9EC</text:p>
          </table:table-cell>
          <table:table-cell office:value-type="string" calcext:value-type="string">
            <text:p>D46175487C332CC602F7D1A44D7BA73348C6C49E</text:p>
          </table:table-cell>
          <table:table-cell office:value-type="float" office:value="2.21020941734" calcext:value-type="float">
            <text:p>2.2102094173</text:p>
          </table:table-cell>
          <table:table-cell/>
          <table:table-cell office:value-type="string" calcext:value-type="string">
            <text:p>FCB6695F8F2DC240E974510A4B3A0F2B12AB5B64</text:p>
          </table:table-cell>
          <table:table-cell office:value-type="string" calcext:value-type="string">
            <text:p>6B66274DF73C29ACB1C1D0791C7DE2E5C554F9EC</text:p>
          </table:table-cell>
          <table:table-cell office:value-type="string" calcext:value-type="string">
            <text:p>D46175487C332CC602F7D1A44D7BA73348C6C49E</text:p>
          </table:table-cell>
          <table:table-cell office:value-type="float" office:value="48.5" calcext:value-type="float">
            <text:p>48.5</text:p>
          </table:table-cell>
          <table:table-cell table:formula="of:=1/[.I53]" office:value-type="float" office:value="0.0206185567010309" calcext:value-type="float">
            <text:p>0.02061855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C9BCE585C8BE13D13DBCAB208307C34FD7D6C67</text:p>
          </table:table-cell>
          <table:table-cell office:value-type="string" calcext:value-type="string">
            <text:p>3CEE0B4716ECD6A33636E82224EEDDF4AD4B2A87</text:p>
          </table:table-cell>
          <table:table-cell office:value-type="string" calcext:value-type="string">
            <text:p>91824956DFA430C071BF6B94B623DF10931D1D40</text:p>
          </table:table-cell>
          <table:table-cell office:value-type="float" office:value="2.16928310394" calcext:value-type="float">
            <text:p>2.1692831039</text:p>
          </table:table-cell>
          <table:table-cell/>
          <table:table-cell office:value-type="string" calcext:value-type="string">
            <text:p>4C9BCE585C8BE13D13DBCAB208307C34FD7D6C67</text:p>
          </table:table-cell>
          <table:table-cell office:value-type="string" calcext:value-type="string">
            <text:p>3CEE0B4716ECD6A33636E82224EEDDF4AD4B2A87</text:p>
          </table:table-cell>
          <table:table-cell office:value-type="string" calcext:value-type="string">
            <text:p>91824956DFA430C071BF6B94B623DF10931D1D40</text:p>
          </table:table-cell>
          <table:table-cell office:value-type="float" office:value="45.7" calcext:value-type="float">
            <text:p>45.7</text:p>
          </table:table-cell>
          <table:table-cell table:formula="of:=1/[.I54]" office:value-type="float" office:value="0.0218818380743982" calcext:value-type="float">
            <text:p>0.02188183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F52D692FA2C21B23FAD4D711A7BF17BAE2673DF</text:p>
          </table:table-cell>
          <table:table-cell office:value-type="string" calcext:value-type="string">
            <text:p>44FC675C2B4626F5886AFA5CCC5E7554821711C6</text:p>
          </table:table-cell>
          <table:table-cell office:value-type="string" calcext:value-type="string">
            <text:p>6C931853DBA70F232F53BEA81E0B12C155649749</text:p>
          </table:table-cell>
          <table:table-cell office:value-type="float" office:value="2.32043380737" calcext:value-type="float">
            <text:p>2.3204338074</text:p>
          </table:table-cell>
          <table:table-cell/>
          <table:table-cell office:value-type="string" calcext:value-type="string">
            <text:p>1F52D692FA2C21B23FAD4D711A7BF17BAE2673DF</text:p>
          </table:table-cell>
          <table:table-cell office:value-type="string" calcext:value-type="string">
            <text:p>44FC675C2B4626F5886AFA5CCC5E7554821711C6</text:p>
          </table:table-cell>
          <table:table-cell office:value-type="string" calcext:value-type="string">
            <text:p>6C931853DBA70F232F53BEA81E0B12C155649749</text:p>
          </table:table-cell>
          <table:table-cell office:value-type="float" office:value="40.9" calcext:value-type="float">
            <text:p>40.9</text:p>
          </table:table-cell>
          <table:table-cell table:formula="of:=1/[.I55]" office:value-type="float" office:value="0.0244498777506112" calcext:value-type="float">
            <text:p>0.02444987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693ED46000B9D47E79BB8443D4F231A89E37570</text:p>
          </table:table-cell>
          <table:table-cell office:value-type="string" calcext:value-type="string">
            <text:p>E2BACB5A8230FAE64DBA7526C88325A7AF3C64E0</text:p>
          </table:table-cell>
          <table:table-cell office:value-type="string" calcext:value-type="string">
            <text:p>84C158F72C49DEDE8DD8B4102D002DE82C4F484E</text:p>
          </table:table-cell>
          <table:table-cell office:value-type="float" office:value="2.45816137791" calcext:value-type="float">
            <text:p>2.4581613779</text:p>
          </table:table-cell>
          <table:table-cell/>
          <table:table-cell office:value-type="string" calcext:value-type="string">
            <text:p>F693ED46000B9D47E79BB8443D4F231A89E37570</text:p>
          </table:table-cell>
          <table:table-cell office:value-type="string" calcext:value-type="string">
            <text:p>E2BACB5A8230FAE64DBA7526C88325A7AF3C64E0</text:p>
          </table:table-cell>
          <table:table-cell office:value-type="string" calcext:value-type="string">
            <text:p>84C158F72C49DEDE8DD8B4102D002DE82C4F484E</text:p>
          </table:table-cell>
          <table:table-cell office:value-type="float" office:value="42.5" calcext:value-type="float">
            <text:p>42.5</text:p>
          </table:table-cell>
          <table:table-cell table:formula="of:=1/[.I56]" office:value-type="float" office:value="0.0235294117647059" calcext:value-type="float">
            <text:p>0.02352941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45695242C1C5E36DC5BE71EC1AE71A5D823B96</text:p>
          </table:table-cell>
          <table:table-cell office:value-type="string" calcext:value-type="string">
            <text:p>E8057DEC7C3135E734776A399F39FB3CAC524EDF</text:p>
          </table:table-cell>
          <table:table-cell office:value-type="string" calcext:value-type="string">
            <text:p>1220F0F20E80D348244C5F3B6D126DAA0A446DFD</text:p>
          </table:table-cell>
          <table:table-cell office:value-type="float" office:value="2.52002689838" calcext:value-type="float">
            <text:p>2.5200268984</text:p>
          </table:table-cell>
          <table:table-cell/>
          <table:table-cell office:value-type="string" calcext:value-type="string">
            <text:p>DD45695242C1C5E36DC5BE71EC1AE71A5D823B96</text:p>
          </table:table-cell>
          <table:table-cell office:value-type="string" calcext:value-type="string">
            <text:p>E8057DEC7C3135E734776A399F39FB3CAC524EDF</text:p>
          </table:table-cell>
          <table:table-cell office:value-type="string" calcext:value-type="string">
            <text:p>1220F0F20E80D348244C5F3B6D126DAA0A446DFD</text:p>
          </table:table-cell>
          <table:table-cell office:value-type="float" office:value="45.9" calcext:value-type="float">
            <text:p>45.9</text:p>
          </table:table-cell>
          <table:table-cell table:formula="of:=1/[.I57]" office:value-type="float" office:value="0.0217864923747277" calcext:value-type="float">
            <text:p>0.0217864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A20A2E03AAD72EB3F7E259D960AAFF1F31E85B0</text:p>
          </table:table-cell>
          <table:table-cell office:value-type="string" calcext:value-type="string">
            <text:p>476E545A4B9C9756C6695410F83A0C5E739A7BA2</text:p>
          </table:table-cell>
          <table:table-cell office:value-type="string" calcext:value-type="string">
            <text:p>F310FDB5F912F9D1CEA4905A8565579DBE26576E</text:p>
          </table:table-cell>
          <table:table-cell office:value-type="float" office:value="2.06808702946" calcext:value-type="float">
            <text:p>2.0680870295</text:p>
          </table:table-cell>
          <table:table-cell/>
          <table:table-cell office:value-type="string" calcext:value-type="string">
            <text:p>2A20A2E03AAD72EB3F7E259D960AAFF1F31E85B0</text:p>
          </table:table-cell>
          <table:table-cell office:value-type="string" calcext:value-type="string">
            <text:p>476E545A4B9C9756C6695410F83A0C5E739A7BA2</text:p>
          </table:table-cell>
          <table:table-cell office:value-type="string" calcext:value-type="string">
            <text:p>F310FDB5F912F9D1CEA4905A8565579DBE26576E</text:p>
          </table:table-cell>
          <table:table-cell office:value-type="float" office:value="59.8" calcext:value-type="float">
            <text:p>59.8</text:p>
          </table:table-cell>
          <table:table-cell table:formula="of:=1/[.I58]" office:value-type="float" office:value="0.0167224080267559" calcext:value-type="float">
            <text:p>0.0167224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AD3B16ADF3EED3E5962FA944CD501352E790814</text:p>
          </table:table-cell>
          <table:table-cell office:value-type="string" calcext:value-type="string">
            <text:p>D964815C090A1F45FF025298C4E42565B40671E9</text:p>
          </table:table-cell>
          <table:table-cell office:value-type="string" calcext:value-type="string">
            <text:p>B7828C22ECC3DA13480DAC1ECD4194F89F742EF6</text:p>
          </table:table-cell>
          <table:table-cell office:value-type="float" office:value="1.56805810928" calcext:value-type="float">
            <text:p>1.5680581093</text:p>
          </table:table-cell>
          <table:table-cell/>
          <table:table-cell office:value-type="string" calcext:value-type="string">
            <text:p>0AD3B16ADF3EED3E5962FA944CD501352E790814</text:p>
          </table:table-cell>
          <table:table-cell office:value-type="string" calcext:value-type="string">
            <text:p>D964815C090A1F45FF025298C4E42565B40671E9</text:p>
          </table:table-cell>
          <table:table-cell office:value-type="string" calcext:value-type="string">
            <text:p>B7828C22ECC3DA13480DAC1ECD4194F89F742EF6</text:p>
          </table:table-cell>
          <table:table-cell office:value-type="float" office:value="66.4" calcext:value-type="float">
            <text:p>66.4</text:p>
          </table:table-cell>
          <table:table-cell table:formula="of:=1/[.I59]" office:value-type="float" office:value="0.0150602409638554" calcext:value-type="float">
            <text:p>0.015060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B96CEA61CC039A803217035293FAB32645FDDA</text:p>
          </table:table-cell>
          <table:table-cell office:value-type="string" calcext:value-type="string">
            <text:p>16CB0D8A4525B4560F01D8689D7FB08E82DDCE06</text:p>
          </table:table-cell>
          <table:table-cell office:value-type="string" calcext:value-type="string">
            <text:p>8E7093C928C5FF8D8E854A312002A582F131728F</text:p>
          </table:table-cell>
          <table:table-cell office:value-type="float" office:value="2.84606699944" calcext:value-type="float">
            <text:p>2.8460669994</text:p>
          </table:table-cell>
          <table:table-cell/>
          <table:table-cell office:value-type="string" calcext:value-type="string">
            <text:p>DAB96CEA61CC039A803217035293FAB32645FDDA</text:p>
          </table:table-cell>
          <table:table-cell office:value-type="string" calcext:value-type="string">
            <text:p>16CB0D8A4525B4560F01D8689D7FB08E82DDCE06</text:p>
          </table:table-cell>
          <table:table-cell office:value-type="string" calcext:value-type="string">
            <text:p>8E7093C928C5FF8D8E854A312002A582F131728F</text:p>
          </table:table-cell>
          <table:table-cell office:value-type="float" office:value="36.7" calcext:value-type="float">
            <text:p>36.7</text:p>
          </table:table-cell>
          <table:table-cell table:formula="of:=1/[.I60]" office:value-type="float" office:value="0.0272479564032697" calcext:value-type="float">
            <text:p>0.0272479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BCD0DFD148209C9860C7F89907AB4DEE974A08</text:p>
          </table:table-cell>
          <table:table-cell office:value-type="string" calcext:value-type="string">
            <text:p>0ED98C2E8191D27754B8492EFB82E11C8025142D</text:p>
          </table:table-cell>
          <table:table-cell office:value-type="string" calcext:value-type="string">
            <text:p>6BF187E89311225880CEDF3F2956BD4E4009F68B</text:p>
          </table:table-cell>
          <table:table-cell office:value-type="float" office:value="2.57915725708" calcext:value-type="float">
            <text:p>2.5791572571</text:p>
          </table:table-cell>
          <table:table-cell/>
          <table:table-cell office:value-type="string" calcext:value-type="string">
            <text:p>22BCD0DFD148209C9860C7F89907AB4DEE974A08</text:p>
          </table:table-cell>
          <table:table-cell office:value-type="string" calcext:value-type="string">
            <text:p>0ED98C2E8191D27754B8492EFB82E11C8025142D</text:p>
          </table:table-cell>
          <table:table-cell office:value-type="string" calcext:value-type="string">
            <text:p>6BF187E89311225880CEDF3F2956BD4E4009F68B</text:p>
          </table:table-cell>
          <table:table-cell office:value-type="float" office:value="31.1" calcext:value-type="float">
            <text:p>31.1</text:p>
          </table:table-cell>
          <table:table-cell table:formula="of:=1/[.I61]" office:value-type="float" office:value="0.0321543408360129" calcext:value-type="float">
            <text:p>0.03215434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C87F089725DDE249D58732075B102405923A3B5</text:p>
          </table:table-cell>
          <table:table-cell office:value-type="string" calcext:value-type="string">
            <text:p>8DCA8AA811A5DA0A758292E5A6DC3486DB1D948D</text:p>
          </table:table-cell>
          <table:table-cell office:value-type="string" calcext:value-type="string">
            <text:p>BF78125478F797DADC44D4EE57AAE4619D761F74</text:p>
          </table:table-cell>
          <table:table-cell office:value-type="float" office:value="2.22696282864" calcext:value-type="float">
            <text:p>2.2269628286</text:p>
          </table:table-cell>
          <table:table-cell/>
          <table:table-cell office:value-type="string" calcext:value-type="string">
            <text:p>6C87F089725DDE249D58732075B102405923A3B5</text:p>
          </table:table-cell>
          <table:table-cell office:value-type="string" calcext:value-type="string">
            <text:p>8DCA8AA811A5DA0A758292E5A6DC3486DB1D948D</text:p>
          </table:table-cell>
          <table:table-cell office:value-type="string" calcext:value-type="string">
            <text:p>BF78125478F797DADC44D4EE57AAE4619D761F74</text:p>
          </table:table-cell>
          <table:table-cell office:value-type="float" office:value="43.7" calcext:value-type="float">
            <text:p>43.7</text:p>
          </table:table-cell>
          <table:table-cell table:formula="of:=1/[.I62]" office:value-type="float" office:value="0.022883295194508" calcext:value-type="float">
            <text:p>0.02288329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A0FC0A1A118E1D7B178E239654080D5CFE63F8</text:p>
          </table:table-cell>
          <table:table-cell office:value-type="string" calcext:value-type="string">
            <text:p>F2A6F1BB8ADD47CC9CC67928EA8EA7FDB3F92533</text:p>
          </table:table-cell>
          <table:table-cell office:value-type="string" calcext:value-type="string">
            <text:p>7D182B903D51688C647E369DFA8DB466971C7D13</text:p>
          </table:table-cell>
          <table:table-cell office:value-type="float" office:value="2.75977861881" calcext:value-type="float">
            <text:p>2.7597786188</text:p>
          </table:table-cell>
          <table:table-cell/>
          <table:table-cell office:value-type="string" calcext:value-type="string">
            <text:p>01A0FC0A1A118E1D7B178E239654080D5CFE63F8</text:p>
          </table:table-cell>
          <table:table-cell office:value-type="string" calcext:value-type="string">
            <text:p>F2A6F1BB8ADD47CC9CC67928EA8EA7FDB3F92533</text:p>
          </table:table-cell>
          <table:table-cell office:value-type="string" calcext:value-type="string">
            <text:p>7D182B903D51688C647E369DFA8DB466971C7D13</text:p>
          </table:table-cell>
          <table:table-cell office:value-type="float" office:value="36.5" calcext:value-type="float">
            <text:p>36.5</text:p>
          </table:table-cell>
          <table:table-cell table:formula="of:=1/[.I63]" office:value-type="float" office:value="0.0273972602739726" calcext:value-type="float">
            <text:p>0.02739726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E970872909A9A10C32AEFE3CA693FFBD88EDDCF</text:p>
          </table:table-cell>
          <table:table-cell office:value-type="string" calcext:value-type="string">
            <text:p>6B09B75E7C0219DFEACD957EA2E735F5C4C7209B</text:p>
          </table:table-cell>
          <table:table-cell office:value-type="string" calcext:value-type="string">
            <text:p>B3233E96418C4E89AF22FC9A1F2392C0D194117B</text:p>
          </table:table-cell>
          <table:table-cell office:value-type="float" office:value="3.54212114811" calcext:value-type="float">
            <text:p>3.5421211481</text:p>
          </table:table-cell>
          <table:table-cell/>
          <table:table-cell office:value-type="string" calcext:value-type="string">
            <text:p>7E970872909A9A10C32AEFE3CA693FFBD88EDDCF</text:p>
          </table:table-cell>
          <table:table-cell office:value-type="string" calcext:value-type="string">
            <text:p>6B09B75E7C0219DFEACD957EA2E735F5C4C7209B</text:p>
          </table:table-cell>
          <table:table-cell office:value-type="string" calcext:value-type="string">
            <text:p>B3233E96418C4E89AF22FC9A1F2392C0D194117B</text:p>
          </table:table-cell>
          <table:table-cell office:value-type="float" office:value="28.3" calcext:value-type="float">
            <text:p>28.3</text:p>
          </table:table-cell>
          <table:table-cell table:formula="of:=1/[.I64]" office:value-type="float" office:value="0.0353356890459364" calcext:value-type="float">
            <text:p>0.0353356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EF131C0C82270F40B756987FDB5D54D9C966238</text:p>
          </table:table-cell>
          <table:table-cell office:value-type="string" calcext:value-type="string">
            <text:p>B3D95D354A8EB80E73627059E307D122A2509BD7</text:p>
          </table:table-cell>
          <table:table-cell office:value-type="string" calcext:value-type="string">
            <text:p>59C48559C9EB876053B80E69FBE036E658FDC4F4</text:p>
          </table:table-cell>
          <table:table-cell office:value-type="float" office:value="4.89419662952" calcext:value-type="float">
            <text:p>4.8941966295</text:p>
          </table:table-cell>
          <table:table-cell/>
          <table:table-cell office:value-type="string" calcext:value-type="string">
            <text:p>5EF131C0C82270F40B756987FDB5D54D9C966238</text:p>
          </table:table-cell>
          <table:table-cell office:value-type="string" calcext:value-type="string">
            <text:p>B3D95D354A8EB80E73627059E307D122A2509BD7</text:p>
          </table:table-cell>
          <table:table-cell office:value-type="string" calcext:value-type="string">
            <text:p>59C48559C9EB876053B80E69FBE036E658FDC4F4</text:p>
          </table:table-cell>
          <table:table-cell office:value-type="float" office:value="21.5" calcext:value-type="float">
            <text:p>21.5</text:p>
          </table:table-cell>
          <table:table-cell table:formula="of:=1/[.I65]" office:value-type="float" office:value="0.0465116279069768" calcext:value-type="float">
            <text:p>0.04651162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AB4726D830FAE776D74AEF790CF04D8E0151B4</text:p>
          </table:table-cell>
          <table:table-cell office:value-type="string" calcext:value-type="string">
            <text:p>B9CFA4D3E79F5D2CF219E0C98C5545522D9EC1BC</text:p>
          </table:table-cell>
          <table:table-cell office:value-type="string" calcext:value-type="string">
            <text:p>980A8D38EE4A0A9169C20FEC856F7362BC36A86F</text:p>
          </table:table-cell>
          <table:table-cell office:value-type="float" office:value="2.50827009678" calcext:value-type="float">
            <text:p>2.5082700968</text:p>
          </table:table-cell>
          <table:table-cell/>
          <table:table-cell office:value-type="string" calcext:value-type="string">
            <text:p>71AB4726D830FAE776D74AEF790CF04D8E0151B4</text:p>
          </table:table-cell>
          <table:table-cell office:value-type="string" calcext:value-type="string">
            <text:p>B9CFA4D3E79F5D2CF219E0C98C5545522D9EC1BC</text:p>
          </table:table-cell>
          <table:table-cell office:value-type="string" calcext:value-type="string">
            <text:p>980A8D38EE4A0A9169C20FEC856F7362BC36A86F</text:p>
          </table:table-cell>
          <table:table-cell office:value-type="float" office:value="35.7" calcext:value-type="float">
            <text:p>35.7</text:p>
          </table:table-cell>
          <table:table-cell table:formula="of:=1/[.I66]" office:value-type="float" office:value="0.0280112044817927" calcext:value-type="float">
            <text:p>0.02801120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FEE77AFFD157BBCF2D896AE417FBF647860466C</text:p>
          </table:table-cell>
          <table:table-cell office:value-type="string" calcext:value-type="string">
            <text:p>54ED9A99DC4F519028C5933A53A396AE9B17E3B0</text:p>
          </table:table-cell>
          <table:table-cell office:value-type="string" calcext:value-type="string">
            <text:p>68EF2159F9EA1C76EF3EB06868E0E423800D9634</text:p>
          </table:table-cell>
          <table:table-cell office:value-type="float" office:value="1.54400160313" calcext:value-type="float">
            <text:p>1.5440016031</text:p>
          </table:table-cell>
          <table:table-cell/>
          <table:table-cell office:value-type="string" calcext:value-type="string">
            <text:p>4FEE77AFFD157BBCF2D896AE417FBF647860466C</text:p>
          </table:table-cell>
          <table:table-cell office:value-type="string" calcext:value-type="string">
            <text:p>54ED9A99DC4F519028C5933A53A396AE9B17E3B0</text:p>
          </table:table-cell>
          <table:table-cell office:value-type="string" calcext:value-type="string">
            <text:p>68EF2159F9EA1C76EF3EB06868E0E423800D9634</text:p>
          </table:table-cell>
          <table:table-cell office:value-type="float" office:value="73.2" calcext:value-type="float">
            <text:p>73.2</text:p>
          </table:table-cell>
          <table:table-cell table:formula="of:=1/[.I67]" office:value-type="float" office:value="0.0136612021857924" calcext:value-type="float">
            <text:p>0.01366120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611F3463FE81203860B229088A7CC4B12F389F</text:p>
          </table:table-cell>
          <table:table-cell office:value-type="string" calcext:value-type="string">
            <text:p>F53596D7FC41A639FE410C6A1F9B23A83F783C6A</text:p>
          </table:table-cell>
          <table:table-cell office:value-type="string" calcext:value-type="string">
            <text:p>C6E06C3EBD512526D1EAD695D168262933B6166B</text:p>
          </table:table-cell>
          <table:table-cell office:value-type="float" office:value="1.94391136169" calcext:value-type="float">
            <text:p>1.9439113617</text:p>
          </table:table-cell>
          <table:table-cell/>
          <table:table-cell office:value-type="string" calcext:value-type="string">
            <text:p>14611F3463FE81203860B229088A7CC4B12F389F</text:p>
          </table:table-cell>
          <table:table-cell office:value-type="string" calcext:value-type="string">
            <text:p>F53596D7FC41A639FE410C6A1F9B23A83F783C6A</text:p>
          </table:table-cell>
          <table:table-cell office:value-type="string" calcext:value-type="string">
            <text:p>C6E06C3EBD512526D1EAD695D168262933B6166B</text:p>
          </table:table-cell>
          <table:table-cell office:value-type="float" office:value="52.4" calcext:value-type="float">
            <text:p>52.4</text:p>
          </table:table-cell>
          <table:table-cell table:formula="of:=1/[.I68]" office:value-type="float" office:value="0.0190839694656489" calcext:value-type="float">
            <text:p>0.01908396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FA511E67A31A1A874AABFB2B624AD122AE4ED4</text:p>
          </table:table-cell>
          <table:table-cell office:value-type="string" calcext:value-type="string">
            <text:p>8842DEE21CC9A159D405828CBD374A6008EDF195</text:p>
          </table:table-cell>
          <table:table-cell office:value-type="string" calcext:value-type="string">
            <text:p>2A7F40E6F9C1E0E66F4BC0B65438BB18458B043B</text:p>
          </table:table-cell>
          <table:table-cell office:value-type="float" office:value="2.29471859932" calcext:value-type="float">
            <text:p>2.2947185993</text:p>
          </table:table-cell>
          <table:table-cell/>
          <table:table-cell office:value-type="string" calcext:value-type="string">
            <text:p>29FA511E67A31A1A874AABFB2B624AD122AE4ED4</text:p>
          </table:table-cell>
          <table:table-cell office:value-type="string" calcext:value-type="string">
            <text:p>8842DEE21CC9A159D405828CBD374A6008EDF195</text:p>
          </table:table-cell>
          <table:table-cell office:value-type="string" calcext:value-type="string">
            <text:p>2A7F40E6F9C1E0E66F4BC0B65438BB18458B043B</text:p>
          </table:table-cell>
          <table:table-cell office:value-type="float" office:value="47.8" calcext:value-type="float">
            <text:p>47.8</text:p>
          </table:table-cell>
          <table:table-cell table:formula="of:=1/[.I69]" office:value-type="float" office:value="0.0209205020920502" calcext:value-type="float">
            <text:p>0.0209205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9B065C469857A39A3E2ECEA38A15AF0B0B6247</text:p>
          </table:table-cell>
          <table:table-cell office:value-type="string" calcext:value-type="string">
            <text:p>D032D4D617140D6B828FC7C4334860E45E414FBE</text:p>
          </table:table-cell>
          <table:table-cell office:value-type="string" calcext:value-type="string">
            <text:p>8167DA17A24CCA1EDD4EE29A156BEFB751886C98</text:p>
          </table:table-cell>
          <table:table-cell office:value-type="float" office:value="2.391360116" calcext:value-type="float">
            <text:p>2.391360116</text:p>
          </table:table-cell>
          <table:table-cell/>
          <table:table-cell office:value-type="string" calcext:value-type="string">
            <text:p>869B065C469857A39A3E2ECEA38A15AF0B0B6247</text:p>
          </table:table-cell>
          <table:table-cell office:value-type="string" calcext:value-type="string">
            <text:p>D032D4D617140D6B828FC7C4334860E45E414FBE</text:p>
          </table:table-cell>
          <table:table-cell office:value-type="string" calcext:value-type="string">
            <text:p>8167DA17A24CCA1EDD4EE29A156BEFB751886C98</text:p>
          </table:table-cell>
          <table:table-cell office:value-type="float" office:value="38" calcext:value-type="float">
            <text:p>38</text:p>
          </table:table-cell>
          <table:table-cell table:formula="of:=1/[.I70]" office:value-type="float" office:value="0.0263157894736842" calcext:value-type="float">
            <text:p>0.02631578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ECD73B936CB6E6B3CD647CC204F108D9DF2C9F7</text:p>
          </table:table-cell>
          <table:table-cell office:value-type="string" calcext:value-type="string">
            <text:p>45AB1F524211EAC142AF3EE2F7D42DD1C37AEB3A</text:p>
          </table:table-cell>
          <table:table-cell office:value-type="string" calcext:value-type="string">
            <text:p>882520DC927DE7DA690957B79CF83234D99B8D63</text:p>
          </table:table-cell>
          <table:table-cell office:value-type="float" office:value="2.08086483479" calcext:value-type="float">
            <text:p>2.0808648348</text:p>
          </table:table-cell>
          <table:table-cell/>
          <table:table-cell office:value-type="string" calcext:value-type="string">
            <text:p>1ECD73B936CB6E6B3CD647CC204F108D9DF2C9F7</text:p>
          </table:table-cell>
          <table:table-cell office:value-type="string" calcext:value-type="string">
            <text:p>45AB1F524211EAC142AF3EE2F7D42DD1C37AEB3A</text:p>
          </table:table-cell>
          <table:table-cell office:value-type="string" calcext:value-type="string">
            <text:p>882520DC927DE7DA690957B79CF83234D99B8D63</text:p>
          </table:table-cell>
          <table:table-cell office:value-type="float" office:value="29.7" calcext:value-type="float">
            <text:p>29.7</text:p>
          </table:table-cell>
          <table:table-cell table:formula="of:=1/[.I71]" office:value-type="float" office:value="0.0336700336700337" calcext:value-type="float">
            <text:p>0.0336700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FD6C156E06EA2D1EC91C9C08983F2F5983EE78</text:p>
          </table:table-cell>
          <table:table-cell office:value-type="string" calcext:value-type="string">
            <text:p>BDADB17E9A22F7D5B061F51FFE34849EEA7076FD</text:p>
          </table:table-cell>
          <table:table-cell office:value-type="string" calcext:value-type="string">
            <text:p>5CB8DB02835EE3EB8ACCA8393C36CDAC06310CA3</text:p>
          </table:table-cell>
          <table:table-cell office:value-type="float" office:value="2.96006884575" calcext:value-type="float">
            <text:p>2.9600688458</text:p>
          </table:table-cell>
          <table:table-cell/>
          <table:table-cell office:value-type="string" calcext:value-type="string">
            <text:p>16FD6C156E06EA2D1EC91C9C08983F2F5983EE78</text:p>
          </table:table-cell>
          <table:table-cell office:value-type="string" calcext:value-type="string">
            <text:p>BDADB17E9A22F7D5B061F51FFE34849EEA7076FD</text:p>
          </table:table-cell>
          <table:table-cell office:value-type="string" calcext:value-type="string">
            <text:p>5CB8DB02835EE3EB8ACCA8393C36CDAC06310CA3</text:p>
          </table:table-cell>
          <table:table-cell office:value-type="float" office:value="38.9" calcext:value-type="float">
            <text:p>38.9</text:p>
          </table:table-cell>
          <table:table-cell table:formula="of:=1/[.I72]" office:value-type="float" office:value="0.025706940874036" calcext:value-type="float">
            <text:p>0.02570694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22829FCAE54B4D4681337F0866CACD951C1E2E</text:p>
          </table:table-cell>
          <table:table-cell office:value-type="string" calcext:value-type="string">
            <text:p>089260D1E6B94EEB3EBB49F25CC64B72C18AA9EE</text:p>
          </table:table-cell>
          <table:table-cell office:value-type="string" calcext:value-type="string">
            <text:p>460F2EB956C09933A7E495C800786F11FD6D6336</text:p>
          </table:table-cell>
          <table:table-cell office:value-type="float" office:value="1.61849770546" calcext:value-type="float">
            <text:p>1.6184977055</text:p>
          </table:table-cell>
          <table:table-cell/>
          <table:table-cell office:value-type="string" calcext:value-type="string">
            <text:p>1322829FCAE54B4D4681337F0866CACD951C1E2E</text:p>
          </table:table-cell>
          <table:table-cell office:value-type="string" calcext:value-type="string">
            <text:p>089260D1E6B94EEB3EBB49F25CC64B72C18AA9EE</text:p>
          </table:table-cell>
          <table:table-cell office:value-type="string" calcext:value-type="string">
            <text:p>460F2EB956C09933A7E495C800786F11FD6D6336</text:p>
          </table:table-cell>
          <table:table-cell office:value-type="float" office:value="67.3" calcext:value-type="float">
            <text:p>67.3</text:p>
          </table:table-cell>
          <table:table-cell table:formula="of:=1/[.I73]" office:value-type="float" office:value="0.0148588410104012" calcext:value-type="float">
            <text:p>0.0148588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E184FEA02B7C54172BBC757636F501047CF9691</text:p>
          </table:table-cell>
          <table:table-cell office:value-type="string" calcext:value-type="string">
            <text:p>A225E6485D182E3BFD73C22276EC656D5230CFAB</text:p>
          </table:table-cell>
          <table:table-cell office:value-type="string" calcext:value-type="string">
            <text:p>696ABFA60C2FEA676FAF2DC2DA58A6D09FDBF78C</text:p>
          </table:table-cell>
          <table:table-cell office:value-type="float" office:value="2.82750499249" calcext:value-type="float">
            <text:p>2.8275049925</text:p>
          </table:table-cell>
          <table:table-cell/>
          <table:table-cell office:value-type="string" calcext:value-type="string">
            <text:p>5E184FEA02B7C54172BBC757636F501047CF9691</text:p>
          </table:table-cell>
          <table:table-cell office:value-type="string" calcext:value-type="string">
            <text:p>A225E6485D182E3BFD73C22276EC656D5230CFAB</text:p>
          </table:table-cell>
          <table:table-cell office:value-type="string" calcext:value-type="string">
            <text:p>696ABFA60C2FEA676FAF2DC2DA58A6D09FDBF78C</text:p>
          </table:table-cell>
          <table:table-cell office:value-type="float" office:value="44.3" calcext:value-type="float">
            <text:p>44.3</text:p>
          </table:table-cell>
          <table:table-cell table:formula="of:=1/[.I74]" office:value-type="float" office:value="0.0225733634311512" calcext:value-type="float">
            <text:p>0.0225733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771AA877687F88E6F1CA5354756DF6C8A7B6B24</text:p>
          </table:table-cell>
          <table:table-cell office:value-type="string" calcext:value-type="string">
            <text:p>018034682850345984781E353B7A463443EC3F06</text:p>
          </table:table-cell>
          <table:table-cell office:value-type="string" calcext:value-type="string">
            <text:p>4E6B5198763C26EEB5B3566077C4B2322DFB70DF</text:p>
          </table:table-cell>
          <table:table-cell office:value-type="float" office:value="3.47488999367" calcext:value-type="float">
            <text:p>3.4748899937</text:p>
          </table:table-cell>
          <table:table-cell/>
          <table:table-cell office:value-type="string" calcext:value-type="string">
            <text:p>B771AA877687F88E6F1CA5354756DF6C8A7B6B24</text:p>
          </table:table-cell>
          <table:table-cell office:value-type="string" calcext:value-type="string">
            <text:p>018034682850345984781E353B7A463443EC3F06</text:p>
          </table:table-cell>
          <table:table-cell office:value-type="string" calcext:value-type="string">
            <text:p>4E6B5198763C26EEB5B3566077C4B2322DFB70DF</text:p>
          </table:table-cell>
          <table:table-cell office:value-type="float" office:value="31" calcext:value-type="float">
            <text:p>31</text:p>
          </table:table-cell>
          <table:table-cell table:formula="of:=1/[.I75]" office:value-type="float" office:value="0.032258064516129" calcext:value-type="float">
            <text:p>0.03225806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3F9CCEE10A1A525A8EA13AA6C4CFA7D088960F</text:p>
          </table:table-cell>
          <table:table-cell office:value-type="string" calcext:value-type="string">
            <text:p>9E433453D33F85B726AABAD043DDD00E171329C1</text:p>
          </table:table-cell>
          <table:table-cell office:value-type="string" calcext:value-type="string">
            <text:p>2542A81017B18EF778BD7024C6D9C4B8B8125646</text:p>
          </table:table-cell>
          <table:table-cell office:value-type="float" office:value="1.83496890068" calcext:value-type="float">
            <text:p>1.8349689007</text:p>
          </table:table-cell>
          <table:table-cell/>
          <table:table-cell office:value-type="string" calcext:value-type="string">
            <text:p>C33F9CCEE10A1A525A8EA13AA6C4CFA7D088960F</text:p>
          </table:table-cell>
          <table:table-cell office:value-type="string" calcext:value-type="string">
            <text:p>9E433453D33F85B726AABAD043DDD00E171329C1</text:p>
          </table:table-cell>
          <table:table-cell office:value-type="string" calcext:value-type="string">
            <text:p>2542A81017B18EF778BD7024C6D9C4B8B8125646</text:p>
          </table:table-cell>
          <table:table-cell office:value-type="float" office:value="59.6" calcext:value-type="float">
            <text:p>59.6</text:p>
          </table:table-cell>
          <table:table-cell table:formula="of:=1/[.I76]" office:value-type="float" office:value="0.0167785234899329" calcext:value-type="float">
            <text:p>0.0167785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9D0447772CB107B886F7782DBC201FA26B92D1</text:p>
          </table:table-cell>
          <table:table-cell office:value-type="string" calcext:value-type="string">
            <text:p>5711D15C9B2736A8677273E0F1B6B0370777CFFA</text:p>
          </table:table-cell>
          <table:table-cell office:value-type="string" calcext:value-type="string">
            <text:p>BD3C1917D335A4D09F34B1F29F11FB9B10E11C08</text:p>
          </table:table-cell>
          <table:table-cell office:value-type="float" office:value="2.65363395214" calcext:value-type="float">
            <text:p>2.6536339521</text:p>
          </table:table-cell>
          <table:table-cell/>
          <table:table-cell office:value-type="string" calcext:value-type="string">
            <text:p>439D0447772CB107B886F7782DBC201FA26B92D1</text:p>
          </table:table-cell>
          <table:table-cell office:value-type="string" calcext:value-type="string">
            <text:p>5711D15C9B2736A8677273E0F1B6B0370777CFFA</text:p>
          </table:table-cell>
          <table:table-cell office:value-type="string" calcext:value-type="string">
            <text:p>BD3C1917D335A4D09F34B1F29F11FB9B10E11C08</text:p>
          </table:table-cell>
          <table:table-cell office:value-type="float" office:value="38.6" calcext:value-type="float">
            <text:p>38.6</text:p>
          </table:table-cell>
          <table:table-cell table:formula="of:=1/[.I77]" office:value-type="float" office:value="0.0259067357512953" calcext:value-type="float">
            <text:p>0.02590673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FBE018DADAB416DE17A10C5D4AD3EBF0E243561</text:p>
          </table:table-cell>
          <table:table-cell office:value-type="string" calcext:value-type="string">
            <text:p>A7B6970237878E3550AE32BC574672CAF1E95FDC</text:p>
          </table:table-cell>
          <table:table-cell office:value-type="string" calcext:value-type="string">
            <text:p>EE0C0F23686AAD253646D6C0F4073FBC20F5C408</text:p>
          </table:table-cell>
          <table:table-cell office:value-type="float" office:value="2.28147580624" calcext:value-type="float">
            <text:p>2.2814758062</text:p>
          </table:table-cell>
          <table:table-cell/>
          <table:table-cell office:value-type="string" calcext:value-type="string">
            <text:p>0FBE018DADAB416DE17A10C5D4AD3EBF0E243561</text:p>
          </table:table-cell>
          <table:table-cell office:value-type="string" calcext:value-type="string">
            <text:p>A7B6970237878E3550AE32BC574672CAF1E95FDC</text:p>
          </table:table-cell>
          <table:table-cell office:value-type="string" calcext:value-type="string">
            <text:p>EE0C0F23686AAD253646D6C0F4073FBC20F5C408</text:p>
          </table:table-cell>
          <table:table-cell office:value-type="float" office:value="50.2" calcext:value-type="float">
            <text:p>50.2</text:p>
          </table:table-cell>
          <table:table-cell table:formula="of:=1/[.I78]" office:value-type="float" office:value="0.0199203187250996" calcext:value-type="float">
            <text:p>0.0199203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A4102AF716CC6FFDD5B8ED19197A1A39580FD44</text:p>
          </table:table-cell>
          <table:table-cell office:value-type="string" calcext:value-type="string">
            <text:p>5D3DF925DE269F469ED0C762B0F4E6C51307A1A9</text:p>
          </table:table-cell>
          <table:table-cell office:value-type="string" calcext:value-type="string">
            <text:p>8A4EC09D94024363AFD402542A46A4239CCC0673</text:p>
          </table:table-cell>
          <table:table-cell office:value-type="float" office:value="2.04743406773" calcext:value-type="float">
            <text:p>2.0474340677</text:p>
          </table:table-cell>
          <table:table-cell/>
          <table:table-cell office:value-type="string" calcext:value-type="string">
            <text:p>1A4102AF716CC6FFDD5B8ED19197A1A39580FD44</text:p>
          </table:table-cell>
          <table:table-cell office:value-type="string" calcext:value-type="string">
            <text:p>5D3DF925DE269F469ED0C762B0F4E6C51307A1A9</text:p>
          </table:table-cell>
          <table:table-cell office:value-type="string" calcext:value-type="string">
            <text:p>8A4EC09D94024363AFD402542A46A4239CCC0673</text:p>
          </table:table-cell>
          <table:table-cell office:value-type="float" office:value="67" calcext:value-type="float">
            <text:p>67</text:p>
          </table:table-cell>
          <table:table-cell table:formula="of:=1/[.I79]" office:value-type="float" office:value="0.0149253731343284" calcext:value-type="float">
            <text:p>0.01492537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E02E4A73B6CF72F3855470E353060D85F6BD45</text:p>
          </table:table-cell>
          <table:table-cell office:value-type="string" calcext:value-type="string">
            <text:p>CB557D9D7FAAEAD0D74383B82DB3FB9D4C7CD33A</text:p>
          </table:table-cell>
          <table:table-cell office:value-type="string" calcext:value-type="string">
            <text:p>3DE567C1350C0E858C6147AECB06EA9B3EAF3261</text:p>
          </table:table-cell>
          <table:table-cell office:value-type="float" office:value="2.20478532314" calcext:value-type="float">
            <text:p>2.2047853231</text:p>
          </table:table-cell>
          <table:table-cell/>
          <table:table-cell office:value-type="string" calcext:value-type="string">
            <text:p>BCE02E4A73B6CF72F3855470E353060D85F6BD45</text:p>
          </table:table-cell>
          <table:table-cell office:value-type="string" calcext:value-type="string">
            <text:p>CB557D9D7FAAEAD0D74383B82DB3FB9D4C7CD33A</text:p>
          </table:table-cell>
          <table:table-cell office:value-type="string" calcext:value-type="string">
            <text:p>3DE567C1350C0E858C6147AECB06EA9B3EAF3261</text:p>
          </table:table-cell>
          <table:table-cell office:value-type="float" office:value="43.8" calcext:value-type="float">
            <text:p>43.8</text:p>
          </table:table-cell>
          <table:table-cell table:formula="of:=1/[.I80]" office:value-type="float" office:value="0.0228310502283105" calcext:value-type="float">
            <text:p>0.02283105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D920BA3EE395E63FD3FDB8FA379993C6EA7897A</text:p>
          </table:table-cell>
          <table:table-cell office:value-type="string" calcext:value-type="string">
            <text:p>CFEC81B97F6C15689ED8451C3DB0F8C399C01724</text:p>
          </table:table-cell>
          <table:table-cell office:value-type="string" calcext:value-type="string">
            <text:p>683A668EBD5E275889B510CAEA45752016E3DE30</text:p>
          </table:table-cell>
          <table:table-cell office:value-type="float" office:value="2.79741506577" calcext:value-type="float">
            <text:p>2.7974150658</text:p>
          </table:table-cell>
          <table:table-cell/>
          <table:table-cell office:value-type="string" calcext:value-type="string">
            <text:p>6D920BA3EE395E63FD3FDB8FA379993C6EA7897A</text:p>
          </table:table-cell>
          <table:table-cell office:value-type="string" calcext:value-type="string">
            <text:p>CFEC81B97F6C15689ED8451C3DB0F8C399C01724</text:p>
          </table:table-cell>
          <table:table-cell office:value-type="string" calcext:value-type="string">
            <text:p>683A668EBD5E275889B510CAEA45752016E3DE30</text:p>
          </table:table-cell>
          <table:table-cell office:value-type="float" office:value="39.5" calcext:value-type="float">
            <text:p>39.5</text:p>
          </table:table-cell>
          <table:table-cell table:formula="of:=1/[.I81]" office:value-type="float" office:value="0.0253164556962025" calcext:value-type="float">
            <text:p>0.02531645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944008F97831B482014F8E8D267CB65E5B50DB</text:p>
          </table:table-cell>
          <table:table-cell office:value-type="string" calcext:value-type="string">
            <text:p>AAF805F258129F7216B342BD2A6E6EDBC0F6138B</text:p>
          </table:table-cell>
          <table:table-cell office:value-type="string" calcext:value-type="string">
            <text:p>32596E73F4190A553849B7F88461C18E89BA436C</text:p>
          </table:table-cell>
          <table:table-cell office:value-type="float" office:value="1.77460494041" calcext:value-type="float">
            <text:p>1.7746049404</text:p>
          </table:table-cell>
          <table:table-cell/>
          <table:table-cell office:value-type="string" calcext:value-type="string">
            <text:p>56944008F97831B482014F8E8D267CB65E5B50DB</text:p>
          </table:table-cell>
          <table:table-cell office:value-type="string" calcext:value-type="string">
            <text:p>AAF805F258129F7216B342BD2A6E6EDBC0F6138B</text:p>
          </table:table-cell>
          <table:table-cell office:value-type="string" calcext:value-type="string">
            <text:p>32596E73F4190A553849B7F88461C18E89BA436C</text:p>
          </table:table-cell>
          <table:table-cell office:value-type="float" office:value="54.9" calcext:value-type="float">
            <text:p>54.9</text:p>
          </table:table-cell>
          <table:table-cell table:formula="of:=1/[.I82]" office:value-type="float" office:value="0.0182149362477231" calcext:value-type="float">
            <text:p>0.01821493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AF0CB135825996AE37764164CA78853FB38A1E</text:p>
          </table:table-cell>
          <table:table-cell office:value-type="string" calcext:value-type="string">
            <text:p>C5A2588FCC41388CB1D45640607A591B0AEE8371</text:p>
          </table:table-cell>
          <table:table-cell office:value-type="string" calcext:value-type="string">
            <text:p>011E47E55BE7FDE2DE91A907D99A5C0528703ECA</text:p>
          </table:table-cell>
          <table:table-cell office:value-type="float" office:value="2.16013970375" calcext:value-type="float">
            <text:p>2.1601397038</text:p>
          </table:table-cell>
          <table:table-cell/>
          <table:table-cell office:value-type="string" calcext:value-type="string">
            <text:p>D1AF0CB135825996AE37764164CA78853FB38A1E</text:p>
          </table:table-cell>
          <table:table-cell office:value-type="string" calcext:value-type="string">
            <text:p>C5A2588FCC41388CB1D45640607A591B0AEE8371</text:p>
          </table:table-cell>
          <table:table-cell office:value-type="string" calcext:value-type="string">
            <text:p>011E47E55BE7FDE2DE91A907D99A5C0528703ECA</text:p>
          </table:table-cell>
          <table:table-cell office:value-type="float" office:value="61.9" calcext:value-type="float">
            <text:p>61.9</text:p>
          </table:table-cell>
          <table:table-cell table:formula="of:=1/[.I83]" office:value-type="float" office:value="0.0161550888529887" calcext:value-type="float">
            <text:p>0.01615508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7BFCB3096FC81FBD0B7ADA66164431EC7FD117</text:p>
          </table:table-cell>
          <table:table-cell office:value-type="string" calcext:value-type="string">
            <text:p>5216834D6B641C58347C7E353E88C6959F97DBE9</text:p>
          </table:table-cell>
          <table:table-cell office:value-type="string" calcext:value-type="string">
            <text:p>EE45B6FE4E20AA7EF979F0D1878E86AB5FE7F7A7</text:p>
          </table:table-cell>
          <table:table-cell office:value-type="float" office:value="2.39857745171" calcext:value-type="float">
            <text:p>2.3985774517</text:p>
          </table:table-cell>
          <table:table-cell/>
          <table:table-cell office:value-type="string" calcext:value-type="string">
            <text:p>BF7BFCB3096FC81FBD0B7ADA66164431EC7FD117</text:p>
          </table:table-cell>
          <table:table-cell office:value-type="string" calcext:value-type="string">
            <text:p>5216834D6B641C58347C7E353E88C6959F97DBE9</text:p>
          </table:table-cell>
          <table:table-cell office:value-type="string" calcext:value-type="string">
            <text:p>EE45B6FE4E20AA7EF979F0D1878E86AB5FE7F7A7</text:p>
          </table:table-cell>
          <table:table-cell office:value-type="float" office:value="40.4" calcext:value-type="float">
            <text:p>40.4</text:p>
          </table:table-cell>
          <table:table-cell table:formula="of:=1/[.I84]" office:value-type="float" office:value="0.0247524752475248" calcext:value-type="float">
            <text:p>0.02475247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FB2EB472643FAFCD5E73D2E37D51DB67203A695</text:p>
          </table:table-cell>
          <table:table-cell office:value-type="string" calcext:value-type="string">
            <text:p>3AE5D04CE71E4434710EACC4CD379E94D149445D</text:p>
          </table:table-cell>
          <table:table-cell office:value-type="string" calcext:value-type="string">
            <text:p>13188CEF8ABA3AC97304930CD1EE94D57F67A7C3</text:p>
          </table:table-cell>
          <table:table-cell office:value-type="float" office:value="2.82411911488" calcext:value-type="float">
            <text:p>2.8241191149</text:p>
          </table:table-cell>
          <table:table-cell/>
          <table:table-cell office:value-type="string" calcext:value-type="string">
            <text:p>DFB2EB472643FAFCD5E73D2E37D51DB67203A695</text:p>
          </table:table-cell>
          <table:table-cell office:value-type="string" calcext:value-type="string">
            <text:p>3AE5D04CE71E4434710EACC4CD379E94D149445D</text:p>
          </table:table-cell>
          <table:table-cell office:value-type="string" calcext:value-type="string">
            <text:p>13188CEF8ABA3AC97304930CD1EE94D57F67A7C3</text:p>
          </table:table-cell>
          <table:table-cell office:value-type="float" office:value="40.8" calcext:value-type="float">
            <text:p>40.8</text:p>
          </table:table-cell>
          <table:table-cell table:formula="of:=1/[.I85]" office:value-type="float" office:value="0.0245098039215686" calcext:value-type="float">
            <text:p>0.0245098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1FD7659F2DFE92B883083C0C6C974616D17F3D</text:p>
          </table:table-cell>
          <table:table-cell office:value-type="string" calcext:value-type="string">
            <text:p>EA1C6C5490CE496BECDADB93FBA9B81A3D0C9772</text:p>
          </table:table-cell>
          <table:table-cell office:value-type="string" calcext:value-type="string">
            <text:p>616EA51FD87EB862CF19A63315A61AF91CA603D7</text:p>
          </table:table-cell>
          <table:table-cell office:value-type="float" office:value="1.89957232475" calcext:value-type="float">
            <text:p>1.8995723248</text:p>
          </table:table-cell>
          <table:table-cell/>
          <table:table-cell office:value-type="string" calcext:value-type="string">
            <text:p>CE1FD7659F2DFE92B883083C0C6C974616D17F3D</text:p>
          </table:table-cell>
          <table:table-cell office:value-type="string" calcext:value-type="string">
            <text:p>EA1C6C5490CE496BECDADB93FBA9B81A3D0C9772</text:p>
          </table:table-cell>
          <table:table-cell office:value-type="string" calcext:value-type="string">
            <text:p>616EA51FD87EB862CF19A63315A61AF91CA603D7</text:p>
          </table:table-cell>
          <table:table-cell office:value-type="float" office:value="60.6" calcext:value-type="float">
            <text:p>60.6</text:p>
          </table:table-cell>
          <table:table-cell table:formula="of:=1/[.I86]" office:value-type="float" office:value="0.0165016501650165" calcext:value-type="float">
            <text:p>0.01650165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A0C3E177AF684581EF780981AEAF51A98A6B5CF</text:p>
          </table:table-cell>
          <table:table-cell office:value-type="string" calcext:value-type="string">
            <text:p>396E999FDAE88B292C40404E9706B31CB757598F</text:p>
          </table:table-cell>
          <table:table-cell office:value-type="string" calcext:value-type="string">
            <text:p>FE636E04E0BCDACCBFEDD26E7F9BD8800FD72630</text:p>
          </table:table-cell>
          <table:table-cell office:value-type="float" office:value="2.67182188034" calcext:value-type="float">
            <text:p>2.6718218803</text:p>
          </table:table-cell>
          <table:table-cell/>
          <table:table-cell office:value-type="string" calcext:value-type="string">
            <text:p>4A0C3E177AF684581EF780981AEAF51A98A6B5CF</text:p>
          </table:table-cell>
          <table:table-cell office:value-type="string" calcext:value-type="string">
            <text:p>396E999FDAE88B292C40404E9706B31CB757598F</text:p>
          </table:table-cell>
          <table:table-cell office:value-type="string" calcext:value-type="string">
            <text:p>FE636E04E0BCDACCBFEDD26E7F9BD8800FD72630</text:p>
          </table:table-cell>
          <table:table-cell office:value-type="float" office:value="37.5" calcext:value-type="float">
            <text:p>37.5</text:p>
          </table:table-cell>
          <table:table-cell table:formula="of:=1/[.I87]" office:value-type="float" office:value="0.0266666666666667" calcext:value-type="float">
            <text:p>0.0266666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F6C767297BD0F7073B0EF73D76565A62A6873D4</text:p>
          </table:table-cell>
          <table:table-cell office:value-type="string" calcext:value-type="string">
            <text:p>D38429A2CDA44DBCF646F43A9718DD36A28CB17F</text:p>
          </table:table-cell>
          <table:table-cell office:value-type="string" calcext:value-type="string">
            <text:p>2AF2C46E92572C3876B236D59229E6617752A3FC</text:p>
          </table:table-cell>
          <table:table-cell office:value-type="float" office:value="1.61358730793" calcext:value-type="float">
            <text:p>1.6135873079</text:p>
          </table:table-cell>
          <table:table-cell/>
          <table:table-cell office:value-type="string" calcext:value-type="string">
            <text:p>4F6C767297BD0F7073B0EF73D76565A62A6873D4</text:p>
          </table:table-cell>
          <table:table-cell office:value-type="string" calcext:value-type="string">
            <text:p>D38429A2CDA44DBCF646F43A9718DD36A28CB17F</text:p>
          </table:table-cell>
          <table:table-cell office:value-type="string" calcext:value-type="string">
            <text:p>2AF2C46E92572C3876B236D59229E6617752A3FC</text:p>
          </table:table-cell>
          <table:table-cell office:value-type="float" office:value="81.7" calcext:value-type="float">
            <text:p>81.7</text:p>
          </table:table-cell>
          <table:table-cell table:formula="of:=1/[.I88]" office:value-type="float" office:value="0.0122399020807834" calcext:value-type="float">
            <text:p>0.0122399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DE2FFA60BABF6D40FA74B11BB762765D2AD700</text:p>
          </table:table-cell>
          <table:table-cell office:value-type="string" calcext:value-type="string">
            <text:p>79595E376F655335DFAC20F825A75FA0D55C710D</text:p>
          </table:table-cell>
          <table:table-cell office:value-type="string" calcext:value-type="string">
            <text:p>1C84A23261FC9249C5C7E3D18ADC4E281D7B339E</text:p>
          </table:table-cell>
          <table:table-cell office:value-type="float" office:value="2.03204841614" calcext:value-type="float">
            <text:p>2.0320484161</text:p>
          </table:table-cell>
          <table:table-cell/>
          <table:table-cell office:value-type="string" calcext:value-type="string">
            <text:p>B3DE2FFA60BABF6D40FA74B11BB762765D2AD700</text:p>
          </table:table-cell>
          <table:table-cell office:value-type="string" calcext:value-type="string">
            <text:p>79595E376F655335DFAC20F825A75FA0D55C710D</text:p>
          </table:table-cell>
          <table:table-cell office:value-type="string" calcext:value-type="string">
            <text:p>1C84A23261FC9249C5C7E3D18ADC4E281D7B339E</text:p>
          </table:table-cell>
          <table:table-cell office:value-type="float" office:value="52.4" calcext:value-type="float">
            <text:p>52.4</text:p>
          </table:table-cell>
          <table:table-cell table:formula="of:=1/[.I89]" office:value-type="float" office:value="0.0190839694656489" calcext:value-type="float">
            <text:p>0.01908396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429A1889125A69E4286ED8F5A7C342AB46AF993</text:p>
          </table:table-cell>
          <table:table-cell office:value-type="string" calcext:value-type="string">
            <text:p>BB811306F95C9582E79C5EE0D4E9E0B8B07046DF</text:p>
          </table:table-cell>
          <table:table-cell office:value-type="string" calcext:value-type="string">
            <text:p>5D263037FC175596B3A344132B0B755EB8FB1D1C</text:p>
          </table:table-cell>
          <table:table-cell office:value-type="float" office:value="1.74798312187" calcext:value-type="float">
            <text:p>1.7479831219</text:p>
          </table:table-cell>
          <table:table-cell/>
          <table:table-cell office:value-type="string" calcext:value-type="string">
            <text:p>D429A1889125A69E4286ED8F5A7C342AB46AF993</text:p>
          </table:table-cell>
          <table:table-cell office:value-type="string" calcext:value-type="string">
            <text:p>BB811306F95C9582E79C5EE0D4E9E0B8B07046DF</text:p>
          </table:table-cell>
          <table:table-cell office:value-type="string" calcext:value-type="string">
            <text:p>5D263037FC175596B3A344132B0B755EB8FB1D1C</text:p>
          </table:table-cell>
          <table:table-cell office:value-type="float" office:value="64.7" calcext:value-type="float">
            <text:p>64.7</text:p>
          </table:table-cell>
          <table:table-cell table:formula="of:=1/[.I90]" office:value-type="float" office:value="0.0154559505409583" calcext:value-type="float">
            <text:p>0.01545595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22D90EA6EDA85B3A8566F2C04F2D8C5C7C1EF1</text:p>
          </table:table-cell>
          <table:table-cell office:value-type="string" calcext:value-type="string">
            <text:p>8465BD0CA2C2A01B87179FD24B9AB7757D35D97F</text:p>
          </table:table-cell>
          <table:table-cell office:value-type="string" calcext:value-type="string">
            <text:p>741FC99005EA893BBB24A608E1FE454D9664A380</text:p>
          </table:table-cell>
          <table:table-cell office:value-type="float" office:value="3.44999651909" calcext:value-type="float">
            <text:p>3.4499965191</text:p>
          </table:table-cell>
          <table:table-cell/>
          <table:table-cell office:value-type="string" calcext:value-type="string">
            <text:p>1322D90EA6EDA85B3A8566F2C04F2D8C5C7C1EF1</text:p>
          </table:table-cell>
          <table:table-cell office:value-type="string" calcext:value-type="string">
            <text:p>8465BD0CA2C2A01B87179FD24B9AB7757D35D97F</text:p>
          </table:table-cell>
          <table:table-cell office:value-type="string" calcext:value-type="string">
            <text:p>741FC99005EA893BBB24A608E1FE454D9664A380</text:p>
          </table:table-cell>
          <table:table-cell office:value-type="float" office:value="30.2" calcext:value-type="float">
            <text:p>30.2</text:p>
          </table:table-cell>
          <table:table-cell table:formula="of:=1/[.I91]" office:value-type="float" office:value="0.033112582781457" calcext:value-type="float">
            <text:p>0.03311258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A37FDA63912E149B35C63CE047EE3DDF75C0EB</text:p>
          </table:table-cell>
          <table:table-cell office:value-type="string" calcext:value-type="string">
            <text:p>83DFEC1DDE89CA19282B6845A7F977512BB03D85</text:p>
          </table:table-cell>
          <table:table-cell office:value-type="string" calcext:value-type="string">
            <text:p>A2E331C0DF80A0B8F1A4D850252CDCDB3C4A105A</text:p>
          </table:table-cell>
          <table:table-cell office:value-type="float" office:value="2.44042818546" calcext:value-type="float">
            <text:p>2.4404281855</text:p>
          </table:table-cell>
          <table:table-cell/>
          <table:table-cell office:value-type="string" calcext:value-type="string">
            <text:p>FDA37FDA63912E149B35C63CE047EE3DDF75C0EB</text:p>
          </table:table-cell>
          <table:table-cell office:value-type="string" calcext:value-type="string">
            <text:p>83DFEC1DDE89CA19282B6845A7F977512BB03D85</text:p>
          </table:table-cell>
          <table:table-cell office:value-type="string" calcext:value-type="string">
            <text:p>A2E331C0DF80A0B8F1A4D850252CDCDB3C4A105A</text:p>
          </table:table-cell>
          <table:table-cell office:value-type="float" office:value="45.2" calcext:value-type="float">
            <text:p>45.2</text:p>
          </table:table-cell>
          <table:table-cell table:formula="of:=1/[.I92]" office:value-type="float" office:value="0.0221238938053097" calcext:value-type="float">
            <text:p>0.02212389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7B8FC3A90FA615119A3DD6EDFF7544F632B800</text:p>
          </table:table-cell>
          <table:table-cell office:value-type="string" calcext:value-type="string">
            <text:p>7DE0747506EF366AADB5CAB8832F9C501E6462F4</text:p>
          </table:table-cell>
          <table:table-cell office:value-type="string" calcext:value-type="string">
            <text:p>6BFF17C0739A7C1C8D537026045A88642A2273EE</text:p>
          </table:table-cell>
          <table:table-cell office:value-type="float" office:value="2.51747770309" calcext:value-type="float">
            <text:p>2.5174777031</text:p>
          </table:table-cell>
          <table:table-cell/>
          <table:table-cell office:value-type="string" calcext:value-type="string">
            <text:p>D37B8FC3A90FA615119A3DD6EDFF7544F632B800</text:p>
          </table:table-cell>
          <table:table-cell office:value-type="string" calcext:value-type="string">
            <text:p>7DE0747506EF366AADB5CAB8832F9C501E6462F4</text:p>
          </table:table-cell>
          <table:table-cell office:value-type="string" calcext:value-type="string">
            <text:p>6BFF17C0739A7C1C8D537026045A88642A2273EE</text:p>
          </table:table-cell>
          <table:table-cell office:value-type="float" office:value="39.7" calcext:value-type="float">
            <text:p>39.7</text:p>
          </table:table-cell>
          <table:table-cell table:formula="of:=1/[.I93]" office:value-type="float" office:value="0.0251889168765743" calcext:value-type="float">
            <text:p>0.0251889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AC77667D8D606251B749DFDA473B2C781F78D0</text:p>
          </table:table-cell>
          <table:table-cell office:value-type="string" calcext:value-type="string">
            <text:p>F7750E2F5C7D9FED0EA3AADD1E0E2CB123BA393D</text:p>
          </table:table-cell>
          <table:table-cell office:value-type="string" calcext:value-type="string">
            <text:p>1532A36172C70012B1057FBBFAFE2734EDBF4A3B</text:p>
          </table:table-cell>
          <table:table-cell office:value-type="float" office:value="1.62552177906" calcext:value-type="float">
            <text:p>1.6255217791</text:p>
          </table:table-cell>
          <table:table-cell/>
          <table:table-cell office:value-type="string" calcext:value-type="string">
            <text:p>99AC77667D8D606251B749DFDA473B2C781F78D0</text:p>
          </table:table-cell>
          <table:table-cell office:value-type="string" calcext:value-type="string">
            <text:p>F7750E2F5C7D9FED0EA3AADD1E0E2CB123BA393D</text:p>
          </table:table-cell>
          <table:table-cell office:value-type="string" calcext:value-type="string">
            <text:p>1532A36172C70012B1057FBBFAFE2734EDBF4A3B</text:p>
          </table:table-cell>
          <table:table-cell office:value-type="float" office:value="65.3" calcext:value-type="float">
            <text:p>65.3</text:p>
          </table:table-cell>
          <table:table-cell table:formula="of:=1/[.I94]" office:value-type="float" office:value="0.0153139356814701" calcext:value-type="float">
            <text:p>0.01531393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BB8854BAF5568F3A74750E860923B6898882F14</text:p>
          </table:table-cell>
          <table:table-cell office:value-type="string" calcext:value-type="string">
            <text:p>88235E2877B61BF2AEE5D43D727DED66DDF685F5</text:p>
          </table:table-cell>
          <table:table-cell office:value-type="string" calcext:value-type="string">
            <text:p>B3648D05D26F9564FA9CD6185CC06DC59383EB63</text:p>
          </table:table-cell>
          <table:table-cell office:value-type="float" office:value="2.88615586758" calcext:value-type="float">
            <text:p>2.8861558676</text:p>
          </table:table-cell>
          <table:table-cell/>
          <table:table-cell office:value-type="string" calcext:value-type="string">
            <text:p>8BB8854BAF5568F3A74750E860923B6898882F14</text:p>
          </table:table-cell>
          <table:table-cell office:value-type="string" calcext:value-type="string">
            <text:p>88235E2877B61BF2AEE5D43D727DED66DDF685F5</text:p>
          </table:table-cell>
          <table:table-cell office:value-type="string" calcext:value-type="string">
            <text:p>B3648D05D26F9564FA9CD6185CC06DC59383EB63</text:p>
          </table:table-cell>
          <table:table-cell office:value-type="float" office:value="35.7" calcext:value-type="float">
            <text:p>35.7</text:p>
          </table:table-cell>
          <table:table-cell table:formula="of:=1/[.I95]" office:value-type="float" office:value="0.0280112044817927" calcext:value-type="float">
            <text:p>0.02801120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973217E70AF00EBE51797FF6D9AA720A902EAA</text:p>
          </table:table-cell>
          <table:table-cell office:value-type="string" calcext:value-type="string">
            <text:p>9561D6B3D8A66A96657A5ABBC8C7FBA565A6CA39</text:p>
          </table:table-cell>
          <table:table-cell office:value-type="string" calcext:value-type="string">
            <text:p>9FB2DCBE32859CD510EA325FA64237F5AAE78E17</text:p>
          </table:table-cell>
          <table:table-cell office:value-type="float" office:value="2.90664300919" calcext:value-type="float">
            <text:p>2.9066430092</text:p>
          </table:table-cell>
          <table:table-cell/>
          <table:table-cell office:value-type="string" calcext:value-type="string">
            <text:p>30973217E70AF00EBE51797FF6D9AA720A902EAA</text:p>
          </table:table-cell>
          <table:table-cell office:value-type="string" calcext:value-type="string">
            <text:p>9561D6B3D8A66A96657A5ABBC8C7FBA565A6CA39</text:p>
          </table:table-cell>
          <table:table-cell office:value-type="string" calcext:value-type="string">
            <text:p>9FB2DCBE32859CD510EA325FA64237F5AAE78E17</text:p>
          </table:table-cell>
          <table:table-cell office:value-type="float" office:value="40.1" calcext:value-type="float">
            <text:p>40.1</text:p>
          </table:table-cell>
          <table:table-cell table:formula="of:=1/[.I96]" office:value-type="float" office:value="0.0249376558603491" calcext:value-type="float">
            <text:p>0.02493765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6536404200A74930DB165858BD5BB554D2BEA2</text:p>
          </table:table-cell>
          <table:table-cell office:value-type="string" calcext:value-type="string">
            <text:p>95C4EF3787069A3A1A3B5FD4057A34CA97C171C3</text:p>
          </table:table-cell>
          <table:table-cell office:value-type="string" calcext:value-type="string">
            <text:p>F94BCE1B6E3899FA4E4CBCC3B19C4FD8CC2B33BB</text:p>
          </table:table-cell>
          <table:table-cell office:value-type="float" office:value="3.00396173" calcext:value-type="float">
            <text:p>3.00396173</text:p>
          </table:table-cell>
          <table:table-cell/>
          <table:table-cell office:value-type="string" calcext:value-type="string">
            <text:p>E36536404200A74930DB165858BD5BB554D2BEA2</text:p>
          </table:table-cell>
          <table:table-cell office:value-type="string" calcext:value-type="string">
            <text:p>95C4EF3787069A3A1A3B5FD4057A34CA97C171C3</text:p>
          </table:table-cell>
          <table:table-cell office:value-type="string" calcext:value-type="string">
            <text:p>F94BCE1B6E3899FA4E4CBCC3B19C4FD8CC2B33BB</text:p>
          </table:table-cell>
          <table:table-cell office:value-type="float" office:value="37.4" calcext:value-type="float">
            <text:p>37.4</text:p>
          </table:table-cell>
          <table:table-cell table:formula="of:=1/[.I97]" office:value-type="float" office:value="0.0267379679144385" calcext:value-type="float">
            <text:p>0.02673796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021D947F3DF56A9C0F86C0213E9B3BC4666B82</text:p>
          </table:table-cell>
          <table:table-cell office:value-type="string" calcext:value-type="string">
            <text:p>C89C1776516FAB106B60A003F73E009D974F9D25</text:p>
          </table:table-cell>
          <table:table-cell office:value-type="string" calcext:value-type="string">
            <text:p>BA3C74A60F75F55DAFA2230CFE7B3723CF9136B8</text:p>
          </table:table-cell>
          <table:table-cell office:value-type="float" office:value="4.51323547363" calcext:value-type="float">
            <text:p>4.5132354736</text:p>
          </table:table-cell>
          <table:table-cell/>
          <table:table-cell office:value-type="string" calcext:value-type="string">
            <text:p>42021D947F3DF56A9C0F86C0213E9B3BC4666B82</text:p>
          </table:table-cell>
          <table:table-cell office:value-type="string" calcext:value-type="string">
            <text:p>C89C1776516FAB106B60A003F73E009D974F9D25</text:p>
          </table:table-cell>
          <table:table-cell office:value-type="string" calcext:value-type="string">
            <text:p>BA3C74A60F75F55DAFA2230CFE7B3723CF9136B8</text:p>
          </table:table-cell>
          <table:table-cell office:value-type="float" office:value="26.9" calcext:value-type="float">
            <text:p>26.9</text:p>
          </table:table-cell>
          <table:table-cell table:formula="of:=1/[.I98]" office:value-type="float" office:value="0.0371747211895911" calcext:value-type="float">
            <text:p>0.03717472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5E5ABBF2E5846443901E878146060148EFEA44</text:p>
          </table:table-cell>
          <table:table-cell office:value-type="string" calcext:value-type="string">
            <text:p>87C501AEBD9E37EC98877648CA045DCCF5B1F896</text:p>
          </table:table-cell>
          <table:table-cell office:value-type="string" calcext:value-type="string">
            <text:p>C92C5913D70F7ADF473165020A690F4A68156887</text:p>
          </table:table-cell>
          <table:table-cell office:value-type="float" office:value="3.37869086266" calcext:value-type="float">
            <text:p>3.3786908627</text:p>
          </table:table-cell>
          <table:table-cell/>
          <table:table-cell office:value-type="string" calcext:value-type="string">
            <text:p>265E5ABBF2E5846443901E878146060148EFEA44</text:p>
          </table:table-cell>
          <table:table-cell office:value-type="string" calcext:value-type="string">
            <text:p>87C501AEBD9E37EC98877648CA045DCCF5B1F896</text:p>
          </table:table-cell>
          <table:table-cell office:value-type="string" calcext:value-type="string">
            <text:p>C92C5913D70F7ADF473165020A690F4A68156887</text:p>
          </table:table-cell>
          <table:table-cell office:value-type="float" office:value="30.2" calcext:value-type="float">
            <text:p>30.2</text:p>
          </table:table-cell>
          <table:table-cell table:formula="of:=1/[.I99]" office:value-type="float" office:value="0.033112582781457" calcext:value-type="float">
            <text:p>0.03311258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9F86FE4A4E466E1EF976BEDF8DBD81DA2977FD7</text:p>
          </table:table-cell>
          <table:table-cell office:value-type="string" calcext:value-type="string">
            <text:p>DD0EFE0CED5D343DFE5882551CD15B1570D5EFBD</text:p>
          </table:table-cell>
          <table:table-cell office:value-type="string" calcext:value-type="string">
            <text:p>C936EF88A118014172ADB0AAA1A2BD31E9AF0F85</text:p>
          </table:table-cell>
          <table:table-cell office:value-type="float" office:value="3.22866339684" calcext:value-type="float">
            <text:p>3.2286633968</text:p>
          </table:table-cell>
          <table:table-cell/>
          <table:table-cell office:value-type="string" calcext:value-type="string">
            <text:p>A9F86FE4A4E466E1EF976BEDF8DBD81DA2977FD7</text:p>
          </table:table-cell>
          <table:table-cell office:value-type="string" calcext:value-type="string">
            <text:p>DD0EFE0CED5D343DFE5882551CD15B1570D5EFBD</text:p>
          </table:table-cell>
          <table:table-cell office:value-type="string" calcext:value-type="string">
            <text:p>C936EF88A118014172ADB0AAA1A2BD31E9AF0F85</text:p>
          </table:table-cell>
          <table:table-cell office:value-type="float" office:value="20.6" calcext:value-type="float">
            <text:p>20.6</text:p>
          </table:table-cell>
          <table:table-cell table:formula="of:=1/[.I100]" office:value-type="float" office:value="0.0485436893203883" calcext:value-type="float">
            <text:p>0.04854368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73A7A8BA9D32043641B69726D32A9ADFE26D16</text:p>
          </table:table-cell>
          <table:table-cell office:value-type="string" calcext:value-type="string">
            <text:p>022FC55242FF794B9BA1CBEBF90F7F550D4F5B4C</text:p>
          </table:table-cell>
          <table:table-cell office:value-type="string" calcext:value-type="string">
            <text:p>35AF53CB086721CA9EF85B108E1BD7AFA636804B</text:p>
          </table:table-cell>
          <table:table-cell office:value-type="float" office:value="2.54624669552" calcext:value-type="float">
            <text:p>2.5462466955</text:p>
          </table:table-cell>
          <table:table-cell/>
          <table:table-cell office:value-type="string" calcext:value-type="string">
            <text:p>0173A7A8BA9D32043641B69726D32A9ADFE26D16</text:p>
          </table:table-cell>
          <table:table-cell office:value-type="string" calcext:value-type="string">
            <text:p>022FC55242FF794B9BA1CBEBF90F7F550D4F5B4C</text:p>
          </table:table-cell>
          <table:table-cell office:value-type="string" calcext:value-type="string">
            <text:p>35AF53CB086721CA9EF85B108E1BD7AFA636804B</text:p>
          </table:table-cell>
          <table:table-cell office:value-type="float" office:value="40.3" calcext:value-type="float">
            <text:p>40.3</text:p>
          </table:table-cell>
          <table:table-cell table:formula="of:=1/[.I101]" office:value-type="float" office:value="0.0248138957816377" calcext:value-type="float">
            <text:p>0.02481389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727692E40A4CBC7FA5770BD85985243E6098AF5</text:p>
          </table:table-cell>
          <table:table-cell office:value-type="string" calcext:value-type="string">
            <text:p>71243E3473BA0196115A0A2F5624FD2C79022295</text:p>
          </table:table-cell>
          <table:table-cell office:value-type="string" calcext:value-type="string">
            <text:p>A06EBB1BBD52698ED991313B0E7CFC54CB0B3D81</text:p>
          </table:table-cell>
          <table:table-cell office:value-type="float" office:value="3.20614273548" calcext:value-type="float">
            <text:p>3.2061427355</text:p>
          </table:table-cell>
          <table:table-cell/>
          <table:table-cell office:value-type="string" calcext:value-type="string">
            <text:p>F727692E40A4CBC7FA5770BD85985243E6098AF5</text:p>
          </table:table-cell>
          <table:table-cell office:value-type="string" calcext:value-type="string">
            <text:p>71243E3473BA0196115A0A2F5624FD2C79022295</text:p>
          </table:table-cell>
          <table:table-cell office:value-type="string" calcext:value-type="string">
            <text:p>A06EBB1BBD52698ED991313B0E7CFC54CB0B3D81</text:p>
          </table:table-cell>
          <table:table-cell office:value-type="float" office:value="32.3" calcext:value-type="float">
            <text:p>32.3</text:p>
          </table:table-cell>
          <table:table-cell table:formula="of:=1/[.I102]" office:value-type="float" office:value="0.0309597523219814" calcext:value-type="float">
            <text:p>0.0309597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DAEBA458F6129776643751934076A51D851C348</text:p>
          </table:table-cell>
          <table:table-cell office:value-type="string" calcext:value-type="string">
            <text:p>046281B639E3A8BD54743F742D13B8CB3D3C6259</text:p>
          </table:table-cell>
          <table:table-cell office:value-type="string" calcext:value-type="string">
            <text:p>B92168B497A17F97D4EF8DD1FE1E720194AF6218</text:p>
          </table:table-cell>
          <table:table-cell office:value-type="float" office:value="1.63723216057" calcext:value-type="float">
            <text:p>1.6372321606</text:p>
          </table:table-cell>
          <table:table-cell/>
          <table:table-cell office:value-type="string" calcext:value-type="string">
            <text:p>CDAEBA458F6129776643751934076A51D851C348</text:p>
          </table:table-cell>
          <table:table-cell office:value-type="string" calcext:value-type="string">
            <text:p>046281B639E3A8BD54743F742D13B8CB3D3C6259</text:p>
          </table:table-cell>
          <table:table-cell office:value-type="string" calcext:value-type="string">
            <text:p>B92168B497A17F97D4EF8DD1FE1E720194AF6218</text:p>
          </table:table-cell>
          <table:table-cell office:value-type="float" office:value="79.7" calcext:value-type="float">
            <text:p>79.7</text:p>
          </table:table-cell>
          <table:table-cell table:formula="of:=1/[.I103]" office:value-type="float" office:value="0.0125470514429109" calcext:value-type="float">
            <text:p>0.01254705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EE24CECC294D7C30610AF82EDB073D7172566C3</text:p>
          </table:table-cell>
          <table:table-cell office:value-type="string" calcext:value-type="string">
            <text:p>5D70E9E2F0C9D37C36BBE6E459A7215915175196</text:p>
          </table:table-cell>
          <table:table-cell office:value-type="string" calcext:value-type="string">
            <text:p>0EA8D865EB395BEF5D4D9A6ACC35A52682F30E7C</text:p>
          </table:table-cell>
          <table:table-cell office:value-type="float" office:value="2.64475879669" calcext:value-type="float">
            <text:p>2.6447587967</text:p>
          </table:table-cell>
          <table:table-cell/>
          <table:table-cell office:value-type="string" calcext:value-type="string">
            <text:p>0EE24CECC294D7C30610AF82EDB073D7172566C3</text:p>
          </table:table-cell>
          <table:table-cell office:value-type="string" calcext:value-type="string">
            <text:p>5D70E9E2F0C9D37C36BBE6E459A7215915175196</text:p>
          </table:table-cell>
          <table:table-cell office:value-type="string" calcext:value-type="string">
            <text:p>0EA8D865EB395BEF5D4D9A6ACC35A52682F30E7C</text:p>
          </table:table-cell>
          <table:table-cell office:value-type="float" office:value="37.6" calcext:value-type="float">
            <text:p>37.6</text:p>
          </table:table-cell>
          <table:table-cell table:formula="of:=1/[.I104]" office:value-type="float" office:value="0.0265957446808511" calcext:value-type="float">
            <text:p>0.02659574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7371E0DB7F7F5EAFD243853DCA77F3E762625F3</text:p>
          </table:table-cell>
          <table:table-cell office:value-type="string" calcext:value-type="string">
            <text:p>6A044305B6C369DB84B0A65522F69D73F4ED5C87</text:p>
          </table:table-cell>
          <table:table-cell office:value-type="string" calcext:value-type="string">
            <text:p>A5B8D173361B2E22D644370404DA2A01F76B9BEC</text:p>
          </table:table-cell>
          <table:table-cell office:value-type="float" office:value="3.2590025425" calcext:value-type="float">
            <text:p>3.2590025425</text:p>
          </table:table-cell>
          <table:table-cell/>
          <table:table-cell office:value-type="string" calcext:value-type="string">
            <text:p>C7371E0DB7F7F5EAFD243853DCA77F3E762625F3</text:p>
          </table:table-cell>
          <table:table-cell office:value-type="string" calcext:value-type="string">
            <text:p>6A044305B6C369DB84B0A65522F69D73F4ED5C87</text:p>
          </table:table-cell>
          <table:table-cell office:value-type="string" calcext:value-type="string">
            <text:p>A5B8D173361B2E22D644370404DA2A01F76B9BEC</text:p>
          </table:table-cell>
          <table:table-cell office:value-type="float" office:value="13.6" calcext:value-type="float">
            <text:p>13.6</text:p>
          </table:table-cell>
          <table:table-cell table:formula="of:=1/[.I105]" office:value-type="float" office:value="0.0735294117647059" calcext:value-type="float">
            <text:p>0.07352941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EEFE073FA3D4300C7C5CCF4A9CF915787A6B23</text:p>
          </table:table-cell>
          <table:table-cell office:value-type="string" calcext:value-type="string">
            <text:p>5E867629276E266411CBA11CD86C5510A987CC25</text:p>
          </table:table-cell>
          <table:table-cell office:value-type="string" calcext:value-type="string">
            <text:p>A24A46202A78A7C882524B464C38E21D3F5CA43A</text:p>
          </table:table-cell>
          <table:table-cell office:value-type="float" office:value="3.5269297123" calcext:value-type="float">
            <text:p>3.5269297123</text:p>
          </table:table-cell>
          <table:table-cell/>
          <table:table-cell office:value-type="string" calcext:value-type="string">
            <text:p>EFEEFE073FA3D4300C7C5CCF4A9CF915787A6B23</text:p>
          </table:table-cell>
          <table:table-cell office:value-type="string" calcext:value-type="string">
            <text:p>5E867629276E266411CBA11CD86C5510A987CC25</text:p>
          </table:table-cell>
          <table:table-cell office:value-type="string" calcext:value-type="string">
            <text:p>A24A46202A78A7C882524B464C38E21D3F5CA43A</text:p>
          </table:table-cell>
          <table:table-cell office:value-type="float" office:value="33.2" calcext:value-type="float">
            <text:p>33.2</text:p>
          </table:table-cell>
          <table:table-cell table:formula="of:=1/[.I106]" office:value-type="float" office:value="0.0301204819277108" calcext:value-type="float">
            <text:p>0.03012048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2E2841F1A04820E440ADD5384CF768A11C3302</text:p>
          </table:table-cell>
          <table:table-cell office:value-type="string" calcext:value-type="string">
            <text:p>2815DADD2AE48F4EBE6417B157316D3482A73507</text:p>
          </table:table-cell>
          <table:table-cell office:value-type="string" calcext:value-type="string">
            <text:p>2228CEF5C10B1C469C428013F7A5E26678F3443F</text:p>
          </table:table-cell>
          <table:table-cell office:value-type="float" office:value="1.60707867146" calcext:value-type="float">
            <text:p>1.6070786715</text:p>
          </table:table-cell>
          <table:table-cell/>
          <table:table-cell office:value-type="string" calcext:value-type="string">
            <text:p>AD2E2841F1A04820E440ADD5384CF768A11C3302</text:p>
          </table:table-cell>
          <table:table-cell office:value-type="string" calcext:value-type="string">
            <text:p>2815DADD2AE48F4EBE6417B157316D3482A73507</text:p>
          </table:table-cell>
          <table:table-cell office:value-type="string" calcext:value-type="string">
            <text:p>2228CEF5C10B1C469C428013F7A5E26678F3443F</text:p>
          </table:table-cell>
          <table:table-cell office:value-type="float" office:value="76.8" calcext:value-type="float">
            <text:p>76.8</text:p>
          </table:table-cell>
          <table:table-cell table:formula="of:=1/[.I107]" office:value-type="float" office:value="0.0130208333333333" calcext:value-type="float">
            <text:p>0.0130208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C3DD54E1D690D904247F0CACFCE006523A9C409</text:p>
          </table:table-cell>
          <table:table-cell office:value-type="string" calcext:value-type="string">
            <text:p>CEC900DF01E306BE12801CC13C35AE8829FC6AEF</text:p>
          </table:table-cell>
          <table:table-cell office:value-type="string" calcext:value-type="string">
            <text:p>882698B2CA1C3CC8B34751478BFB90CE84C72F36</text:p>
          </table:table-cell>
          <table:table-cell office:value-type="float" office:value="1.63629999161" calcext:value-type="float">
            <text:p>1.6362999916</text:p>
          </table:table-cell>
          <table:table-cell/>
          <table:table-cell office:value-type="string" calcext:value-type="string">
            <text:p>FC3DD54E1D690D904247F0CACFCE006523A9C409</text:p>
          </table:table-cell>
          <table:table-cell office:value-type="string" calcext:value-type="string">
            <text:p>CEC900DF01E306BE12801CC13C35AE8829FC6AEF</text:p>
          </table:table-cell>
          <table:table-cell office:value-type="string" calcext:value-type="string">
            <text:p>882698B2CA1C3CC8B34751478BFB90CE84C72F36</text:p>
          </table:table-cell>
          <table:table-cell office:value-type="float" office:value="64.3333333333" calcext:value-type="float">
            <text:p>64.3333333333</text:p>
          </table:table-cell>
          <table:table-cell table:formula="of:=1/[.I108]" office:value-type="float" office:value="0.0155440414507853" calcext:value-type="float">
            <text:p>0.0155440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5C5739C8C5AB72094EB2B05738FD1F8EEF6EBD</text:p>
          </table:table-cell>
          <table:table-cell office:value-type="string" calcext:value-type="string">
            <text:p>289C647B9B535EFA81F0C26B28BDEBD6CCC22B84</text:p>
          </table:table-cell>
          <table:table-cell office:value-type="string" calcext:value-type="string">
            <text:p>0EB6BCCDFD66339C25406390D793F61BDC0059BC</text:p>
          </table:table-cell>
          <table:table-cell office:value-type="float" office:value="1.60068888664" calcext:value-type="float">
            <text:p>1.6006888866</text:p>
          </table:table-cell>
          <table:table-cell/>
          <table:table-cell office:value-type="string" calcext:value-type="string">
            <text:p>B35C5739C8C5AB72094EB2B05738FD1F8EEF6EBD</text:p>
          </table:table-cell>
          <table:table-cell office:value-type="string" calcext:value-type="string">
            <text:p>289C647B9B535EFA81F0C26B28BDEBD6CCC22B84</text:p>
          </table:table-cell>
          <table:table-cell office:value-type="string" calcext:value-type="string">
            <text:p>0EB6BCCDFD66339C25406390D793F61BDC0059BC</text:p>
          </table:table-cell>
          <table:table-cell office:value-type="float" office:value="77.8" calcext:value-type="float">
            <text:p>77.8</text:p>
          </table:table-cell>
          <table:table-cell table:formula="of:=1/[.I109]" office:value-type="float" office:value="0.012853470437018" calcext:value-type="float">
            <text:p>0.01285347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89ACC54C02AE8801FC3E068D11281C76FAF72E7</text:p>
          </table:table-cell>
          <table:table-cell office:value-type="string" calcext:value-type="string">
            <text:p>663846D4483EC6633AC439DEE8417EBCC7F69B24</text:p>
          </table:table-cell>
          <table:table-cell office:value-type="string" calcext:value-type="string">
            <text:p>AAE758E4C30FA8134494BEE8859D93F4F424409D</text:p>
          </table:table-cell>
          <table:table-cell office:value-type="float" office:value="1.99851737022" calcext:value-type="float">
            <text:p>1.9985173702</text:p>
          </table:table-cell>
          <table:table-cell/>
          <table:table-cell office:value-type="string" calcext:value-type="string">
            <text:p>E89ACC54C02AE8801FC3E068D11281C76FAF72E7</text:p>
          </table:table-cell>
          <table:table-cell office:value-type="string" calcext:value-type="string">
            <text:p>663846D4483EC6633AC439DEE8417EBCC7F69B24</text:p>
          </table:table-cell>
          <table:table-cell office:value-type="string" calcext:value-type="string">
            <text:p>AAE758E4C30FA8134494BEE8859D93F4F424409D</text:p>
          </table:table-cell>
          <table:table-cell office:value-type="float" office:value="49.3" calcext:value-type="float">
            <text:p>49.3</text:p>
          </table:table-cell>
          <table:table-cell table:formula="of:=1/[.I110]" office:value-type="float" office:value="0.0202839756592292" calcext:value-type="float">
            <text:p>0.02028397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D602AC562DFBFE9E4FD440D22FEBC7E062C5611</text:p>
          </table:table-cell>
          <table:table-cell office:value-type="string" calcext:value-type="string">
            <text:p>B39C680A9958B9B032F50F7D02F943B3D82AF4CD</text:p>
          </table:table-cell>
          <table:table-cell office:value-type="string" calcext:value-type="string">
            <text:p>90F6115AC2955B2675A04A5EEA2F4D79D550BAD1</text:p>
          </table:table-cell>
          <table:table-cell office:value-type="float" office:value="3.00581364632" calcext:value-type="float">
            <text:p>3.0058136463</text:p>
          </table:table-cell>
          <table:table-cell/>
          <table:table-cell office:value-type="string" calcext:value-type="string">
            <text:p>6D602AC562DFBFE9E4FD440D22FEBC7E062C5611</text:p>
          </table:table-cell>
          <table:table-cell office:value-type="string" calcext:value-type="string">
            <text:p>B39C680A9958B9B032F50F7D02F943B3D82AF4CD</text:p>
          </table:table-cell>
          <table:table-cell office:value-type="string" calcext:value-type="string">
            <text:p>90F6115AC2955B2675A04A5EEA2F4D79D550BAD1</text:p>
          </table:table-cell>
          <table:table-cell office:value-type="float" office:value="38" calcext:value-type="float">
            <text:p>38</text:p>
          </table:table-cell>
          <table:table-cell table:formula="of:=1/[.I111]" office:value-type="float" office:value="0.0263157894736842" calcext:value-type="float">
            <text:p>0.02631578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5A334B91640199B0D8745817C2ABC31363D51F</text:p>
          </table:table-cell>
          <table:table-cell office:value-type="string" calcext:value-type="string">
            <text:p>26DD39D6F86A44924177A0719710F8D3AABE9F9F</text:p>
          </table:table-cell>
          <table:table-cell office:value-type="string" calcext:value-type="string">
            <text:p>BBFAD201D1DD18E659BA8F5FCDDA6527B9D13244</text:p>
          </table:table-cell>
          <table:table-cell office:value-type="float" office:value="1.84419414997" calcext:value-type="float">
            <text:p>1.84419415</text:p>
          </table:table-cell>
          <table:table-cell/>
          <table:table-cell office:value-type="string" calcext:value-type="string">
            <text:p>855A334B91640199B0D8745817C2ABC31363D51F</text:p>
          </table:table-cell>
          <table:table-cell office:value-type="string" calcext:value-type="string">
            <text:p>26DD39D6F86A44924177A0719710F8D3AABE9F9F</text:p>
          </table:table-cell>
          <table:table-cell office:value-type="string" calcext:value-type="string">
            <text:p>BBFAD201D1DD18E659BA8F5FCDDA6527B9D13244</text:p>
          </table:table-cell>
          <table:table-cell office:value-type="float" office:value="61" calcext:value-type="float">
            <text:p>61</text:p>
          </table:table-cell>
          <table:table-cell table:formula="of:=1/[.I112]" office:value-type="float" office:value="0.0163934426229508" calcext:value-type="float">
            <text:p>0.01639344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F1FD04F46C429712AC7A04BB442CAD46B255B</text:p>
          </table:table-cell>
          <table:table-cell office:value-type="string" calcext:value-type="string">
            <text:p>1E53D9963D75616B4267B2548E7DAF2EC11CEE58</text:p>
          </table:table-cell>
          <table:table-cell office:value-type="string" calcext:value-type="string">
            <text:p>D21FF8DA36187C9A083736868D173665FBAB4817</text:p>
          </table:table-cell>
          <table:table-cell office:value-type="float" office:value="3.16471521854" calcext:value-type="float">
            <text:p>3.1647152185</text:p>
          </table:table-cell>
          <table:table-cell/>
          <table:table-cell office:value-type="string" calcext:value-type="string">
            <text:p>FFCF1FD04F46C429712AC7A04BB442CAD46B255B</text:p>
          </table:table-cell>
          <table:table-cell office:value-type="string" calcext:value-type="string">
            <text:p>1E53D9963D75616B4267B2548E7DAF2EC11CEE58</text:p>
          </table:table-cell>
          <table:table-cell office:value-type="string" calcext:value-type="string">
            <text:p>D21FF8DA36187C9A083736868D173665FBAB4817</text:p>
          </table:table-cell>
          <table:table-cell office:value-type="float" office:value="32.2" calcext:value-type="float">
            <text:p>32.2</text:p>
          </table:table-cell>
          <table:table-cell table:formula="of:=1/[.I113]" office:value-type="float" office:value="0.031055900621118" calcext:value-type="float">
            <text:p>0.03105590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B6814C5C3D0A20ACC4FBCE93A0648CEED70119</text:p>
          </table:table-cell>
          <table:table-cell office:value-type="string" calcext:value-type="string">
            <text:p>3F449ADBC6258930CDFD8D8B3E8DF4D8C9312B34</text:p>
          </table:table-cell>
          <table:table-cell office:value-type="string" calcext:value-type="string">
            <text:p>42ED3E667FF7F543F3C7CA01FA6763FEE06D72A7</text:p>
          </table:table-cell>
          <table:table-cell office:value-type="float" office:value="2.54237017632" calcext:value-type="float">
            <text:p>2.5423701763</text:p>
          </table:table-cell>
          <table:table-cell/>
          <table:table-cell office:value-type="string" calcext:value-type="string">
            <text:p>EDB6814C5C3D0A20ACC4FBCE93A0648CEED70119</text:p>
          </table:table-cell>
          <table:table-cell office:value-type="string" calcext:value-type="string">
            <text:p>3F449ADBC6258930CDFD8D8B3E8DF4D8C9312B34</text:p>
          </table:table-cell>
          <table:table-cell office:value-type="string" calcext:value-type="string">
            <text:p>42ED3E667FF7F543F3C7CA01FA6763FEE06D72A7</text:p>
          </table:table-cell>
          <table:table-cell office:value-type="float" office:value="31" calcext:value-type="float">
            <text:p>31</text:p>
          </table:table-cell>
          <table:table-cell table:formula="of:=1/[.I114]" office:value-type="float" office:value="0.032258064516129" calcext:value-type="float">
            <text:p>0.03225806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411027C926A9BFFCF7DA91E3CAF1856A321EFFD</text:p>
          </table:table-cell>
          <table:table-cell office:value-type="string" calcext:value-type="string">
            <text:p>D915438424F8D687FC41B9A5D6A2A9256C79EF8D</text:p>
          </table:table-cell>
          <table:table-cell office:value-type="string" calcext:value-type="string">
            <text:p>DDF0B5AFA3670CC6EA187DB65A8F8D335730D408</text:p>
          </table:table-cell>
          <table:table-cell office:value-type="float" office:value="2.92068777084" calcext:value-type="float">
            <text:p>2.9206877708</text:p>
          </table:table-cell>
          <table:table-cell/>
          <table:table-cell office:value-type="string" calcext:value-type="string">
            <text:p>B411027C926A9BFFCF7DA91E3CAF1856A321EFFD</text:p>
          </table:table-cell>
          <table:table-cell office:value-type="string" calcext:value-type="string">
            <text:p>D915438424F8D687FC41B9A5D6A2A9256C79EF8D</text:p>
          </table:table-cell>
          <table:table-cell office:value-type="string" calcext:value-type="string">
            <text:p>DDF0B5AFA3670CC6EA187DB65A8F8D335730D408</text:p>
          </table:table-cell>
          <table:table-cell office:value-type="float" office:value="18.7" calcext:value-type="float">
            <text:p>18.7</text:p>
          </table:table-cell>
          <table:table-cell table:formula="of:=1/[.I115]" office:value-type="float" office:value="0.053475935828877" calcext:value-type="float">
            <text:p>0.05347593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EAAAB35932610411E24FA4317603CB5780B80BC</text:p>
          </table:table-cell>
          <table:table-cell office:value-type="string" calcext:value-type="string">
            <text:p>A05B0C28D1A62C7152C86D8E4A78C45142FD55D6</text:p>
          </table:table-cell>
          <table:table-cell office:value-type="string" calcext:value-type="string">
            <text:p>0896D1A86025B8FA26F30F7E98086916E50E4327</text:p>
          </table:table-cell>
          <table:table-cell office:value-type="float" office:value="2.78142549992" calcext:value-type="float">
            <text:p>2.7814254999</text:p>
          </table:table-cell>
          <table:table-cell/>
          <table:table-cell office:value-type="string" calcext:value-type="string">
            <text:p>3EAAAB35932610411E24FA4317603CB5780B80BC</text:p>
          </table:table-cell>
          <table:table-cell office:value-type="string" calcext:value-type="string">
            <text:p>A05B0C28D1A62C7152C86D8E4A78C45142FD55D6</text:p>
          </table:table-cell>
          <table:table-cell office:value-type="string" calcext:value-type="string">
            <text:p>0896D1A86025B8FA26F30F7E98086916E50E4327</text:p>
          </table:table-cell>
          <table:table-cell office:value-type="float" office:value="22.5" calcext:value-type="float">
            <text:p>22.5</text:p>
          </table:table-cell>
          <table:table-cell table:formula="of:=1/[.I116]" office:value-type="float" office:value="0.0444444444444444" calcext:value-type="float">
            <text:p>0.04444444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6DD78B2C3A468DDD48AF63F48D25660F93DAAC</text:p>
          </table:table-cell>
          <table:table-cell office:value-type="string" calcext:value-type="string">
            <text:p>5703226F4D8952CB8FE5B7B50C003E6B964198A4</text:p>
          </table:table-cell>
          <table:table-cell office:value-type="string" calcext:value-type="string">
            <text:p>4544D4026D447CDA4F8E7F22ED73E8565CCA569E</text:p>
          </table:table-cell>
          <table:table-cell office:value-type="float" office:value="2.0544077158" calcext:value-type="float">
            <text:p>2.0544077158</text:p>
          </table:table-cell>
          <table:table-cell/>
          <table:table-cell office:value-type="string" calcext:value-type="string">
            <text:p>016DD78B2C3A468DDD48AF63F48D25660F93DAAC</text:p>
          </table:table-cell>
          <table:table-cell office:value-type="string" calcext:value-type="string">
            <text:p>5703226F4D8952CB8FE5B7B50C003E6B964198A4</text:p>
          </table:table-cell>
          <table:table-cell office:value-type="string" calcext:value-type="string">
            <text:p>4544D4026D447CDA4F8E7F22ED73E8565CCA569E</text:p>
          </table:table-cell>
          <table:table-cell office:value-type="float" office:value="49.6" calcext:value-type="float">
            <text:p>49.6</text:p>
          </table:table-cell>
          <table:table-cell table:formula="of:=1/[.I117]" office:value-type="float" office:value="0.0201612903225806" calcext:value-type="float">
            <text:p>0.02016129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62102CDD7D130B032890A10D3C9508E094696A3</text:p>
          </table:table-cell>
          <table:table-cell office:value-type="string" calcext:value-type="string">
            <text:p>93B0692FA05D64147F77A95DE57FE67E73F904BC</text:p>
          </table:table-cell>
          <table:table-cell office:value-type="string" calcext:value-type="string">
            <text:p>C4D41BFB33993F9D64699726A445283CE307E30C</text:p>
          </table:table-cell>
          <table:table-cell office:value-type="float" office:value="3.21535601616" calcext:value-type="float">
            <text:p>3.2153560162</text:p>
          </table:table-cell>
          <table:table-cell/>
          <table:table-cell office:value-type="string" calcext:value-type="string">
            <text:p>B62102CDD7D130B032890A10D3C9508E094696A3</text:p>
          </table:table-cell>
          <table:table-cell office:value-type="string" calcext:value-type="string">
            <text:p>93B0692FA05D64147F77A95DE57FE67E73F904BC</text:p>
          </table:table-cell>
          <table:table-cell office:value-type="string" calcext:value-type="string">
            <text:p>C4D41BFB33993F9D64699726A445283CE307E30C</text:p>
          </table:table-cell>
          <table:table-cell office:value-type="float" office:value="25.9" calcext:value-type="float">
            <text:p>25.9</text:p>
          </table:table-cell>
          <table:table-cell table:formula="of:=1/[.I118]" office:value-type="float" office:value="0.0386100386100386" calcext:value-type="float">
            <text:p>0.038610038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CORREL([.D3:.D118];[.I3:.I118])" office:value-type="float" office:value="-0.828580673171233" calcext:value-type="float">
            <text:p>-0.8285806732</text:p>
          </table:table-cell>
          <table:table-cell table:formula="of:=CORREL([.D3:.D118];[.J3:.J118])" office:value-type="float" office:value="0.769091305375484" calcext:value-type="float">
            <text:p>0.7690913054</text:p>
          </table:table-cell>
          <table:table-cell table:number-columns-repeated="1014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site 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5CECC5C30ACC4B3DE462792323967087CC53D947</text:p>
          </table:table-cell>
          <table:table-cell office:value-type="string" calcext:value-type="string">
            <text:p>4A1B44330C6AE63BAE63C441D164CC17D68EFD53</text:p>
          </table:table-cell>
          <table:table-cell office:value-type="string" calcext:value-type="string">
            <text:p>BC630CBBB518BE7E9F4E09712AB0269E9DC7D626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21C33B130F7F1FB76435B09404C5999268827731</text:p>
          </table:table-cell>
          <table:table-cell office:value-type="string" calcext:value-type="string">
            <text:p>51BD833B86D556EE968CDFFFD79592BE56761238</text:p>
          </table:table-cell>
          <table:table-cell office:value-type="string" calcext:value-type="string">
            <text:p>B486925DC901969CCE2B371E93740CF98C30539D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921DA852C95141F8964B359F774B35502E489869</text:p>
          </table:table-cell>
          <table:table-cell office:value-type="string" calcext:value-type="string">
            <text:p>5510FC1736B16D46D3F2DDA5011995C478D42594</text:p>
          </table:table-cell>
          <table:table-cell office:value-type="string" calcext:value-type="string">
            <text:p>06E123865C590189B3181114F23F0F13A7BC0E6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665C959571041972EA8C0DD77559EF5579BA112</text:p>
          </table:table-cell>
          <table:table-cell office:value-type="string" calcext:value-type="string">
            <text:p>52F7C67BB331A2E7C446AFAE4AD300C67C64FBB8</text:p>
          </table:table-cell>
          <table:table-cell office:value-type="string" calcext:value-type="string">
            <text:p>E1E922A20AF608728824A620BADC6EFC8CB8C2B8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49E7AD01BB96F6FE3AB8C3B15BD2470B150354DF</text:p>
          </table:table-cell>
          <table:table-cell office:value-type="string" calcext:value-type="string">
            <text:p>2BFB26EA73EB5FFEB95A5F9FA33254B133AD3D5A</text:p>
          </table:table-cell>
          <table:table-cell office:value-type="string" calcext:value-type="string">
            <text:p>8853B3FBB050D927BD4A7BC8624550E753652D7C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317E00F4E7C469B0AB9C6D4E0CEA2DF21F5EF140</text:p>
          </table:table-cell>
          <table:table-cell office:value-type="string" calcext:value-type="string">
            <text:p>6530C1F5E453CC08EBB1A1D4B5836C921060473B</text:p>
          </table:table-cell>
          <table:table-cell office:value-type="string" calcext:value-type="string">
            <text:p>01A9258A46E97FF8B2CAC7910577862C14F2C524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332CD489177F202570A7021328A17A91BF823889</text:p>
          </table:table-cell>
          <table:table-cell office:value-type="string" calcext:value-type="string">
            <text:p>030F202056BA760F66047AC51B187DC1739D704C</text:p>
          </table:table-cell>
          <table:table-cell office:value-type="string" calcext:value-type="string">
            <text:p>FAC847BFE76E4D80CD696D7B61B5185CDCB40D8D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3C3A6134E4B5B7D1C18AD4E86EE23FAC63866554</text:p>
          </table:table-cell>
          <table:table-cell office:value-type="string" calcext:value-type="string">
            <text:p>375B133770C7DB13151E8623C9724DE61424B4B0</text:p>
          </table:table-cell>
          <table:table-cell office:value-type="string" calcext:value-type="string">
            <text:p>A0F06C2FADF88D3A39AA3072B406F09D7095AC9E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string" calcext:value-type="string">
            <text:p>1DBAED235E3957DE1ABD25B4206BE71406FB61F8</text:p>
          </table:table-cell>
          <table:table-cell office:value-type="string" calcext:value-type="string">
            <text:p>4A0E54E69343B7CF6138C118843CE860E8511F78</text:p>
          </table:table-cell>
          <table:table-cell office:value-type="string" calcext:value-type="string">
            <text:p>973607526BE9C8FDA03EBBAF527D67AE6FFD65DD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B7EC0C02D7D9F1E31B0C251A6B058880778A0CD1</text:p>
          </table:table-cell>
          <table:table-cell office:value-type="string" calcext:value-type="string">
            <text:p>EDC45DE52F5D938D42373BF2E0013D0C385F36E3</text:p>
          </table:table-cell>
          <table:table-cell office:value-type="string" calcext:value-type="string">
            <text:p>4EBEA80008FC281B2594A34C2F00727A673F33C5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FAE117D76FF1CC736BDC4AE406D443BB975DBBD8</text:p>
          </table:table-cell>
          <table:table-cell office:value-type="string" calcext:value-type="string">
            <text:p>716F11627AED3237A84883FC25B928C356532E6E</text:p>
          </table:table-cell>
          <table:table-cell office:value-type="string" calcext:value-type="string">
            <text:p>9E0B9F902F83E96C352E3B9ECEA4B60B1301A7A1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D165930932CAD4845BDE5E4B269066A7A385847B</text:p>
          </table:table-cell>
          <table:table-cell office:value-type="string" calcext:value-type="string">
            <text:p>469E38D5A35B29D593CBFCE19C3706BEDB30B7C9</text:p>
          </table:table-cell>
          <table:table-cell office:value-type="string" calcext:value-type="string">
            <text:p>65F9944338C684109EB975D0EC7489B30E191E87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string" calcext:value-type="string">
            <text:p>B70CFA35AD28A73959110549131850B2A26B6BF5</text:p>
          </table:table-cell>
          <table:table-cell office:value-type="string" calcext:value-type="string">
            <text:p>6FDF8489B7AEEA28F54198A3AD5E9C33DCBC3433</text:p>
          </table:table-cell>
          <table:table-cell office:value-type="string" calcext:value-type="string">
            <text:p>A0F39D32028CEC7F35419E9570401DE15B1B4564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50586E25BE067FD1F739998550EDDCB1A14CA5B2</text:p>
          </table:table-cell>
          <table:table-cell office:value-type="string" calcext:value-type="string">
            <text:p>F0BCA23872B699283AA039899263DF0147E9B48A</text:p>
          </table:table-cell>
          <table:table-cell office:value-type="string" calcext:value-type="string">
            <text:p>FCB6695F8F2DC240E974510A4B3A0F2B12AB5B64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FCC1415B5A6C4E0DC4DA1DFA6F44EED0C304B127</text:p>
          </table:table-cell>
          <table:table-cell office:value-type="string" calcext:value-type="string">
            <text:p>7BC766D4F2E67E75A632E39905766C895AF41126</text:p>
          </table:table-cell>
          <table:table-cell office:value-type="string" calcext:value-type="string">
            <text:p>C79552275DFCD486B942510EF663ED36ACA1A84B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890E2EA65455FBF0FAAB4159FAC4412BDCB24295</text:p>
          </table:table-cell>
          <table:table-cell office:value-type="string" calcext:value-type="string">
            <text:p>172DC95F3245A3304F982DD1C44BFB7813CE2787</text:p>
          </table:table-cell>
          <table:table-cell office:value-type="string" calcext:value-type="string">
            <text:p>3E1762CC4552568B5CA361100C59D7786D25965C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B4F883DB3D478C7AE569C9F6CB766FD58650DC6A</text:p>
          </table:table-cell>
          <table:table-cell office:value-type="string" calcext:value-type="string">
            <text:p>EF6591754F9079DD122EFC2C4B52917F625A8E5B</text:p>
          </table:table-cell>
          <table:table-cell office:value-type="string" calcext:value-type="string">
            <text:p>662D59F79DFAEB04914915A46DF9BDDBAB4415C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5486131E3681A93137C9508D2CD0E5E60147267</text:p>
          </table:table-cell>
          <table:table-cell office:value-type="string" calcext:value-type="string">
            <text:p>250BECB230B4591D2C8CED337841B1C54275EB01</text:p>
          </table:table-cell>
          <table:table-cell office:value-type="string" calcext:value-type="string">
            <text:p>01A0FC0A1A118E1D7B178E239654080D5CFE63F8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590F9B111AA2991BB1ECE9A9DF4AC05FA47AE106</text:p>
          </table:table-cell>
          <table:table-cell office:value-type="string" calcext:value-type="string">
            <text:p>D33D98BA997A883CA0973BEF5BA85B422E997881</text:p>
          </table:table-cell>
          <table:table-cell office:value-type="string" calcext:value-type="string">
            <text:p>9EC5E097663862DF861A18C32B37C5F82284B27D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7ED63F711D60CF2940DBE028E63467C4AADD7D80</text:p>
          </table:table-cell>
          <table:table-cell office:value-type="string" calcext:value-type="string">
            <text:p>D68167710E1560BEDB1E73A5848CFC3CA93770AE</text:p>
          </table:table-cell>
          <table:table-cell office:value-type="string" calcext:value-type="string">
            <text:p>C585C035FD2A5A65C031F242D1D112629097AE7E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7A5367739BFB404B347D9981DC2687A2B381E5BF</text:p>
          </table:table-cell>
          <table:table-cell office:value-type="string" calcext:value-type="string">
            <text:p>AD29F2D87DA141CCB4233F823DD189FD32B8BA14</text:p>
          </table:table-cell>
          <table:table-cell office:value-type="string" calcext:value-type="string">
            <text:p>B01B7973207B1FD2F71D51D1B51B89EE77035CF4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3D615DEF97F387631F50201FAFA6E7B67FDF3FEF</text:p>
          </table:table-cell>
          <table:table-cell office:value-type="string" calcext:value-type="string">
            <text:p>18FC711ED40BB5E75F9AF35BBCBFCEFDCAB7436B</text:p>
          </table:table-cell>
          <table:table-cell office:value-type="string" calcext:value-type="string">
            <text:p>29A663712E0AD2C435509D35EE8734CFB3E1649D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415B0A1A9054FE3570CA329878D4212D1D85D151</text:p>
          </table:table-cell>
          <table:table-cell office:value-type="string" calcext:value-type="string">
            <text:p>BD552C165E2ED2887D3F1CCE9CFF155DDA2D86E6</text:p>
          </table:table-cell>
          <table:table-cell office:value-type="string" calcext:value-type="string">
            <text:p>F2FD4BCC0A158C832E608C5DB77ADD76B519FE62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79861CF8522FC637EF046F7688F5289E49D94576</text:p>
          </table:table-cell>
          <table:table-cell office:value-type="string" calcext:value-type="string">
            <text:p>6A914C2649EA67210319A3D9EF40BDBDC7A0CAF3</text:p>
          </table:table-cell>
          <table:table-cell office:value-type="string" calcext:value-type="string">
            <text:p>749EF4A434DFD00DAB31E93DE86233FB916D31E3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4EBEA80008FC281B2594A34C2F00727A673F33C5</text:p>
          </table:table-cell>
          <table:table-cell office:value-type="string" calcext:value-type="string">
            <text:p>0B08D4F6C7BC43D9577D7F07764231D3D2949C45</text:p>
          </table:table-cell>
          <table:table-cell office:value-type="string" calcext:value-type="string">
            <text:p>42B69143DAC4FBF94F0794193E271FC38B222FC4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9EAB5E8034D687A58E439BE9C0FB0015F4F95FBA</text:p>
          </table:table-cell>
          <table:table-cell office:value-type="string" calcext:value-type="string">
            <text:p>4981E8BF3F78232D3E14C9FD112851B3BC1F9FA4</text:p>
          </table:table-cell>
          <table:table-cell office:value-type="string" calcext:value-type="string">
            <text:p>E3DB2E354B883B59E8DC56B3E7A353DDFD457812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1FC841137C1F4C525D869B908E007D1D35727EF2</text:p>
          </table:table-cell>
          <table:table-cell office:value-type="string" calcext:value-type="string">
            <text:p>D313B081A3EFC5492BE95AFE39F715413DD35586</text:p>
          </table:table-cell>
          <table:table-cell office:value-type="string" calcext:value-type="string">
            <text:p>8BF22BEA5F854F2BB2E09C71260ADF590D355E36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string" calcext:value-type="string">
            <text:p>9E0B9F902F83E96C352E3B9ECEA4B60B1301A7A1</text:p>
          </table:table-cell>
          <table:table-cell office:value-type="string" calcext:value-type="string">
            <text:p>0CE3B73DDFF92FF6653A9C7F9003A32BB6C2364D</text:p>
          </table:table-cell>
          <table:table-cell office:value-type="string" calcext:value-type="string">
            <text:p>7066C96CDC6E49352532F1400F556491CC3A1D2D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5CF8AFA5E4B0BB88942A44A3F3AAE08C3BDFD60B</text:p>
          </table:table-cell>
          <table:table-cell office:value-type="string" calcext:value-type="string">
            <text:p>09195B32B74E36151315B65E8D468F90A0840B14</text:p>
          </table:table-cell>
          <table:table-cell office:value-type="string" calcext:value-type="string">
            <text:p>C7E75D7D968C2355791EC29A420F69AF2737DA58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3698ACD40ADFE9E1B6E372CF373E93F93C0193D</text:p>
          </table:table-cell>
          <table:table-cell office:value-type="string" calcext:value-type="string">
            <text:p>ADC9038EA5888CA3A9F83DDD85B96FEBAC487B4D</text:p>
          </table:table-cell>
          <table:table-cell office:value-type="string" calcext:value-type="string">
            <text:p>4F7CAE3C1DDB23A6BA01CF4F8EBB4257AD40875C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5937800DEB5B3FDF68BD3392F2AE3A084254FE5F</text:p>
          </table:table-cell>
          <table:table-cell office:value-type="string" calcext:value-type="string">
            <text:p>69D8E56CEDAAE7F776B32E15BB015E12DD020164</text:p>
          </table:table-cell>
          <table:table-cell office:value-type="string" calcext:value-type="string">
            <text:p>0173A7A8BA9D32043641B69726D32A9ADFE26D16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string" calcext:value-type="string">
            <text:p>C4AFD509A86C53FFD0303BCF7A35A88843FA8FE7</text:p>
          </table:table-cell>
          <table:table-cell office:value-type="string" calcext:value-type="string">
            <text:p>A0C8F9639F57C0275BACA118F1B31BCF243AE669</text:p>
          </table:table-cell>
          <table:table-cell office:value-type="string" calcext:value-type="string">
            <text:p>DF1EE95EB3F1A4017D41F9904CDC49B8348839F1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4DE7D511DADF9A9E4D35439BDF8915F89456F928</text:p>
          </table:table-cell>
          <table:table-cell office:value-type="string" calcext:value-type="string">
            <text:p>8C00FA7369A7A308F6A137600F0FA07990D9D451</text:p>
          </table:table-cell>
          <table:table-cell office:value-type="string" calcext:value-type="string">
            <text:p>1DA33B9823B9E169138D2F7B6A9D0626244F0A4E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D64366987CB39F61AD21DBCF8142FA0577B92811</text:p>
          </table:table-cell>
          <table:table-cell office:value-type="string" calcext:value-type="string">
            <text:p>63DB32FBD37D7CBCC6C80E35D6D0423D2B7D3EDE</text:p>
          </table:table-cell>
          <table:table-cell office:value-type="string" calcext:value-type="string">
            <text:p>7D5CCD1D8D798779979DF7E0A3A2BFA55D2C24B3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6235ED62BF3E8708F2DC776A1BCC02F1EE923F55</text:p>
          </table:table-cell>
          <table:table-cell office:value-type="string" calcext:value-type="string">
            <text:p>D3ED911183DF31FDB744A22F94BE6A856AC77D12</text:p>
          </table:table-cell>
          <table:table-cell office:value-type="string" calcext:value-type="string">
            <text:p>8CCE3E38C6325E53F9378C1CA7F50366ED2A9BD7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90C647CEB6743456C642C945C1E821D0C61DA8F8</text:p>
          </table:table-cell>
          <table:table-cell office:value-type="string" calcext:value-type="string">
            <text:p>4335AEA68EAA380812D2EE8E58FB8E704BB8A6A2</text:p>
          </table:table-cell>
          <table:table-cell office:value-type="string" calcext:value-type="string">
            <text:p>69CBD4C5A2AA490E2AA01986DA551B51E5336437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string" calcext:value-type="string">
            <text:p>3A6A156A01891A13DFAB19A16D2DBABB84F1869B</text:p>
          </table:table-cell>
          <table:table-cell office:value-type="string" calcext:value-type="string">
            <text:p>93EB375B0B3E8090FE9DBBB02C3F543F3423FA28</text:p>
          </table:table-cell>
          <table:table-cell office:value-type="string" calcext:value-type="string">
            <text:p>81BC28735C58098591052099D5D068F0535AAE14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4F0003EAB0E8712B94B29A84BF8B8F34C95927BC</text:p>
          </table:table-cell>
          <table:table-cell office:value-type="string" calcext:value-type="string">
            <text:p>79390A5032B37640F4285E7990471A8BBBF8F790</text:p>
          </table:table-cell>
          <table:table-cell office:value-type="string" calcext:value-type="string">
            <text:p>09619F41C3799128CAA9A1F7DFDBA7686DCD4B80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string" calcext:value-type="string">
            <text:p>BCF8F1F3CE6EC642A161562B1A921FBD912422FF</text:p>
          </table:table-cell>
          <table:table-cell office:value-type="string" calcext:value-type="string">
            <text:p>5DCBD80D00E2720AA32E40317F51681BF52B5A63</text:p>
          </table:table-cell>
          <table:table-cell office:value-type="string" calcext:value-type="string">
            <text:p>2F57987F3942BA0BBD706D623F1FF86A896842C2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BA57F79AADE2B71A18B06026C05AA58A53F6267B</text:p>
          </table:table-cell>
          <table:table-cell office:value-type="string" calcext:value-type="string">
            <text:p>236CF4D808756B7EE55FD3B96DCED80D2AB6901F</text:p>
          </table:table-cell>
          <table:table-cell office:value-type="string" calcext:value-type="string">
            <text:p>ABD7842381D49C02BFE7A44F326ADAC6B3BD08F5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75F1992FD3F403E9C082A5815EB5D12934CDF46C</text:p>
          </table:table-cell>
          <table:table-cell office:value-type="string" calcext:value-type="string">
            <text:p>10F7F8FE7871E00ED68B727C8CCAC45E2C8E4973</text:p>
          </table:table-cell>
          <table:table-cell office:value-type="string" calcext:value-type="string">
            <text:p>C974508A98446F36169FB248655BCD50DF17F14C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string" calcext:value-type="string">
            <text:p>F8D27B163B9247B232A2EEE68DD8B698695C28DE</text:p>
          </table:table-cell>
          <table:table-cell office:value-type="string" calcext:value-type="string">
            <text:p>5AA81AE1F2584F1740D813F407FF08028783C5DF</text:p>
          </table:table-cell>
          <table:table-cell office:value-type="string" calcext:value-type="string">
            <text:p>FE67A1BA4EF1D13A617AEFB416CB9E44331B223A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78EBA3F8933A0F596B43A7DBD794C5630F5B587D</text:p>
          </table:table-cell>
          <table:table-cell office:value-type="string" calcext:value-type="string">
            <text:p>B292E2AF225887F6CA5D45860C4C38CEEE2390E4</text:p>
          </table:table-cell>
          <table:table-cell office:value-type="string" calcext:value-type="string">
            <text:p>21627BF34FEB5128B3A671AFC81B9A4CEC7E580C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C2C2B839F4CFFA5F7B7A40CB0BE84F7D948CB510</text:p>
          </table:table-cell>
          <table:table-cell office:value-type="string" calcext:value-type="string">
            <text:p>20386D9A32BECBE602375E015FC70117955653F1</text:p>
          </table:table-cell>
          <table:table-cell office:value-type="string" calcext:value-type="string">
            <text:p>A7C7EB2A0DFB2E3FFFC12B7756707433DD550F9E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C49A177510CAA653DA6727BF0E07FB7F56A0F09D</text:p>
          </table:table-cell>
          <table:table-cell office:value-type="string" calcext:value-type="string">
            <text:p>A575E86C33A307BE9BA2317FC8FBD1D7587EFD0D</text:p>
          </table:table-cell>
          <table:table-cell office:value-type="string" calcext:value-type="string">
            <text:p>9BA84E8C90083676F86C7427C8D105925F13716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1B7C1F83E5DA4376FD2E1DBA7AC28A71AB332AD</text:p>
          </table:table-cell>
          <table:table-cell office:value-type="string" calcext:value-type="string">
            <text:p>64748FC864B2D2C13F7E81E9B557AFD90850CA52</text:p>
          </table:table-cell>
          <table:table-cell office:value-type="string" calcext:value-type="string">
            <text:p>B5C6F712D656C9390056AA9BA7020C87EEE9FA30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31C2B9C8C31C295C472D031E06964834B745996</text:p>
          </table:table-cell>
          <table:table-cell office:value-type="string" calcext:value-type="string">
            <text:p>51DB300CB6B8E1EC5299C358D22DCE38B76C670D</text:p>
          </table:table-cell>
          <table:table-cell office:value-type="string" calcext:value-type="string">
            <text:p>D52CD431CEF28E01B11F545A84347EE45524BCA7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601C92108A568742A7A6D9473FE3A414F7149070</text:p>
          </table:table-cell>
          <table:table-cell office:value-type="string" calcext:value-type="string">
            <text:p>B5A7EF4AC2BDD4CE151EFF607C07A91B7CC576F6</text:p>
          </table:table-cell>
          <table:table-cell office:value-type="string" calcext:value-type="string">
            <text:p>C220BDAB86D623511BA71DA7C47AA5D6388597EA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54DE63F4587058B79152A75A0238D7F7A0279215</text:p>
          </table:table-cell>
          <table:table-cell office:value-type="string" calcext:value-type="string">
            <text:p>783C36CF2F61A1B3C4238499D92C619A9CDDEA3B</text:p>
          </table:table-cell>
          <table:table-cell office:value-type="string" calcext:value-type="string">
            <text:p>31D01A8CD3799E0CB6A56D8F149846A1B0D90283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8B75B072BAFD2871DF2B0A6A90057F2D7442EE54</text:p>
          </table:table-cell>
          <table:table-cell office:value-type="string" calcext:value-type="string">
            <text:p>7CF8EFC6406668FCFEDFBFC33D77A3EE1CA6DAA6</text:p>
          </table:table-cell>
          <table:table-cell office:value-type="string" calcext:value-type="string">
            <text:p>E94E2C5B7EF8BAB02A24305B397B8D962156AB55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FCB6695F8F2DC240E974510A4B3A0F2B12AB5B64</text:p>
          </table:table-cell>
          <table:table-cell office:value-type="string" calcext:value-type="string">
            <text:p>6B66274DF73C29ACB1C1D0791C7DE2E5C554F9EC</text:p>
          </table:table-cell>
          <table:table-cell office:value-type="string" calcext:value-type="string">
            <text:p>D46175487C332CC602F7D1A44D7BA73348C6C49E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4C9BCE585C8BE13D13DBCAB208307C34FD7D6C67</text:p>
          </table:table-cell>
          <table:table-cell office:value-type="string" calcext:value-type="string">
            <text:p>3CEE0B4716ECD6A33636E82224EEDDF4AD4B2A87</text:p>
          </table:table-cell>
          <table:table-cell office:value-type="string" calcext:value-type="string">
            <text:p>91824956DFA430C071BF6B94B623DF10931D1D40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1F52D692FA2C21B23FAD4D711A7BF17BAE2673DF</text:p>
          </table:table-cell>
          <table:table-cell office:value-type="string" calcext:value-type="string">
            <text:p>44FC675C2B4626F5886AFA5CCC5E7554821711C6</text:p>
          </table:table-cell>
          <table:table-cell office:value-type="string" calcext:value-type="string">
            <text:p>6C931853DBA70F232F53BEA81E0B12C155649749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F693ED46000B9D47E79BB8443D4F231A89E37570</text:p>
          </table:table-cell>
          <table:table-cell office:value-type="string" calcext:value-type="string">
            <text:p>E2BACB5A8230FAE64DBA7526C88325A7AF3C64E0</text:p>
          </table:table-cell>
          <table:table-cell office:value-type="string" calcext:value-type="string">
            <text:p>84C158F72C49DEDE8DD8B4102D002DE82C4F484E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DD45695242C1C5E36DC5BE71EC1AE71A5D823B96</text:p>
          </table:table-cell>
          <table:table-cell office:value-type="string" calcext:value-type="string">
            <text:p>E8057DEC7C3135E734776A399F39FB3CAC524EDF</text:p>
          </table:table-cell>
          <table:table-cell office:value-type="string" calcext:value-type="string">
            <text:p>1220F0F20E80D348244C5F3B6D126DAA0A446DFD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A20A2E03AAD72EB3F7E259D960AAFF1F31E85B0</text:p>
          </table:table-cell>
          <table:table-cell office:value-type="string" calcext:value-type="string">
            <text:p>476E545A4B9C9756C6695410F83A0C5E739A7BA2</text:p>
          </table:table-cell>
          <table:table-cell office:value-type="string" calcext:value-type="string">
            <text:p>F310FDB5F912F9D1CEA4905A8565579DBE26576E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0AD3B16ADF3EED3E5962FA944CD501352E790814</text:p>
          </table:table-cell>
          <table:table-cell office:value-type="string" calcext:value-type="string">
            <text:p>D964815C090A1F45FF025298C4E42565B40671E9</text:p>
          </table:table-cell>
          <table:table-cell office:value-type="string" calcext:value-type="string">
            <text:p>B7828C22ECC3DA13480DAC1ECD4194F89F742EF6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DAB96CEA61CC039A803217035293FAB32645FDDA</text:p>
          </table:table-cell>
          <table:table-cell office:value-type="string" calcext:value-type="string">
            <text:p>16CB0D8A4525B4560F01D8689D7FB08E82DDCE06</text:p>
          </table:table-cell>
          <table:table-cell office:value-type="string" calcext:value-type="string">
            <text:p>8E7093C928C5FF8D8E854A312002A582F131728F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2BCD0DFD148209C9860C7F89907AB4DEE974A08</text:p>
          </table:table-cell>
          <table:table-cell office:value-type="string" calcext:value-type="string">
            <text:p>0ED98C2E8191D27754B8492EFB82E11C8025142D</text:p>
          </table:table-cell>
          <table:table-cell office:value-type="string" calcext:value-type="string">
            <text:p>6BF187E89311225880CEDF3F2956BD4E4009F68B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6C87F089725DDE249D58732075B102405923A3B5</text:p>
          </table:table-cell>
          <table:table-cell office:value-type="string" calcext:value-type="string">
            <text:p>8DCA8AA811A5DA0A758292E5A6DC3486DB1D948D</text:p>
          </table:table-cell>
          <table:table-cell office:value-type="string" calcext:value-type="string">
            <text:p>BF78125478F797DADC44D4EE57AAE4619D761F74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01A0FC0A1A118E1D7B178E239654080D5CFE63F8</text:p>
          </table:table-cell>
          <table:table-cell office:value-type="string" calcext:value-type="string">
            <text:p>F2A6F1BB8ADD47CC9CC67928EA8EA7FDB3F92533</text:p>
          </table:table-cell>
          <table:table-cell office:value-type="string" calcext:value-type="string">
            <text:p>7D182B903D51688C647E369DFA8DB466971C7D13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7E970872909A9A10C32AEFE3CA693FFBD88EDDCF</text:p>
          </table:table-cell>
          <table:table-cell office:value-type="string" calcext:value-type="string">
            <text:p>6B09B75E7C0219DFEACD957EA2E735F5C4C7209B</text:p>
          </table:table-cell>
          <table:table-cell office:value-type="string" calcext:value-type="string">
            <text:p>B3233E96418C4E89AF22FC9A1F2392C0D194117B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5EF131C0C82270F40B756987FDB5D54D9C966238</text:p>
          </table:table-cell>
          <table:table-cell office:value-type="string" calcext:value-type="string">
            <text:p>B3D95D354A8EB80E73627059E307D122A2509BD7</text:p>
          </table:table-cell>
          <table:table-cell office:value-type="string" calcext:value-type="string">
            <text:p>59C48559C9EB876053B80E69FBE036E658FDC4F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71AB4726D830FAE776D74AEF790CF04D8E0151B4</text:p>
          </table:table-cell>
          <table:table-cell office:value-type="string" calcext:value-type="string">
            <text:p>B9CFA4D3E79F5D2CF219E0C98C5545522D9EC1BC</text:p>
          </table:table-cell>
          <table:table-cell office:value-type="string" calcext:value-type="string">
            <text:p>980A8D38EE4A0A9169C20FEC856F7362BC36A86F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4FEE77AFFD157BBCF2D896AE417FBF647860466C</text:p>
          </table:table-cell>
          <table:table-cell office:value-type="string" calcext:value-type="string">
            <text:p>54ED9A99DC4F519028C5933A53A396AE9B17E3B0</text:p>
          </table:table-cell>
          <table:table-cell office:value-type="string" calcext:value-type="string">
            <text:p>68EF2159F9EA1C76EF3EB06868E0E423800D9634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string" calcext:value-type="string">
            <text:p>14611F3463FE81203860B229088A7CC4B12F389F</text:p>
          </table:table-cell>
          <table:table-cell office:value-type="string" calcext:value-type="string">
            <text:p>F53596D7FC41A639FE410C6A1F9B23A83F783C6A</text:p>
          </table:table-cell>
          <table:table-cell office:value-type="string" calcext:value-type="string">
            <text:p>C6E06C3EBD512526D1EAD695D168262933B6166B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29FA511E67A31A1A874AABFB2B624AD122AE4ED4</text:p>
          </table:table-cell>
          <table:table-cell office:value-type="string" calcext:value-type="string">
            <text:p>8842DEE21CC9A159D405828CBD374A6008EDF195</text:p>
          </table:table-cell>
          <table:table-cell office:value-type="string" calcext:value-type="string">
            <text:p>2A7F40E6F9C1E0E66F4BC0B65438BB18458B043B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869B065C469857A39A3E2ECEA38A15AF0B0B6247</text:p>
          </table:table-cell>
          <table:table-cell office:value-type="string" calcext:value-type="string">
            <text:p>D032D4D617140D6B828FC7C4334860E45E414FBE</text:p>
          </table:table-cell>
          <table:table-cell office:value-type="string" calcext:value-type="string">
            <text:p>8167DA17A24CCA1EDD4EE29A156BEFB751886C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ECD73B936CB6E6B3CD647CC204F108D9DF2C9F7</text:p>
          </table:table-cell>
          <table:table-cell office:value-type="string" calcext:value-type="string">
            <text:p>45AB1F524211EAC142AF3EE2F7D42DD1C37AEB3A</text:p>
          </table:table-cell>
          <table:table-cell office:value-type="string" calcext:value-type="string">
            <text:p>882520DC927DE7DA690957B79CF83234D99B8D6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16FD6C156E06EA2D1EC91C9C08983F2F5983EE78</text:p>
          </table:table-cell>
          <table:table-cell office:value-type="string" calcext:value-type="string">
            <text:p>BDADB17E9A22F7D5B061F51FFE34849EEA7076FD</text:p>
          </table:table-cell>
          <table:table-cell office:value-type="string" calcext:value-type="string">
            <text:p>5CB8DB02835EE3EB8ACCA8393C36CDAC06310CA3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1322829FCAE54B4D4681337F0866CACD951C1E2E</text:p>
          </table:table-cell>
          <table:table-cell office:value-type="string" calcext:value-type="string">
            <text:p>089260D1E6B94EEB3EBB49F25CC64B72C18AA9EE</text:p>
          </table:table-cell>
          <table:table-cell office:value-type="string" calcext:value-type="string">
            <text:p>460F2EB956C09933A7E495C800786F11FD6D6336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5E184FEA02B7C54172BBC757636F501047CF9691</text:p>
          </table:table-cell>
          <table:table-cell office:value-type="string" calcext:value-type="string">
            <text:p>A225E6485D182E3BFD73C22276EC656D5230CFAB</text:p>
          </table:table-cell>
          <table:table-cell office:value-type="string" calcext:value-type="string">
            <text:p>696ABFA60C2FEA676FAF2DC2DA58A6D09FDBF78C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B771AA877687F88E6F1CA5354756DF6C8A7B6B24</text:p>
          </table:table-cell>
          <table:table-cell office:value-type="string" calcext:value-type="string">
            <text:p>018034682850345984781E353B7A463443EC3F06</text:p>
          </table:table-cell>
          <table:table-cell office:value-type="string" calcext:value-type="string">
            <text:p>4E6B5198763C26EEB5B3566077C4B2322DFB70DF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33F9CCEE10A1A525A8EA13AA6C4CFA7D088960F</text:p>
          </table:table-cell>
          <table:table-cell office:value-type="string" calcext:value-type="string">
            <text:p>9E433453D33F85B726AABAD043DDD00E171329C1</text:p>
          </table:table-cell>
          <table:table-cell office:value-type="string" calcext:value-type="string">
            <text:p>2542A81017B18EF778BD7024C6D9C4B8B8125646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439D0447772CB107B886F7782DBC201FA26B92D1</text:p>
          </table:table-cell>
          <table:table-cell office:value-type="string" calcext:value-type="string">
            <text:p>5711D15C9B2736A8677273E0F1B6B0370777CFFA</text:p>
          </table:table-cell>
          <table:table-cell office:value-type="string" calcext:value-type="string">
            <text:p>BD3C1917D335A4D09F34B1F29F11FB9B10E11C08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0FBE018DADAB416DE17A10C5D4AD3EBF0E243561</text:p>
          </table:table-cell>
          <table:table-cell office:value-type="string" calcext:value-type="string">
            <text:p>A7B6970237878E3550AE32BC574672CAF1E95FDC</text:p>
          </table:table-cell>
          <table:table-cell office:value-type="string" calcext:value-type="string">
            <text:p>EE0C0F23686AAD253646D6C0F4073FBC20F5C408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1A4102AF716CC6FFDD5B8ED19197A1A39580FD44</text:p>
          </table:table-cell>
          <table:table-cell office:value-type="string" calcext:value-type="string">
            <text:p>5D3DF925DE269F469ED0C762B0F4E6C51307A1A9</text:p>
          </table:table-cell>
          <table:table-cell office:value-type="string" calcext:value-type="string">
            <text:p>8A4EC09D94024363AFD402542A46A4239CCC06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CE02E4A73B6CF72F3855470E353060D85F6BD45</text:p>
          </table:table-cell>
          <table:table-cell office:value-type="string" calcext:value-type="string">
            <text:p>CB557D9D7FAAEAD0D74383B82DB3FB9D4C7CD33A</text:p>
          </table:table-cell>
          <table:table-cell office:value-type="string" calcext:value-type="string">
            <text:p>3DE567C1350C0E858C6147AECB06EA9B3EAF3261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6D920BA3EE395E63FD3FDB8FA379993C6EA7897A</text:p>
          </table:table-cell>
          <table:table-cell office:value-type="string" calcext:value-type="string">
            <text:p>CFEC81B97F6C15689ED8451C3DB0F8C399C01724</text:p>
          </table:table-cell>
          <table:table-cell office:value-type="string" calcext:value-type="string">
            <text:p>683A668EBD5E275889B510CAEA45752016E3DE3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56944008F97831B482014F8E8D267CB65E5B50DB</text:p>
          </table:table-cell>
          <table:table-cell office:value-type="string" calcext:value-type="string">
            <text:p>AAF805F258129F7216B342BD2A6E6EDBC0F6138B</text:p>
          </table:table-cell>
          <table:table-cell office:value-type="string" calcext:value-type="string">
            <text:p>32596E73F4190A553849B7F88461C18E89BA436C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D1AF0CB135825996AE37764164CA78853FB38A1E</text:p>
          </table:table-cell>
          <table:table-cell office:value-type="string" calcext:value-type="string">
            <text:p>C5A2588FCC41388CB1D45640607A591B0AEE8371</text:p>
          </table:table-cell>
          <table:table-cell office:value-type="string" calcext:value-type="string">
            <text:p>011E47E55BE7FDE2DE91A907D99A5C0528703ECA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string" calcext:value-type="string">
            <text:p>BF7BFCB3096FC81FBD0B7ADA66164431EC7FD117</text:p>
          </table:table-cell>
          <table:table-cell office:value-type="string" calcext:value-type="string">
            <text:p>5216834D6B641C58347C7E353E88C6959F97DBE9</text:p>
          </table:table-cell>
          <table:table-cell office:value-type="string" calcext:value-type="string">
            <text:p>EE45B6FE4E20AA7EF979F0D1878E86AB5FE7F7A7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DFB2EB472643FAFCD5E73D2E37D51DB67203A695</text:p>
          </table:table-cell>
          <table:table-cell office:value-type="string" calcext:value-type="string">
            <text:p>3AE5D04CE71E4434710EACC4CD379E94D149445D</text:p>
          </table:table-cell>
          <table:table-cell office:value-type="string" calcext:value-type="string">
            <text:p>13188CEF8ABA3AC97304930CD1EE94D57F67A7C3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CE1FD7659F2DFE92B883083C0C6C974616D17F3D</text:p>
          </table:table-cell>
          <table:table-cell office:value-type="string" calcext:value-type="string">
            <text:p>EA1C6C5490CE496BECDADB93FBA9B81A3D0C9772</text:p>
          </table:table-cell>
          <table:table-cell office:value-type="string" calcext:value-type="string">
            <text:p>616EA51FD87EB862CF19A63315A61AF91CA603D7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4A0C3E177AF684581EF780981AEAF51A98A6B5CF</text:p>
          </table:table-cell>
          <table:table-cell office:value-type="string" calcext:value-type="string">
            <text:p>396E999FDAE88B292C40404E9706B31CB757598F</text:p>
          </table:table-cell>
          <table:table-cell office:value-type="string" calcext:value-type="string">
            <text:p>FE636E04E0BCDACCBFEDD26E7F9BD8800FD7263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4F6C767297BD0F7073B0EF73D76565A62A6873D4</text:p>
          </table:table-cell>
          <table:table-cell office:value-type="string" calcext:value-type="string">
            <text:p>D38429A2CDA44DBCF646F43A9718DD36A28CB17F</text:p>
          </table:table-cell>
          <table:table-cell office:value-type="string" calcext:value-type="string">
            <text:p>2AF2C46E92572C3876B236D59229E6617752A3FC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string" calcext:value-type="string">
            <text:p>B3DE2FFA60BABF6D40FA74B11BB762765D2AD700</text:p>
          </table:table-cell>
          <table:table-cell office:value-type="string" calcext:value-type="string">
            <text:p>79595E376F655335DFAC20F825A75FA0D55C710D</text:p>
          </table:table-cell>
          <table:table-cell office:value-type="string" calcext:value-type="string">
            <text:p>1C84A23261FC9249C5C7E3D18ADC4E281D7B339E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D429A1889125A69E4286ED8F5A7C342AB46AF993</text:p>
          </table:table-cell>
          <table:table-cell office:value-type="string" calcext:value-type="string">
            <text:p>BB811306F95C9582E79C5EE0D4E9E0B8B07046DF</text:p>
          </table:table-cell>
          <table:table-cell office:value-type="string" calcext:value-type="string">
            <text:p>5D263037FC175596B3A344132B0B755EB8FB1D1C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string" calcext:value-type="string">
            <text:p>1322D90EA6EDA85B3A8566F2C04F2D8C5C7C1EF1</text:p>
          </table:table-cell>
          <table:table-cell office:value-type="string" calcext:value-type="string">
            <text:p>8465BD0CA2C2A01B87179FD24B9AB7757D35D97F</text:p>
          </table:table-cell>
          <table:table-cell office:value-type="string" calcext:value-type="string">
            <text:p>741FC99005EA893BBB24A608E1FE454D9664A380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FDA37FDA63912E149B35C63CE047EE3DDF75C0EB</text:p>
          </table:table-cell>
          <table:table-cell office:value-type="string" calcext:value-type="string">
            <text:p>83DFEC1DDE89CA19282B6845A7F977512BB03D85</text:p>
          </table:table-cell>
          <table:table-cell office:value-type="string" calcext:value-type="string">
            <text:p>A2E331C0DF80A0B8F1A4D850252CDCDB3C4A105A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D37B8FC3A90FA615119A3DD6EDFF7544F632B800</text:p>
          </table:table-cell>
          <table:table-cell office:value-type="string" calcext:value-type="string">
            <text:p>7DE0747506EF366AADB5CAB8832F9C501E6462F4</text:p>
          </table:table-cell>
          <table:table-cell office:value-type="string" calcext:value-type="string">
            <text:p>6BFF17C0739A7C1C8D537026045A88642A2273EE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99AC77667D8D606251B749DFDA473B2C781F78D0</text:p>
          </table:table-cell>
          <table:table-cell office:value-type="string" calcext:value-type="string">
            <text:p>F7750E2F5C7D9FED0EA3AADD1E0E2CB123BA393D</text:p>
          </table:table-cell>
          <table:table-cell office:value-type="string" calcext:value-type="string">
            <text:p>1532A36172C70012B1057FBBFAFE2734EDBF4A3B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string" calcext:value-type="string">
            <text:p>8BB8854BAF5568F3A74750E860923B6898882F14</text:p>
          </table:table-cell>
          <table:table-cell office:value-type="string" calcext:value-type="string">
            <text:p>88235E2877B61BF2AEE5D43D727DED66DDF685F5</text:p>
          </table:table-cell>
          <table:table-cell office:value-type="string" calcext:value-type="string">
            <text:p>B3648D05D26F9564FA9CD6185CC06DC59383EB63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30973217E70AF00EBE51797FF6D9AA720A902EAA</text:p>
          </table:table-cell>
          <table:table-cell office:value-type="string" calcext:value-type="string">
            <text:p>9561D6B3D8A66A96657A5ABBC8C7FBA565A6CA39</text:p>
          </table:table-cell>
          <table:table-cell office:value-type="string" calcext:value-type="string">
            <text:p>9FB2DCBE32859CD510EA325FA64237F5AAE78E17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E36536404200A74930DB165858BD5BB554D2BEA2</text:p>
          </table:table-cell>
          <table:table-cell office:value-type="string" calcext:value-type="string">
            <text:p>95C4EF3787069A3A1A3B5FD4057A34CA97C171C3</text:p>
          </table:table-cell>
          <table:table-cell office:value-type="string" calcext:value-type="string">
            <text:p>F94BCE1B6E3899FA4E4CBCC3B19C4FD8CC2B33BB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42021D947F3DF56A9C0F86C0213E9B3BC4666B82</text:p>
          </table:table-cell>
          <table:table-cell office:value-type="string" calcext:value-type="string">
            <text:p>C89C1776516FAB106B60A003F73E009D974F9D25</text:p>
          </table:table-cell>
          <table:table-cell office:value-type="string" calcext:value-type="string">
            <text:p>BA3C74A60F75F55DAFA2230CFE7B3723CF9136B8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265E5ABBF2E5846443901E878146060148EFEA44</text:p>
          </table:table-cell>
          <table:table-cell office:value-type="string" calcext:value-type="string">
            <text:p>87C501AEBD9E37EC98877648CA045DCCF5B1F896</text:p>
          </table:table-cell>
          <table:table-cell office:value-type="string" calcext:value-type="string">
            <text:p>C92C5913D70F7ADF473165020A690F4A68156887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A9F86FE4A4E466E1EF976BEDF8DBD81DA2977FD7</text:p>
          </table:table-cell>
          <table:table-cell office:value-type="string" calcext:value-type="string">
            <text:p>DD0EFE0CED5D343DFE5882551CD15B1570D5EFBD</text:p>
          </table:table-cell>
          <table:table-cell office:value-type="string" calcext:value-type="string">
            <text:p>C936EF88A118014172ADB0AAA1A2BD31E9AF0F85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0173A7A8BA9D32043641B69726D32A9ADFE26D16</text:p>
          </table:table-cell>
          <table:table-cell office:value-type="string" calcext:value-type="string">
            <text:p>022FC55242FF794B9BA1CBEBF90F7F550D4F5B4C</text:p>
          </table:table-cell>
          <table:table-cell office:value-type="string" calcext:value-type="string">
            <text:p>35AF53CB086721CA9EF85B108E1BD7AFA636804B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F727692E40A4CBC7FA5770BD85985243E6098AF5</text:p>
          </table:table-cell>
          <table:table-cell office:value-type="string" calcext:value-type="string">
            <text:p>71243E3473BA0196115A0A2F5624FD2C79022295</text:p>
          </table:table-cell>
          <table:table-cell office:value-type="string" calcext:value-type="string">
            <text:p>A06EBB1BBD52698ED991313B0E7CFC54CB0B3D81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CDAEBA458F6129776643751934076A51D851C348</text:p>
          </table:table-cell>
          <table:table-cell office:value-type="string" calcext:value-type="string">
            <text:p>046281B639E3A8BD54743F742D13B8CB3D3C6259</text:p>
          </table:table-cell>
          <table:table-cell office:value-type="string" calcext:value-type="string">
            <text:p>B92168B497A17F97D4EF8DD1FE1E720194AF6218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0EE24CECC294D7C30610AF82EDB073D7172566C3</text:p>
          </table:table-cell>
          <table:table-cell office:value-type="string" calcext:value-type="string">
            <text:p>5D70E9E2F0C9D37C36BBE6E459A7215915175196</text:p>
          </table:table-cell>
          <table:table-cell office:value-type="string" calcext:value-type="string">
            <text:p>0EA8D865EB395BEF5D4D9A6ACC35A52682F30E7C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C7371E0DB7F7F5EAFD243853DCA77F3E762625F3</text:p>
          </table:table-cell>
          <table:table-cell office:value-type="string" calcext:value-type="string">
            <text:p>6A044305B6C369DB84B0A65522F69D73F4ED5C87</text:p>
          </table:table-cell>
          <table:table-cell office:value-type="string" calcext:value-type="string">
            <text:p>A5B8D173361B2E22D644370404DA2A01F76B9BEC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EFEEFE073FA3D4300C7C5CCF4A9CF915787A6B23</text:p>
          </table:table-cell>
          <table:table-cell office:value-type="string" calcext:value-type="string">
            <text:p>5E867629276E266411CBA11CD86C5510A987CC25</text:p>
          </table:table-cell>
          <table:table-cell office:value-type="string" calcext:value-type="string">
            <text:p>A24A46202A78A7C882524B464C38E21D3F5CA43A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AD2E2841F1A04820E440ADD5384CF768A11C3302</text:p>
          </table:table-cell>
          <table:table-cell office:value-type="string" calcext:value-type="string">
            <text:p>2815DADD2AE48F4EBE6417B157316D3482A73507</text:p>
          </table:table-cell>
          <table:table-cell office:value-type="string" calcext:value-type="string">
            <text:p>2228CEF5C10B1C469C428013F7A5E26678F3443F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FC3DD54E1D690D904247F0CACFCE006523A9C409</text:p>
          </table:table-cell>
          <table:table-cell office:value-type="string" calcext:value-type="string">
            <text:p>CEC900DF01E306BE12801CC13C35AE8829FC6AEF</text:p>
          </table:table-cell>
          <table:table-cell office:value-type="string" calcext:value-type="string">
            <text:p>882698B2CA1C3CC8B34751478BFB90CE84C72F36</text:p>
          </table:table-cell>
          <table:table-cell office:value-type="float" office:value="64.3333333333" calcext:value-type="float">
            <text:p>64.3333333333</text:p>
          </table:table-cell>
        </table:table-row>
        <table:table-row table:style-name="ro1">
          <table:table-cell office:value-type="string" calcext:value-type="string">
            <text:p>B35C5739C8C5AB72094EB2B05738FD1F8EEF6EBD</text:p>
          </table:table-cell>
          <table:table-cell office:value-type="string" calcext:value-type="string">
            <text:p>289C647B9B535EFA81F0C26B28BDEBD6CCC22B84</text:p>
          </table:table-cell>
          <table:table-cell office:value-type="string" calcext:value-type="string">
            <text:p>0EB6BCCDFD66339C25406390D793F61BDC0059BC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string" calcext:value-type="string">
            <text:p>C65D3E1BA27F0F39C2F84CE31D20559BF2A36A4F</text:p>
          </table:table-cell>
          <table:table-cell office:value-type="string" calcext:value-type="string">
            <text:p>9E1287A6C26C4487893AC7D73DF31E65B93D9F00</text:p>
          </table:table-cell>
          <table:table-cell office:value-type="string" calcext:value-type="string">
            <text:p>95E79CA6A16D3247EEFA95222118DC9BD1844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9ACC54C02AE8801FC3E068D11281C76FAF72E7</text:p>
          </table:table-cell>
          <table:table-cell office:value-type="string" calcext:value-type="string">
            <text:p>663846D4483EC6633AC439DEE8417EBCC7F69B24</text:p>
          </table:table-cell>
          <table:table-cell office:value-type="string" calcext:value-type="string">
            <text:p>AAE758E4C30FA8134494BEE8859D93F4F424409D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6D602AC562DFBFE9E4FD440D22FEBC7E062C5611</text:p>
          </table:table-cell>
          <table:table-cell office:value-type="string" calcext:value-type="string">
            <text:p>B39C680A9958B9B032F50F7D02F943B3D82AF4CD</text:p>
          </table:table-cell>
          <table:table-cell office:value-type="string" calcext:value-type="string">
            <text:p>90F6115AC2955B2675A04A5EEA2F4D79D550BAD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855A334B91640199B0D8745817C2ABC31363D51F</text:p>
          </table:table-cell>
          <table:table-cell office:value-type="string" calcext:value-type="string">
            <text:p>26DD39D6F86A44924177A0719710F8D3AABE9F9F</text:p>
          </table:table-cell>
          <table:table-cell office:value-type="string" calcext:value-type="string">
            <text:p>BBFAD201D1DD18E659BA8F5FCDDA6527B9D1324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FCF1FD04F46C429712AC7A04BB442CAD46B255B</text:p>
          </table:table-cell>
          <table:table-cell office:value-type="string" calcext:value-type="string">
            <text:p>1E53D9963D75616B4267B2548E7DAF2EC11CEE58</text:p>
          </table:table-cell>
          <table:table-cell office:value-type="string" calcext:value-type="string">
            <text:p>D21FF8DA36187C9A083736868D173665FBAB4817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EDB6814C5C3D0A20ACC4FBCE93A0648CEED70119</text:p>
          </table:table-cell>
          <table:table-cell office:value-type="string" calcext:value-type="string">
            <text:p>3F449ADBC6258930CDFD8D8B3E8DF4D8C9312B34</text:p>
          </table:table-cell>
          <table:table-cell office:value-type="string" calcext:value-type="string">
            <text:p>42ED3E667FF7F543F3C7CA01FA6763FEE06D72A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411027C926A9BFFCF7DA91E3CAF1856A321EFFD</text:p>
          </table:table-cell>
          <table:table-cell office:value-type="string" calcext:value-type="string">
            <text:p>D915438424F8D687FC41B9A5D6A2A9256C79EF8D</text:p>
          </table:table-cell>
          <table:table-cell office:value-type="string" calcext:value-type="string">
            <text:p>DDF0B5AFA3670CC6EA187DB65A8F8D335730D408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3EAAAB35932610411E24FA4317603CB5780B80BC</text:p>
          </table:table-cell>
          <table:table-cell office:value-type="string" calcext:value-type="string">
            <text:p>A05B0C28D1A62C7152C86D8E4A78C45142FD55D6</text:p>
          </table:table-cell>
          <table:table-cell office:value-type="string" calcext:value-type="string">
            <text:p>0896D1A86025B8FA26F30F7E98086916E50E432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016DD78B2C3A468DDD48AF63F48D25660F93DAAC</text:p>
          </table:table-cell>
          <table:table-cell office:value-type="string" calcext:value-type="string">
            <text:p>5703226F4D8952CB8FE5B7B50C003E6B964198A4</text:p>
          </table:table-cell>
          <table:table-cell office:value-type="string" calcext:value-type="string">
            <text:p>4544D4026D447CDA4F8E7F22ED73E8565CCA569E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B62102CDD7D130B032890A10D3C9508E094696A3</text:p>
          </table:table-cell>
          <table:table-cell office:value-type="string" calcext:value-type="string">
            <text:p>93B0692FA05D64147F77A95DE57FE67E73F904BC</text:p>
          </table:table-cell>
          <table:table-cell office:value-type="string" calcext:value-type="string">
            <text:p>C4D41BFB33993F9D64699726A445283CE307E30C</text:p>
          </table:table-cell>
          <table:table-cell office:value-type="float" office:value="25.9" calcext:value-type="float">
            <text:p>2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19:14:49.238577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4T19:15:20.941003004</dc:date>
    <meta:generator>LibreOffice/4.2.8.2$Linux_X86_64 LibreOffice_project/420m0$Build-2</meta:generator>
    <meta:editing-duration>P0D</meta:editing-duration>
    <meta:editing-cycles>3</meta:editing-cycles>
    <meta:document-statistic meta:table-count="2" meta:cell-count="1518" meta:object-count="0"/>
  </office:meta>
</office:document-meta>
</file>